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55.54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102.3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1.73mm"/>
    </style:style>
    <style:style style:name="co13" style:family="table-column">
      <style:table-column-properties fo:break-before="auto" style:column-width="25.86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2.95mm"/>
    </style:style>
    <style:style style:name="co16" style:family="table-column">
      <style:table-column-properties fo:break-before="auto" style:column-width="168.03mm"/>
    </style:style>
    <style:style style:name="co17" style:family="table-column">
      <style:table-column-properties fo:break-before="auto" style:column-width="56.9mm"/>
    </style:style>
    <style:style style:name="co18" style:family="table-column">
      <style:table-column-properties fo:break-before="auto" style:column-width="30.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35.12mm"/>
    </style:style>
    <style:style style:name="co21" style:family="table-column">
      <style:table-column-properties fo:break-before="auto" style:column-width="34.03mm"/>
    </style:style>
    <style:style style:name="co22" style:family="table-column">
      <style:table-column-properties fo:break-before="auto" style:column-width="40.3mm"/>
    </style:style>
    <style:style style:name="co23" style:family="table-column">
      <style:table-column-properties fo:break-before="auto" style:column-width="14.69mm"/>
    </style:style>
    <style:style style:name="co24" style:family="table-column">
      <style:table-column-properties fo:break-before="auto" style:column-width="49.28mm"/>
    </style:style>
    <style:style style:name="co25" style:family="table-column">
      <style:table-column-properties fo:break-before="auto" style:column-width="231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6666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ackground-color="#006600"/>
    </style:style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ffff00"/>
    </style:style>
    <style:style style:name="ce9" style:family="table-cell" style:parent-style-name="Default" style:data-style-name="N11">
      <style:table-cell-properties fo:background-color="#ff9900"/>
    </style:style>
    <style:style style:name="ce10" style:family="table-cell" style:parent-style-name="Default" style:data-style-name="N11">
      <style:table-cell-properties fo:background-color="#ff6666"/>
    </style:style>
    <style:style style:name="ce11" style:family="table-cell" style:parent-style-name="Default" style:data-style-name="N11">
      <style:table-cell-properties fo:background-color="#9966cc"/>
    </style:style>
    <style:style style:name="ce12" style:family="table-cell" style:parent-style-name="Default" style:data-style-name="N11">
      <style:table-cell-properties fo:background-color="#006600"/>
    </style:style>
    <style:style style:name="ce13" style:family="table-cell" style:parent-style-name="Default" style:data-style-name="N104"/>
    <style:style style:name="ce14" style:family="table-cell" style:parent-style-name="Default" style:data-style-name="N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9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able-cell-properties fo:border-bottom="0.06pt solid #000000" fo:background-color="#ff99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4">
      <style:table-cell-properties fo:background-color="#ff6666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4">
      <style:table-cell-properties fo:background-color="#9966cc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4">
      <style:table-cell-properties fo:background-color="#0066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4">
      <style:table-cell-properties fo:background-color="#ffff00"/>
    </style:style>
    <style:style style:name="ce26" style:family="table-cell" style:parent-style-name="Default" style:data-style-name="N104">
      <style:table-cell-properties fo:background-color="#ff9900"/>
    </style:style>
    <style:style style:name="ce27" style:family="table-cell" style:parent-style-name="Default" style:data-style-name="N104">
      <style:table-cell-properties fo:border-bottom="0.06pt solid #000000" fo:background-color="#ff9900" fo:border-left="none" fo:border-right="none" fo:border-top="0.06pt solid #000000"/>
    </style:style>
    <style:style style:name="ce28" style:family="table-cell" style:parent-style-name="Default" style:data-style-name="N104">
      <style:table-cell-properties fo:background-color="#ff6666"/>
    </style:style>
    <style:style style:name="ce29" style:family="table-cell" style:parent-style-name="Default" style:data-style-name="N104">
      <style:table-cell-properties fo:background-color="#9966cc"/>
    </style:style>
    <style:style style:name="ce30" style:family="table-cell" style:parent-style-name="Default" style:data-style-name="N104">
      <style:table-cell-properties fo:background-color="#006600"/>
    </style:style>
    <style:style style:name="ce31" style:family="table-cell" style:parent-style-name="Default" style:data-style-name="N11"/>
    <style:style style:name="ce32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1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6666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3399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4">
      <style:table-cell-properties fo:background-color="#ff3399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table:number-columns-repeated="5"/>
          <table:table-cell table:style-name="ce18" office:value-type="string" calcext:value-type="string">
            <text:p>Gross Income</text:p>
          </table:table-cell>
          <table:table-cell table:style-name="ce1" office:value-type="string" calcext:value-type="string">
            <text:p>Current Net Income</text:p>
          </table:table-cell>
          <table:table-cell table:style-name="ce1" office:value-type="string" calcext:value-type="string">
            <text:p>Proposed Net Income</text:p>
          </table:table-cell>
          <table:table-cell table:style-name="ce1" office:value-type="string" calcext:value-type="string">
            <text:p>Difference With UBI</text:p>
          </table:table-cell>
          <table:table-cell/>
          <table:table-cell table:style-name="ce1" office:value-type="string" calcext:value-type="string">
            <text:p>Curent Tax %</text:p>
          </table:table-cell>
          <table:table-cell table:style-name="ce1" office:value-type="string" calcext:value-type="string">
            <text:p>Proposed Tax %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/>
          <table:table-cell table:style-name="ce19" office:value-type="currency" office:currency="AUD" office:value="1000" calcext:value-type="currency">
            <text:p>$1,000.00</text:p>
          </table:table-cell>
          <table:table-cell table:style-name="ce25" table:formula="of:=([GUI.F2] - [Working.F2])" office:value-type="currency" office:currency="AUD" office:value="895" calcext:value-type="currency">
            <text:p>$895.00</text:p>
          </table:table-cell>
          <table:table-cell table:style-name="ce25" table:formula="of:=([GUI.F2] - [Working.G2] + [.$C$10])" office:value-type="currency" office:currency="AUD" office:value="11650" calcext:value-type="currency">
            <text:p>$11,650.00</text:p>
          </table:table-cell>
          <table:table-cell table:style-name="ce25" table:formula="of:=([GUI.H2] - [GUI.G2])" office:value-type="currency" office:currency="AUD" office:value="10755" calcext:value-type="currency">
            <text:p>$10,755.00</text:p>
          </table:table-cell>
          <table:table-cell/>
          <table:table-cell table:style-name="ce31" table:formula="of:=([Working.$F2] / [.$F2])" office:value-type="percentage" office:value="0.105" calcext:value-type="percentage">
            <text:p>10.50%</text:p>
          </table:table-cell>
          <table:table-cell table:style-name="ce31" table:formula="of:=([Working.$G2] / [.$F2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Income range</text:p>
          </table:table-cell>
          <table:table-cell table:style-name="ce1" office:value-type="string" calcext:value-type="string">
            <text:p>Current Tax Rate</text:p>
          </table:table-cell>
          <table:table-cell table:style-name="ce1" office:value-type="string" calcext:value-type="string">
            <text:p>Proposed Tax Rate</text:p>
          </table:table-cell>
          <table:table-cell/>
          <table:table-cell table:style-name="ce19" office:value-type="currency" office:currency="AUD" office:value="2000" calcext:value-type="currency">
            <text:p>$2,000.00</text:p>
          </table:table-cell>
          <table:table-cell table:style-name="ce25" table:formula="of:=([GUI.F3] - [Working.F3])" office:value-type="currency" office:currency="AUD" office:value="1790" calcext:value-type="currency">
            <text:p>$1,790.00</text:p>
          </table:table-cell>
          <table:table-cell table:style-name="ce25" table:formula="of:=([GUI.F3] - [Working.G3] + [.$C$10])" office:value-type="currency" office:currency="AUD" office:value="12300" calcext:value-type="currency">
            <text:p>$12,300.00</text:p>
          </table:table-cell>
          <table:table-cell table:style-name="ce25" table:formula="of:=([GUI.H3] - [GUI.G3])" office:value-type="currency" office:currency="AUD" office:value="10510" calcext:value-type="currency">
            <text:p>$10,510.00</text:p>
          </table:table-cell>
          <table:table-cell/>
          <table:table-cell table:style-name="ce31" table:formula="of:=([Working.$F3] / [.$F3])" office:value-type="percentage" office:value="0.105" calcext:value-type="percentage">
            <text:p>10.50%</text:p>
          </table:table-cell>
          <table:table-cell table:style-name="ce31" table:formula="of:=([Working.$G3] / [.$F3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&lt;14000</text:p>
          </table:table-cell>
          <table:table-cell table:style-name="ce8" office:value-type="percentage" office:value="0.105" calcext:value-type="percentage">
            <text:p>10.50%</text:p>
          </table:table-cell>
          <table:table-cell table:style-name="ce8" office:value-type="percentage" office:value="0.35" calcext:value-type="percentage">
            <text:p>35.00%</text:p>
          </table:table-cell>
          <table:table-cell/>
          <table:table-cell table:style-name="ce19" office:value-type="currency" office:currency="AUD" office:value="3000" calcext:value-type="currency">
            <text:p>$3,000.00</text:p>
          </table:table-cell>
          <table:table-cell table:style-name="ce25" table:formula="of:=([GUI.F4] - [Working.F4])" office:value-type="currency" office:currency="AUD" office:value="2685" calcext:value-type="currency">
            <text:p>$2,685.00</text:p>
          </table:table-cell>
          <table:table-cell table:style-name="ce25" table:formula="of:=([GUI.F4] - [Working.G4] + [.$C$10])" office:value-type="currency" office:currency="AUD" office:value="12950" calcext:value-type="currency">
            <text:p>$12,950.00</text:p>
          </table:table-cell>
          <table:table-cell table:style-name="ce25" table:formula="of:=([GUI.H4] - [GUI.G4])" office:value-type="currency" office:currency="AUD" office:value="10265" calcext:value-type="currency">
            <text:p>$10,265.00</text:p>
          </table:table-cell>
          <table:table-cell/>
          <table:table-cell table:style-name="ce31" table:formula="of:=([Working.$F4] / [.$F4])" office:value-type="percentage" office:value="0.105" calcext:value-type="percentage">
            <text:p>10.50%</text:p>
          </table:table-cell>
          <table:table-cell table:style-name="ce31" table:formula="of:=([Working.$G4] / [.$F4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14000 &lt; x &lt; 48000</text:p>
          </table:table-cell>
          <table:table-cell table:style-name="ce9" office:value-type="percentage" office:value="0.175" calcext:value-type="percentage">
            <text:p>17.50%</text:p>
          </table:table-cell>
          <table:table-cell table:style-name="ce9" office:value-type="percentage" office:value="0.38" calcext:value-type="percentage">
            <text:p>38.00%</text:p>
          </table:table-cell>
          <table:table-cell/>
          <table:table-cell table:style-name="ce19" office:value-type="currency" office:currency="AUD" office:value="4000" calcext:value-type="currency">
            <text:p>$4,000.00</text:p>
          </table:table-cell>
          <table:table-cell table:style-name="ce25" table:formula="of:=([GUI.F5] - [Working.F5])" office:value-type="currency" office:currency="AUD" office:value="3580" calcext:value-type="currency">
            <text:p>$3,580.00</text:p>
          </table:table-cell>
          <table:table-cell table:style-name="ce25" table:formula="of:=([GUI.F5] - [Working.G5] + [.$C$10])" office:value-type="currency" office:currency="AUD" office:value="13600" calcext:value-type="currency">
            <text:p>$13,600.00</text:p>
          </table:table-cell>
          <table:table-cell table:style-name="ce25" table:formula="of:=([GUI.H5] - [GUI.G5])" office:value-type="currency" office:currency="AUD" office:value="10020" calcext:value-type="currency">
            <text:p>$10,020.00</text:p>
          </table:table-cell>
          <table:table-cell/>
          <table:table-cell table:style-name="ce31" table:formula="of:=([Working.$F5] / [.$F5])" office:value-type="percentage" office:value="0.105" calcext:value-type="percentage">
            <text:p>10.50%</text:p>
          </table:table-cell>
          <table:table-cell table:style-name="ce31" table:formula="of:=([Working.$G5] / [.$F5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48000 &lt; x &lt; 7000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10" office:value-type="percentage" office:value="0.46" calcext:value-type="percentage">
            <text:p>46.00%</text:p>
          </table:table-cell>
          <table:table-cell/>
          <table:table-cell table:style-name="ce19" office:value-type="currency" office:currency="AUD" office:value="5000" calcext:value-type="currency">
            <text:p>$5,000.00</text:p>
          </table:table-cell>
          <table:table-cell table:style-name="ce25" table:formula="of:=([GUI.F6] - [Working.F6])" office:value-type="currency" office:currency="AUD" office:value="4475" calcext:value-type="currency">
            <text:p>$4,475.00</text:p>
          </table:table-cell>
          <table:table-cell table:style-name="ce25" table:formula="of:=([GUI.F6] - [Working.G6] + [.$C$10])" office:value-type="currency" office:currency="AUD" office:value="14250" calcext:value-type="currency">
            <text:p>$14,250.00</text:p>
          </table:table-cell>
          <table:table-cell table:style-name="ce25" table:formula="of:=([GUI.H6] - [GUI.G6])" office:value-type="currency" office:currency="AUD" office:value="9775" calcext:value-type="currency">
            <text:p>$9,775.00</text:p>
          </table:table-cell>
          <table:table-cell/>
          <table:table-cell table:style-name="ce31" table:formula="of:=([Working.$F6] / [.$F6])" office:value-type="percentage" office:value="0.105" calcext:value-type="percentage">
            <text:p>10.50%</text:p>
          </table:table-cell>
          <table:table-cell table:style-name="ce31" table:formula="of:=([Working.$G6] / [.$F6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0000 &lt; x 150000</text:p>
          </table:table-cell>
          <table:table-cell table:style-name="ce11" office:value-type="percentage" office:value="0.33" calcext:value-type="percentage">
            <text:p>33.00%</text:p>
          </table:table-cell>
          <table:table-cell table:style-name="ce11" office:value-type="percentage" office:value="0.56" calcext:value-type="percentage">
            <text:p>56.00%</text:p>
          </table:table-cell>
          <table:table-cell/>
          <table:table-cell table:style-name="ce19" office:value-type="currency" office:currency="AUD" office:value="6000" calcext:value-type="currency">
            <text:p>$6,000.00</text:p>
          </table:table-cell>
          <table:table-cell table:style-name="ce25" table:formula="of:=([GUI.F7] - [Working.F7])" office:value-type="currency" office:currency="AUD" office:value="5370" calcext:value-type="currency">
            <text:p>$5,370.00</text:p>
          </table:table-cell>
          <table:table-cell table:style-name="ce25" table:formula="of:=([GUI.F7] - [Working.G7] + [.$C$10])" office:value-type="currency" office:currency="AUD" office:value="14900" calcext:value-type="currency">
            <text:p>$14,900.00</text:p>
          </table:table-cell>
          <table:table-cell table:style-name="ce25" table:formula="of:=([GUI.H7] - [GUI.G7])" office:value-type="currency" office:currency="AUD" office:value="9530" calcext:value-type="currency">
            <text:p>$9,530.00</text:p>
          </table:table-cell>
          <table:table-cell/>
          <table:table-cell table:style-name="ce31" table:formula="of:=([Working.$F7] / [.$F7])" office:value-type="percentage" office:value="0.105" calcext:value-type="percentage">
            <text:p>10.50%</text:p>
          </table:table-cell>
          <table:table-cell table:style-name="ce31" table:formula="of:=([Working.$G7] / [.$F7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150000 &lt; x </text:p>
          </table:table-cell>
          <table:table-cell table:style-name="ce12" office:value-type="percentage" office:value="0.33" calcext:value-type="percentage">
            <text:p>33.00%</text:p>
          </table:table-cell>
          <table:table-cell table:style-name="ce12" office:value-type="percentage" office:value="0.65" calcext:value-type="percentage">
            <text:p>65.00%</text:p>
          </table:table-cell>
          <table:table-cell/>
          <table:table-cell table:style-name="ce19" office:value-type="currency" office:currency="AUD" office:value="7000" calcext:value-type="currency">
            <text:p>$7,000.00</text:p>
          </table:table-cell>
          <table:table-cell table:style-name="ce25" table:formula="of:=([GUI.F8] - [Working.F8])" office:value-type="currency" office:currency="AUD" office:value="6265" calcext:value-type="currency">
            <text:p>$6,265.00</text:p>
          </table:table-cell>
          <table:table-cell table:style-name="ce25" table:formula="of:=([GUI.F8] - [Working.G8] + [.$C$10])" office:value-type="currency" office:currency="AUD" office:value="15550" calcext:value-type="currency">
            <text:p>$15,550.00</text:p>
          </table:table-cell>
          <table:table-cell table:style-name="ce25" table:formula="of:=([GUI.H8] - [GUI.G8])" office:value-type="currency" office:currency="AUD" office:value="9285" calcext:value-type="currency">
            <text:p>$9,285.00</text:p>
          </table:table-cell>
          <table:table-cell/>
          <table:table-cell table:style-name="ce31" table:formula="of:=([Working.$F8] / [.$F8])" office:value-type="percentage" office:value="0.105" calcext:value-type="percentage">
            <text:p>10.50%</text:p>
          </table:table-cell>
          <table:table-cell table:style-name="ce31" table:formula="of:=([Working.$G8] / [.$F8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 table:number-columns-repeated="5"/>
          <table:table-cell table:style-name="ce19" office:value-type="currency" office:currency="AUD" office:value="8000" calcext:value-type="currency">
            <text:p>$8,000.00</text:p>
          </table:table-cell>
          <table:table-cell table:style-name="ce25" table:formula="of:=([GUI.F9] - [Working.F9])" office:value-type="currency" office:currency="AUD" office:value="7160" calcext:value-type="currency">
            <text:p>$7,160.00</text:p>
          </table:table-cell>
          <table:table-cell table:style-name="ce25" table:formula="of:=([GUI.F9] - [Working.G9] + [.$C$10])" office:value-type="currency" office:currency="AUD" office:value="16200" calcext:value-type="currency">
            <text:p>$16,200.00</text:p>
          </table:table-cell>
          <table:table-cell table:style-name="ce25" table:formula="of:=([GUI.H9] - [GUI.G9])" office:value-type="currency" office:currency="AUD" office:value="9040" calcext:value-type="currency">
            <text:p>$9,040.00</text:p>
          </table:table-cell>
          <table:table-cell/>
          <table:table-cell table:style-name="ce31" table:formula="of:=([Working.$F9] / [.$F9])" office:value-type="percentage" office:value="0.105" calcext:value-type="percentage">
            <text:p>10.50%</text:p>
          </table:table-cell>
          <table:table-cell table:style-name="ce31" table:formula="of:=([Working.$G9] / [.$F9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posed Adult UBI</text:p>
          </table:table-cell>
          <table:table-cell table:style-name="ce13" office:value-type="currency" office:currency="AUD" office:value="11000" calcext:value-type="currency">
            <text:p>$11,000.00</text:p>
          </table:table-cell>
          <table:table-cell table:number-columns-repeated="2"/>
          <table:table-cell table:style-name="ce19" office:value-type="currency" office:currency="AUD" office:value="9000" calcext:value-type="currency">
            <text:p>$9,000.00</text:p>
          </table:table-cell>
          <table:table-cell table:style-name="ce25" table:formula="of:=([GUI.F10] - [Working.F10])" office:value-type="currency" office:currency="AUD" office:value="8055" calcext:value-type="currency">
            <text:p>$8,055.00</text:p>
          </table:table-cell>
          <table:table-cell table:style-name="ce25" table:formula="of:=([GUI.F10] - [Working.G10] + [.$C$10])" office:value-type="currency" office:currency="AUD" office:value="16850" calcext:value-type="currency">
            <text:p>$16,850.00</text:p>
          </table:table-cell>
          <table:table-cell table:style-name="ce25" table:formula="of:=([GUI.H10] - [GUI.G10])" office:value-type="currency" office:currency="AUD" office:value="8795" calcext:value-type="currency">
            <text:p>$8,795.00</text:p>
          </table:table-cell>
          <table:table-cell/>
          <table:table-cell table:style-name="ce31" table:formula="of:=([Working.$F10] / [.$F10])" office:value-type="percentage" office:value="0.105" calcext:value-type="percentage">
            <text:p>10.50%</text:p>
          </table:table-cell>
          <table:table-cell table:style-name="ce31" table:formula="of:=([Working.$G10] / [.$F10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ligable Adult Population</text:p>
          </table:table-cell>
          <table:table-cell table:style-name="ce14" table:formula="of:=(4588700 - [.C14])" office:value-type="float" office:value="3500580" calcext:value-type="float">
            <text:p>3,500,580</text:p>
          </table:table-cell>
          <table:table-cell table:number-columns-repeated="2"/>
          <table:table-cell table:style-name="ce19" office:value-type="currency" office:currency="AUD" office:value="10000" calcext:value-type="currency">
            <text:p>$10,000.00</text:p>
          </table:table-cell>
          <table:table-cell table:style-name="ce25" table:formula="of:=([GUI.F11] - [Working.F11])" office:value-type="currency" office:currency="AUD" office:value="8950" calcext:value-type="currency">
            <text:p>$8,950.00</text:p>
          </table:table-cell>
          <table:table-cell table:style-name="ce25" table:formula="of:=([GUI.F11] - [Working.G11] + [.$C$10])" office:value-type="currency" office:currency="AUD" office:value="17500" calcext:value-type="currency">
            <text:p>$17,500.00</text:p>
          </table:table-cell>
          <table:table-cell table:style-name="ce25" table:formula="of:=([GUI.H11] - [GUI.G11])" office:value-type="currency" office:currency="AUD" office:value="8550" calcext:value-type="currency">
            <text:p>$8,550.00</text:p>
          </table:table-cell>
          <table:table-cell/>
          <table:table-cell table:style-name="ce31" table:formula="of:=([Working.$F11] / [.$F11])" office:value-type="percentage" office:value="0.105" calcext:value-type="percentage">
            <text:p>10.50%</text:p>
          </table:table-cell>
          <table:table-cell table:style-name="ce31" table:formula="of:=([Working.$G11] / [.$F11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table:style-name="ce19" office:value-type="currency" office:currency="AUD" office:value="11000" calcext:value-type="currency">
            <text:p>$11,000.00</text:p>
          </table:table-cell>
          <table:table-cell table:style-name="ce25" table:formula="of:=([GUI.F12] - [Working.F12])" office:value-type="currency" office:currency="AUD" office:value="9845" calcext:value-type="currency">
            <text:p>$9,845.00</text:p>
          </table:table-cell>
          <table:table-cell table:style-name="ce25" table:formula="of:=([GUI.F12] - [Working.G12] + [.$C$10])" office:value-type="currency" office:currency="AUD" office:value="18150" calcext:value-type="currency">
            <text:p>$18,150.00</text:p>
          </table:table-cell>
          <table:table-cell table:style-name="ce25" table:formula="of:=([GUI.H12] - [GUI.G12])" office:value-type="currency" office:currency="AUD" office:value="8305" calcext:value-type="currency">
            <text:p>$8,305.00</text:p>
          </table:table-cell>
          <table:table-cell/>
          <table:table-cell table:style-name="ce31" table:formula="of:=([Working.$F12] / [.$F12])" office:value-type="percentage" office:value="0.105" calcext:value-type="percentage">
            <text:p>10.50%</text:p>
          </table:table-cell>
          <table:table-cell table:style-name="ce31" table:formula="of:=([Working.$G12] / [.$F12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posed Child UBI</text:p>
          </table:table-cell>
          <table:table-cell table:style-name="ce13" office:value-type="currency" office:currency="AUD" office:value="4000" calcext:value-type="currency">
            <text:p>$4,000.00</text:p>
          </table:table-cell>
          <table:table-cell table:number-columns-repeated="2"/>
          <table:table-cell table:style-name="ce19" office:value-type="currency" office:currency="AUD" office:value="12000" calcext:value-type="currency">
            <text:p>$12,000.00</text:p>
          </table:table-cell>
          <table:table-cell table:style-name="ce25" table:formula="of:=([GUI.F13] - [Working.F13])" office:value-type="currency" office:currency="AUD" office:value="10740" calcext:value-type="currency">
            <text:p>$10,740.00</text:p>
          </table:table-cell>
          <table:table-cell table:style-name="ce25" table:formula="of:=([GUI.F13] - [Working.G13] + [.$C$10])" office:value-type="currency" office:currency="AUD" office:value="18800" calcext:value-type="currency">
            <text:p>$18,800.00</text:p>
          </table:table-cell>
          <table:table-cell table:style-name="ce25" table:formula="of:=([GUI.H13] - [GUI.G13])" office:value-type="currency" office:currency="AUD" office:value="8060" calcext:value-type="currency">
            <text:p>$8,060.00</text:p>
          </table:table-cell>
          <table:table-cell/>
          <table:table-cell table:style-name="ce31" table:formula="of:=([Working.$F13] / [.$F13])" office:value-type="percentage" office:value="0.105" calcext:value-type="percentage">
            <text:p>10.50%</text:p>
          </table:table-cell>
          <table:table-cell table:style-name="ce31" table:formula="of:=([Working.$G13] / [.$F13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ligable Child Population</text:p>
          </table:table-cell>
          <table:table-cell table:style-name="ce15" office:value-type="float" office:value="1088120" calcext:value-type="float">
            <text:p>1,088,120</text:p>
          </table:table-cell>
          <table:table-cell table:number-columns-repeated="2"/>
          <table:table-cell table:style-name="ce19" office:value-type="currency" office:currency="AUD" office:value="13000" calcext:value-type="currency">
            <text:p>$13,000.00</text:p>
          </table:table-cell>
          <table:table-cell table:style-name="ce25" table:formula="of:=([GUI.F14] - [Working.F14])" office:value-type="currency" office:currency="AUD" office:value="11635" calcext:value-type="currency">
            <text:p>$11,635.00</text:p>
          </table:table-cell>
          <table:table-cell table:style-name="ce25" table:formula="of:=([GUI.F14] - [Working.G14] + [.$C$10])" office:value-type="currency" office:currency="AUD" office:value="19450" calcext:value-type="currency">
            <text:p>$19,450.00</text:p>
          </table:table-cell>
          <table:table-cell table:style-name="ce25" table:formula="of:=([GUI.H14] - [GUI.G14])" office:value-type="currency" office:currency="AUD" office:value="7815" calcext:value-type="currency">
            <text:p>$7,815.00</text:p>
          </table:table-cell>
          <table:table-cell/>
          <table:table-cell table:style-name="ce31" table:formula="of:=([Working.$F14] / [.$F14])" office:value-type="percentage" office:value="0.105" calcext:value-type="percentage">
            <text:p>10.50%</text:p>
          </table:table-cell>
          <table:table-cell table:style-name="ce31" table:formula="of:=([Working.$G14] / [.$F14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table:style-name="ce19" office:value-type="currency" office:currency="AUD" office:value="14000" calcext:value-type="currency">
            <text:p>$14,000.00</text:p>
          </table:table-cell>
          <table:table-cell table:style-name="ce25" table:formula="of:=([GUI.F15] - [Working.F15])" office:value-type="currency" office:currency="AUD" office:value="12530" calcext:value-type="currency">
            <text:p>$12,530.00</text:p>
          </table:table-cell>
          <table:table-cell table:style-name="ce25" table:formula="of:=([GUI.F15] - [Working.G15] + [.$C$10])" office:value-type="currency" office:currency="AUD" office:value="20100" calcext:value-type="currency">
            <text:p>$20,100.00</text:p>
          </table:table-cell>
          <table:table-cell table:style-name="ce25" table:formula="of:=([GUI.H15] - [GUI.G15])" office:value-type="currency" office:currency="AUD" office:value="7570" calcext:value-type="currency">
            <text:p>$7,570.00</text:p>
          </table:table-cell>
          <table:table-cell/>
          <table:table-cell table:style-name="ce31" table:formula="of:=([Working.$F15] / [.$F15])" office:value-type="percentage" office:value="0.105" calcext:value-type="percentage">
            <text:p>10.50%</text:p>
          </table:table-cell>
          <table:table-cell table:style-name="ce31" table:formula="of:=([Working.$G15] / [.$F15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table:style-name="ce20" office:value-type="currency" office:currency="AUD" office:value="15000" calcext:value-type="currency">
            <text:p>$15,000.00</text:p>
          </table:table-cell>
          <table:table-cell table:style-name="ce26" table:formula="of:=([GUI.F16] - [Working.F16])" office:value-type="currency" office:currency="AUD" office:value="13355" calcext:value-type="currency">
            <text:p>$13,355.00</text:p>
          </table:table-cell>
          <table:table-cell table:style-name="ce26" table:formula="of:=([GUI.F16] - [Working.G16] + [.$C$10])" office:value-type="currency" office:currency="AUD" office:value="20720" calcext:value-type="currency">
            <text:p>$20,720.00</text:p>
          </table:table-cell>
          <table:table-cell table:style-name="ce26" table:formula="of:=([GUI.H16] - [GUI.G16])" office:value-type="currency" office:currency="AUD" office:value="7365" calcext:value-type="currency">
            <text:p>$7,365.00</text:p>
          </table:table-cell>
          <table:table-cell/>
          <table:table-cell table:style-name="ce31" table:formula="of:=([Working.$F16] / [.$F16])" office:value-type="percentage" office:value="0.109666666666667" calcext:value-type="percentage">
            <text:p>10.97%</text:p>
          </table:table-cell>
          <table:table-cell table:style-name="ce31" table:formula="of:=([Working.$G16] / [.$F16])" office:value-type="percentage" office:value="0.352" calcext:value-type="percentage">
            <text:p>35.20%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table:style-name="ce20" office:value-type="currency" office:currency="AUD" office:value="16000" calcext:value-type="currency">
            <text:p>$16,000.00</text:p>
          </table:table-cell>
          <table:table-cell table:style-name="ce26" table:formula="of:=([GUI.F17] - [Working.F17])" office:value-type="currency" office:currency="AUD" office:value="14180" calcext:value-type="currency">
            <text:p>$14,180.00</text:p>
          </table:table-cell>
          <table:table-cell table:style-name="ce26" table:formula="of:=([GUI.F17] - [Working.G17] + [.$C$10])" office:value-type="currency" office:currency="AUD" office:value="21340" calcext:value-type="currency">
            <text:p>$21,340.00</text:p>
          </table:table-cell>
          <table:table-cell table:style-name="ce26" table:formula="of:=([GUI.H17] - [GUI.G17])" office:value-type="currency" office:currency="AUD" office:value="7160" calcext:value-type="currency">
            <text:p>$7,160.00</text:p>
          </table:table-cell>
          <table:table-cell/>
          <table:table-cell table:style-name="ce31" table:formula="of:=([Working.$F17] / [.$F17])" office:value-type="percentage" office:value="0.11375" calcext:value-type="percentage">
            <text:p>11.38%</text:p>
          </table:table-cell>
          <table:table-cell table:style-name="ce31" table:formula="of:=([Working.$G17] / [.$F17])" office:value-type="percentage" office:value="0.35375" calcext:value-type="percentage">
            <text:p>35.38%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table:style-name="ce20" office:value-type="currency" office:currency="AUD" office:value="17000" calcext:value-type="currency">
            <text:p>$17,000.00</text:p>
          </table:table-cell>
          <table:table-cell table:style-name="ce26" table:formula="of:=([GUI.F18] - [Working.F18])" office:value-type="currency" office:currency="AUD" office:value="15005" calcext:value-type="currency">
            <text:p>$15,005.00</text:p>
          </table:table-cell>
          <table:table-cell table:style-name="ce26" table:formula="of:=([GUI.F18] - [Working.G18] + [.$C$10])" office:value-type="currency" office:currency="AUD" office:value="21960" calcext:value-type="currency">
            <text:p>$21,960.00</text:p>
          </table:table-cell>
          <table:table-cell table:style-name="ce26" table:formula="of:=([GUI.H18] - [GUI.G18])" office:value-type="currency" office:currency="AUD" office:value="6955" calcext:value-type="currency">
            <text:p>$6,955.00</text:p>
          </table:table-cell>
          <table:table-cell/>
          <table:table-cell table:style-name="ce31" table:formula="of:=([Working.$F18] / [.$F18])" office:value-type="percentage" office:value="0.117352941176471" calcext:value-type="percentage">
            <text:p>11.74%</text:p>
          </table:table-cell>
          <table:table-cell table:style-name="ce31" table:formula="of:=([Working.$G18] / [.$F18])" office:value-type="percentage" office:value="0.355294117647059" calcext:value-type="percentage">
            <text:p>35.53%</text:p>
          </table:table-cell>
          <table:table-cell/>
        </table:table-row>
        <table:table-row table:style-name="ro1">
          <table:table-cell/>
          <table:table-cell table:style-name="ce1"/>
          <table:table-cell table:style-name="ce16" office:value-type="string" calcext:value-type="string">
            <text:p>$(millions)</text:p>
          </table:table-cell>
          <table:table-cell table:number-columns-repeated="2"/>
          <table:table-cell table:style-name="ce20" office:value-type="currency" office:currency="AUD" office:value="18000" calcext:value-type="currency">
            <text:p>$18,000.00</text:p>
          </table:table-cell>
          <table:table-cell table:style-name="ce26" table:formula="of:=([GUI.F19] - [Working.F19])" office:value-type="currency" office:currency="AUD" office:value="15830" calcext:value-type="currency">
            <text:p>$15,830.00</text:p>
          </table:table-cell>
          <table:table-cell table:style-name="ce26" table:formula="of:=([GUI.F19] - [Working.G19] + [.$C$10])" office:value-type="currency" office:currency="AUD" office:value="22580" calcext:value-type="currency">
            <text:p>$22,580.00</text:p>
          </table:table-cell>
          <table:table-cell table:style-name="ce26" table:formula="of:=([GUI.H19] - [GUI.G19])" office:value-type="currency" office:currency="AUD" office:value="6750" calcext:value-type="currency">
            <text:p>$6,750.00</text:p>
          </table:table-cell>
          <table:table-cell/>
          <table:table-cell table:style-name="ce31" table:formula="of:=([Working.$F19] / [.$F19])" office:value-type="percentage" office:value="0.120555555555556" calcext:value-type="percentage">
            <text:p>12.06%</text:p>
          </table:table-cell>
          <table:table-cell table:style-name="ce31" table:formula="of:=([Working.$G19] / [.$F19])" office:value-type="percentage" office:value="0.356666666666667" calcext:value-type="percentage">
            <text:p>35.67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urrent Govt Revenue</text:p>
          </table:table-cell>
          <table:table-cell table:style-name="ce13" table:formula="of:=SUM(['Proposed Revenue'.B$1:.B$1048576])" office:value-type="currency" office:currency="AUD" office:value="147116" calcext:value-type="currency">
            <text:p>$147,116.00</text:p>
          </table:table-cell>
          <table:table-cell table:number-columns-repeated="2"/>
          <table:table-cell table:style-name="ce20" office:value-type="currency" office:currency="AUD" office:value="19000" calcext:value-type="currency">
            <text:p>$19,000.00</text:p>
          </table:table-cell>
          <table:table-cell table:style-name="ce26" table:formula="of:=([GUI.F20] - [Working.F20])" office:value-type="currency" office:currency="AUD" office:value="16655" calcext:value-type="currency">
            <text:p>$16,655.00</text:p>
          </table:table-cell>
          <table:table-cell table:style-name="ce26" table:formula="of:=([GUI.F20] - [Working.G20] + [.$C$10])" office:value-type="currency" office:currency="AUD" office:value="23200" calcext:value-type="currency">
            <text:p>$23,200.00</text:p>
          </table:table-cell>
          <table:table-cell table:style-name="ce26" table:formula="of:=([GUI.H20] - [GUI.G20])" office:value-type="currency" office:currency="AUD" office:value="6545" calcext:value-type="currency">
            <text:p>$6,545.00</text:p>
          </table:table-cell>
          <table:table-cell/>
          <table:table-cell table:style-name="ce31" table:formula="of:=([Working.$F20] / [.$F20])" office:value-type="percentage" office:value="0.123421052631579" calcext:value-type="percentage">
            <text:p>12.34%</text:p>
          </table:table-cell>
          <table:table-cell table:style-name="ce31" table:formula="of:=([Working.$G20] / [.$F20])" office:value-type="percentage" office:value="0.357894736842105" calcext:value-type="percentage">
            <text:p>35.79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posed Govt Revenue</text:p>
          </table:table-cell>
          <table:table-cell table:style-name="ce13" table:formula="of:=SUM(['Proposed Revenue'.C$1:.C$1048576])" office:value-type="currency" office:currency="AUD" office:value="173884.9372775" calcext:value-type="currency">
            <text:p>$173,884.94</text:p>
          </table:table-cell>
          <table:table-cell table:number-columns-repeated="2"/>
          <table:table-cell table:style-name="ce20" office:value-type="currency" office:currency="AUD" office:value="20000" calcext:value-type="currency">
            <text:p>$20,000.00</text:p>
          </table:table-cell>
          <table:table-cell table:style-name="ce26" table:formula="of:=([GUI.F21] - [Working.F21])" office:value-type="currency" office:currency="AUD" office:value="17480" calcext:value-type="currency">
            <text:p>$17,480.00</text:p>
          </table:table-cell>
          <table:table-cell table:style-name="ce26" table:formula="of:=([GUI.F21] - [Working.G21] + [.$C$10])" office:value-type="currency" office:currency="AUD" office:value="23820" calcext:value-type="currency">
            <text:p>$23,820.00</text:p>
          </table:table-cell>
          <table:table-cell table:style-name="ce26" table:formula="of:=([GUI.H21] - [GUI.G21])" office:value-type="currency" office:currency="AUD" office:value="6340" calcext:value-type="currency">
            <text:p>$6,340.00</text:p>
          </table:table-cell>
          <table:table-cell/>
          <table:table-cell table:style-name="ce31" table:formula="of:=([Working.$F21] / [.$F21])" office:value-type="percentage" office:value="0.126" calcext:value-type="percentage">
            <text:p>12.60%</text:p>
          </table:table-cell>
          <table:table-cell table:style-name="ce31" table:formula="of:=([Working.$G21] / [.$F21])" office:value-type="percentage" office:value="0.359" calcext:value-type="percentage">
            <text:p>35.90%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table:style-name="ce20" office:value-type="currency" office:currency="AUD" office:value="21000" calcext:value-type="currency">
            <text:p>$21,000.00</text:p>
          </table:table-cell>
          <table:table-cell table:style-name="ce26" table:formula="of:=([GUI.F22] - [Working.F22])" office:value-type="currency" office:currency="AUD" office:value="18305" calcext:value-type="currency">
            <text:p>$18,305.00</text:p>
          </table:table-cell>
          <table:table-cell table:style-name="ce26" table:formula="of:=([GUI.F22] - [Working.G22] + [.$C$10])" office:value-type="currency" office:currency="AUD" office:value="24440" calcext:value-type="currency">
            <text:p>$24,440.00</text:p>
          </table:table-cell>
          <table:table-cell table:style-name="ce26" table:formula="of:=([GUI.H22] - [GUI.G22])" office:value-type="currency" office:currency="AUD" office:value="6135" calcext:value-type="currency">
            <text:p>$6,135.00</text:p>
          </table:table-cell>
          <table:table-cell/>
          <table:table-cell table:style-name="ce31" table:formula="of:=([Working.$F22] / [.$F22])" office:value-type="percentage" office:value="0.128333333333333" calcext:value-type="percentage">
            <text:p>12.83%</text:p>
          </table:table-cell>
          <table:table-cell table:style-name="ce31" table:formula="of:=([Working.$G22] / [.$F22])" office:value-type="percentage" office:value="0.36" calcext:value-type="percentage">
            <text:p>36.00%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table:style-name="ce20" office:value-type="currency" office:currency="AUD" office:value="22000" calcext:value-type="currency">
            <text:p>$22,000.00</text:p>
          </table:table-cell>
          <table:table-cell table:style-name="ce26" table:formula="of:=([GUI.F23] - [Working.F23])" office:value-type="currency" office:currency="AUD" office:value="19130" calcext:value-type="currency">
            <text:p>$19,130.00</text:p>
          </table:table-cell>
          <table:table-cell table:style-name="ce26" table:formula="of:=([GUI.F23] - [Working.G23] + [.$C$10])" office:value-type="currency" office:currency="AUD" office:value="25060" calcext:value-type="currency">
            <text:p>$25,060.00</text:p>
          </table:table-cell>
          <table:table-cell table:style-name="ce26" table:formula="of:=([GUI.H23] - [GUI.G23])" office:value-type="currency" office:currency="AUD" office:value="5930" calcext:value-type="currency">
            <text:p>$5,930.00</text:p>
          </table:table-cell>
          <table:table-cell/>
          <table:table-cell table:style-name="ce31" table:formula="of:=([Working.$F23] / [.$F23])" office:value-type="percentage" office:value="0.130454545454545" calcext:value-type="percentage">
            <text:p>13.05%</text:p>
          </table:table-cell>
          <table:table-cell table:style-name="ce31" table:formula="of:=([Working.$G23] / [.$F23])" office:value-type="percentage" office:value="0.360909090909091" calcext:value-type="percentage">
            <text:p>36.09%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table:style-name="ce20" office:value-type="currency" office:currency="AUD" office:value="23000" calcext:value-type="currency">
            <text:p>$23,000.00</text:p>
          </table:table-cell>
          <table:table-cell table:style-name="ce26" table:formula="of:=([GUI.F24] - [Working.F24])" office:value-type="currency" office:currency="AUD" office:value="19955" calcext:value-type="currency">
            <text:p>$19,955.00</text:p>
          </table:table-cell>
          <table:table-cell table:style-name="ce26" table:formula="of:=([GUI.F24] - [Working.G24] + [.$C$10])" office:value-type="currency" office:currency="AUD" office:value="25680" calcext:value-type="currency">
            <text:p>$25,680.00</text:p>
          </table:table-cell>
          <table:table-cell table:style-name="ce26" table:formula="of:=([GUI.H24] - [GUI.G24])" office:value-type="currency" office:currency="AUD" office:value="5725" calcext:value-type="currency">
            <text:p>$5,725.00</text:p>
          </table:table-cell>
          <table:table-cell/>
          <table:table-cell table:style-name="ce31" table:formula="of:=([Working.$F24] / [.$F24])" office:value-type="percentage" office:value="0.132391304347826" calcext:value-type="percentage">
            <text:p>13.24%</text:p>
          </table:table-cell>
          <table:table-cell table:style-name="ce31" table:formula="of:=([Working.$G24] / [.$F24])" office:value-type="percentage" office:value="0.361739130434783" calcext:value-type="percentage">
            <text:p>36.17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hange in Revenue</text:p>
          </table:table-cell>
          <table:table-cell table:style-name="ce13" table:formula="of:=([GUI.C21] - [GUI.C20])" office:value-type="currency" office:currency="AUD" office:value="26768.9372775" calcext:value-type="currency">
            <text:p>$26,768.94</text:p>
          </table:table-cell>
          <table:table-cell table:number-columns-repeated="2"/>
          <table:table-cell table:style-name="ce20" office:value-type="currency" office:currency="AUD" office:value="24000" calcext:value-type="currency">
            <text:p>$24,000.00</text:p>
          </table:table-cell>
          <table:table-cell table:style-name="ce26" table:formula="of:=([GUI.F25] - [Working.F25])" office:value-type="currency" office:currency="AUD" office:value="20780" calcext:value-type="currency">
            <text:p>$20,780.00</text:p>
          </table:table-cell>
          <table:table-cell table:style-name="ce26" table:formula="of:=([GUI.F25] - [Working.G25] + [.$C$10])" office:value-type="currency" office:currency="AUD" office:value="26300" calcext:value-type="currency">
            <text:p>$26,300.00</text:p>
          </table:table-cell>
          <table:table-cell table:style-name="ce26" table:formula="of:=([GUI.H25] - [GUI.G25])" office:value-type="currency" office:currency="AUD" office:value="5520" calcext:value-type="currency">
            <text:p>$5,520.00</text:p>
          </table:table-cell>
          <table:table-cell/>
          <table:table-cell table:style-name="ce31" table:formula="of:=([Working.$F25] / [.$F25])" office:value-type="percentage" office:value="0.134166666666667" calcext:value-type="percentage">
            <text:p>13.42%</text:p>
          </table:table-cell>
          <table:table-cell table:style-name="ce31" table:formula="of:=([Working.$G25] / [.$F25])" office:value-type="percentage" office:value="0.3625" calcext:value-type="percentage">
            <text:p>36.25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ross Cost of Scheme</text:p>
          </table:table-cell>
          <table:table-cell table:style-name="ce13" table:formula="of:=([.C11] * ( [.C10] / 1000000) + [.C14] * ([.C13] / 1000000))" office:value-type="currency" office:currency="AUD" office:value="42858.86" calcext:value-type="currency">
            <text:p>$42,858.86</text:p>
          </table:table-cell>
          <table:table-cell table:number-columns-repeated="2"/>
          <table:table-cell table:style-name="ce20" office:value-type="currency" office:currency="AUD" office:value="25000" calcext:value-type="currency">
            <text:p>$25,000.00</text:p>
          </table:table-cell>
          <table:table-cell table:style-name="ce26" table:formula="of:=([GUI.F26] - [Working.F26])" office:value-type="currency" office:currency="AUD" office:value="21605" calcext:value-type="currency">
            <text:p>$21,605.00</text:p>
          </table:table-cell>
          <table:table-cell table:style-name="ce26" table:formula="of:=([GUI.F26] - [Working.G26] + [.$C$10])" office:value-type="currency" office:currency="AUD" office:value="26920" calcext:value-type="currency">
            <text:p>$26,920.00</text:p>
          </table:table-cell>
          <table:table-cell table:style-name="ce26" table:formula="of:=([GUI.H26] - [GUI.G26])" office:value-type="currency" office:currency="AUD" office:value="5315" calcext:value-type="currency">
            <text:p>$5,315.00</text:p>
          </table:table-cell>
          <table:table-cell/>
          <table:table-cell table:style-name="ce31" table:formula="of:=([Working.$F26] / [.$F26])" office:value-type="percentage" office:value="0.1358" calcext:value-type="percentage">
            <text:p>13.58%</text:p>
          </table:table-cell>
          <table:table-cell table:style-name="ce31" table:formula="of:=([Working.$G26] / [.$F26])" office:value-type="percentage" office:value="0.3632" calcext:value-type="percentage">
            <text:p>36.32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posed Savings</text:p>
          </table:table-cell>
          <table:table-cell table:style-name="ce13" table:formula="of:=[Savings.B27]" office:value-type="currency" office:currency="AUD" office:value="16095.3944554323" calcext:value-type="currency">
            <text:p>$16,095.39</text:p>
          </table:table-cell>
          <table:table-cell table:number-columns-repeated="2"/>
          <table:table-cell table:style-name="ce20" office:value-type="currency" office:currency="AUD" office:value="26000" calcext:value-type="currency">
            <text:p>$26,000.00</text:p>
          </table:table-cell>
          <table:table-cell table:style-name="ce26" table:formula="of:=([GUI.F27] - [Working.F27])" office:value-type="currency" office:currency="AUD" office:value="22430" calcext:value-type="currency">
            <text:p>$22,430.00</text:p>
          </table:table-cell>
          <table:table-cell table:style-name="ce26" table:formula="of:=([GUI.F27] - [Working.G27] + [.$C$10])" office:value-type="currency" office:currency="AUD" office:value="27540" calcext:value-type="currency">
            <text:p>$27,540.00</text:p>
          </table:table-cell>
          <table:table-cell table:style-name="ce26" table:formula="of:=([GUI.H27] - [GUI.G27])" office:value-type="currency" office:currency="AUD" office:value="5110" calcext:value-type="currency">
            <text:p>$5,110.00</text:p>
          </table:table-cell>
          <table:table-cell/>
          <table:table-cell table:style-name="ce31" table:formula="of:=([Working.$F27] / [.$F27])" office:value-type="percentage" office:value="0.137307692307692" calcext:value-type="percentage">
            <text:p>13.73%</text:p>
          </table:table-cell>
          <table:table-cell table:style-name="ce31" table:formula="of:=([Working.$G27] / [.$F27])" office:value-type="percentage" office:value="0.363846153846154" calcext:value-type="percentage">
            <text:p>36.38%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table:style-name="ce20" office:value-type="currency" office:currency="AUD" office:value="27000" calcext:value-type="currency">
            <text:p>$27,000.00</text:p>
          </table:table-cell>
          <table:table-cell table:style-name="ce26" table:formula="of:=([GUI.F28] - [Working.F28])" office:value-type="currency" office:currency="AUD" office:value="23255" calcext:value-type="currency">
            <text:p>$23,255.00</text:p>
          </table:table-cell>
          <table:table-cell table:style-name="ce26" table:formula="of:=([GUI.F28] - [Working.G28] + [.$C$10])" office:value-type="currency" office:currency="AUD" office:value="28160" calcext:value-type="currency">
            <text:p>$28,160.00</text:p>
          </table:table-cell>
          <table:table-cell table:style-name="ce26" table:formula="of:=([GUI.H28] - [GUI.G28])" office:value-type="currency" office:currency="AUD" office:value="4905" calcext:value-type="currency">
            <text:p>$4,905.00</text:p>
          </table:table-cell>
          <table:table-cell/>
          <table:table-cell table:style-name="ce31" table:formula="of:=([Working.$F28] / [.$F28])" office:value-type="percentage" office:value="0.138703703703704" calcext:value-type="percentage">
            <text:p>13.87%</text:p>
          </table:table-cell>
          <table:table-cell table:style-name="ce31" table:formula="of:=([Working.$G28] / [.$F28])" office:value-type="percentage" office:value="0.364444444444444" calcext:value-type="percentage">
            <text:p>36.44%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Ballance</text:p>
          </table:table-cell>
          <table:table-cell table:style-name="ce13" table:formula="of:=([.C27] + [.C25] - [.C26])" office:value-type="currency" office:currency="AUD" office:value="5.47173293231754" calcext:value-type="currency">
            <text:p>$5.47</text:p>
          </table:table-cell>
          <table:table-cell table:number-columns-repeated="2"/>
          <table:table-cell table:style-name="ce20" office:value-type="currency" office:currency="AUD" office:value="28000" calcext:value-type="currency">
            <text:p>$28,000.00</text:p>
          </table:table-cell>
          <table:table-cell table:style-name="ce26" table:formula="of:=([GUI.F29] - [Working.F29])" office:value-type="currency" office:currency="AUD" office:value="24080" calcext:value-type="currency">
            <text:p>$24,080.00</text:p>
          </table:table-cell>
          <table:table-cell table:style-name="ce26" table:formula="of:=([GUI.F29] - [Working.G29] + [.$C$10])" office:value-type="currency" office:currency="AUD" office:value="28780" calcext:value-type="currency">
            <text:p>$28,780.00</text:p>
          </table:table-cell>
          <table:table-cell table:style-name="ce26" table:formula="of:=([GUI.H29] - [GUI.G29])" office:value-type="currency" office:currency="AUD" office:value="4700" calcext:value-type="currency">
            <text:p>$4,700.00</text:p>
          </table:table-cell>
          <table:table-cell/>
          <table:table-cell table:style-name="ce31" table:formula="of:=([Working.$F29] / [.$F29])" office:value-type="percentage" office:value="0.14" calcext:value-type="percentage">
            <text:p>14.00%</text:p>
          </table:table-cell>
          <table:table-cell table:style-name="ce31" table:formula="of:=([Working.$G29] / [.$F29])" office:value-type="percentage" office:value="0.365" calcext:value-type="percentage">
            <text:p>36.50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29000" calcext:value-type="currency">
            <text:p>$29,000.00</text:p>
          </table:table-cell>
          <table:table-cell table:style-name="ce26" table:formula="of:=([GUI.F30] - [Working.F30])" office:value-type="currency" office:currency="AUD" office:value="24905" calcext:value-type="currency">
            <text:p>$24,905.00</text:p>
          </table:table-cell>
          <table:table-cell table:style-name="ce26" table:formula="of:=([GUI.F30] - [Working.G30] + [.$C$10])" office:value-type="currency" office:currency="AUD" office:value="29400" calcext:value-type="currency">
            <text:p>$29,400.00</text:p>
          </table:table-cell>
          <table:table-cell table:style-name="ce26" table:formula="of:=([GUI.H30] - [GUI.G30])" office:value-type="currency" office:currency="AUD" office:value="4495" calcext:value-type="currency">
            <text:p>$4,495.00</text:p>
          </table:table-cell>
          <table:table-cell/>
          <table:table-cell table:style-name="ce31" table:formula="of:=([Working.$F30] / [.$F30])" office:value-type="percentage" office:value="0.141206896551724" calcext:value-type="percentage">
            <text:p>14.12%</text:p>
          </table:table-cell>
          <table:table-cell table:style-name="ce31" table:formula="of:=([Working.$G30] / [.$F30])" office:value-type="percentage" office:value="0.36551724137931" calcext:value-type="percentage">
            <text:p>36.55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30000" calcext:value-type="currency">
            <text:p>$30,000.00</text:p>
          </table:table-cell>
          <table:table-cell table:style-name="ce26" table:formula="of:=([GUI.F31] - [Working.F31])" office:value-type="currency" office:currency="AUD" office:value="25730" calcext:value-type="currency">
            <text:p>$25,730.00</text:p>
          </table:table-cell>
          <table:table-cell table:style-name="ce26" table:formula="of:=([GUI.F31] - [Working.G31] + [.$C$10])" office:value-type="currency" office:currency="AUD" office:value="30020" calcext:value-type="currency">
            <text:p>$30,020.00</text:p>
          </table:table-cell>
          <table:table-cell table:style-name="ce26" table:formula="of:=([GUI.H31] - [GUI.G31])" office:value-type="currency" office:currency="AUD" office:value="4290" calcext:value-type="currency">
            <text:p>$4,290.00</text:p>
          </table:table-cell>
          <table:table-cell/>
          <table:table-cell table:style-name="ce31" table:formula="of:=([Working.$F31] / [.$F31])" office:value-type="percentage" office:value="0.142333333333333" calcext:value-type="percentage">
            <text:p>14.23%</text:p>
          </table:table-cell>
          <table:table-cell table:style-name="ce31" table:formula="of:=([Working.$G31] / [.$F31])" office:value-type="percentage" office:value="0.366" calcext:value-type="percentage">
            <text:p>36.60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31000" calcext:value-type="currency">
            <text:p>$31,000.00</text:p>
          </table:table-cell>
          <table:table-cell table:style-name="ce26" table:formula="of:=([GUI.F32] - [Working.F32])" office:value-type="currency" office:currency="AUD" office:value="26555" calcext:value-type="currency">
            <text:p>$26,555.00</text:p>
          </table:table-cell>
          <table:table-cell table:style-name="ce26" table:formula="of:=([GUI.F32] - [Working.G32] + [.$C$10])" office:value-type="currency" office:currency="AUD" office:value="30640" calcext:value-type="currency">
            <text:p>$30,640.00</text:p>
          </table:table-cell>
          <table:table-cell table:style-name="ce26" table:formula="of:=([GUI.H32] - [GUI.G32])" office:value-type="currency" office:currency="AUD" office:value="4085" calcext:value-type="currency">
            <text:p>$4,085.00</text:p>
          </table:table-cell>
          <table:table-cell/>
          <table:table-cell table:style-name="ce31" table:formula="of:=([Working.$F32] / [.$F32])" office:value-type="percentage" office:value="0.143387096774194" calcext:value-type="percentage">
            <text:p>14.34%</text:p>
          </table:table-cell>
          <table:table-cell table:style-name="ce31" table:formula="of:=([Working.$G32] / [.$F32])" office:value-type="percentage" office:value="0.366451612903226" calcext:value-type="percentage">
            <text:p>36.65%</text:p>
          </table:table-cell>
          <table:table-cell/>
        </table:table-row>
        <table:table-row table:style-name="ro1">
          <table:table-cell table:number-columns-repeated="4"/>
          <table:table-cell table:style-name="ce17"/>
          <table:table-cell table:style-name="ce21" office:value-type="currency" office:currency="AUD" office:value="32000" calcext:value-type="currency">
            <text:p>$32,000.00</text:p>
          </table:table-cell>
          <table:table-cell table:style-name="ce27" table:formula="of:=([GUI.F33] - [Working.F33])" office:value-type="currency" office:currency="AUD" office:value="27380" calcext:value-type="currency">
            <text:p>$27,380.00</text:p>
          </table:table-cell>
          <table:table-cell table:style-name="ce27" table:formula="of:=([GUI.F33] - [Working.G33] + [.$C$10])" office:value-type="currency" office:currency="AUD" office:value="31260" calcext:value-type="currency">
            <text:p>$31,260.00</text:p>
          </table:table-cell>
          <table:table-cell table:style-name="ce27" table:formula="of:=([GUI.H33] - [GUI.G33])" office:value-type="currency" office:currency="AUD" office:value="3880" calcext:value-type="currency">
            <text:p>$3,880.00</text:p>
          </table:table-cell>
          <table:table-cell table:style-name="ce17"/>
          <table:table-cell table:style-name="ce32" table:formula="of:=([Working.$F33] / [.$F33])" office:value-type="percentage" office:value="0.144375" calcext:value-type="percentage">
            <text:p>14.44%</text:p>
          </table:table-cell>
          <table:table-cell table:style-name="ce32" table:formula="of:=([Working.$G33] / [.$F33])" office:value-type="percentage" office:value="0.366875" calcext:value-type="percentage">
            <text:p>36.69%</text:p>
          </table:table-cell>
          <table:table-cell table:style-name="ce17" office:value-type="string" calcext:value-type="string">
            <text:p>Median Income – all Sources (The average Kiwi)</text:p>
          </table:table-cell>
        </table:table-row>
        <table:table-row table:style-name="ro1">
          <table:table-cell table:number-columns-repeated="5"/>
          <table:table-cell table:style-name="ce20" office:value-type="currency" office:currency="AUD" office:value="33000" calcext:value-type="currency">
            <text:p>$33,000.00</text:p>
          </table:table-cell>
          <table:table-cell table:style-name="ce26" table:formula="of:=([GUI.F34] - [Working.F34])" office:value-type="currency" office:currency="AUD" office:value="28205" calcext:value-type="currency">
            <text:p>$28,205.00</text:p>
          </table:table-cell>
          <table:table-cell table:style-name="ce26" table:formula="of:=([GUI.F34] - [Working.G34] + [.$C$10])" office:value-type="currency" office:currency="AUD" office:value="31880" calcext:value-type="currency">
            <text:p>$31,880.00</text:p>
          </table:table-cell>
          <table:table-cell table:style-name="ce26" table:formula="of:=([GUI.H34] - [GUI.G34])" office:value-type="currency" office:currency="AUD" office:value="3675" calcext:value-type="currency">
            <text:p>$3,675.00</text:p>
          </table:table-cell>
          <table:table-cell/>
          <table:table-cell table:style-name="ce31" table:formula="of:=([Working.$F34] / [.$F34])" office:value-type="percentage" office:value="0.14530303030303" calcext:value-type="percentage">
            <text:p>14.53%</text:p>
          </table:table-cell>
          <table:table-cell table:style-name="ce31" table:formula="of:=([Working.$G34] / [.$F34])" office:value-type="percentage" office:value="0.367272727272727" calcext:value-type="percentage">
            <text:p>36.73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34000" calcext:value-type="currency">
            <text:p>$34,000.00</text:p>
          </table:table-cell>
          <table:table-cell table:style-name="ce26" table:formula="of:=([GUI.F35] - [Working.F35])" office:value-type="currency" office:currency="AUD" office:value="29030" calcext:value-type="currency">
            <text:p>$29,030.00</text:p>
          </table:table-cell>
          <table:table-cell table:style-name="ce26" table:formula="of:=([GUI.F35] - [Working.G35] + [.$C$10])" office:value-type="currency" office:currency="AUD" office:value="32500" calcext:value-type="currency">
            <text:p>$32,500.00</text:p>
          </table:table-cell>
          <table:table-cell table:style-name="ce26" table:formula="of:=([GUI.H35] - [GUI.G35])" office:value-type="currency" office:currency="AUD" office:value="3470" calcext:value-type="currency">
            <text:p>$3,470.00</text:p>
          </table:table-cell>
          <table:table-cell/>
          <table:table-cell table:style-name="ce31" table:formula="of:=([Working.$F35] / [.$F35])" office:value-type="percentage" office:value="0.146176470588235" calcext:value-type="percentage">
            <text:p>14.62%</text:p>
          </table:table-cell>
          <table:table-cell table:style-name="ce31" table:formula="of:=([Working.$G35] / [.$F35])" office:value-type="percentage" office:value="0.367647058823529" calcext:value-type="percentage">
            <text:p>36.76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35000" calcext:value-type="currency">
            <text:p>$35,000.00</text:p>
          </table:table-cell>
          <table:table-cell table:style-name="ce26" table:formula="of:=([GUI.F36] - [Working.F36])" office:value-type="currency" office:currency="AUD" office:value="29855" calcext:value-type="currency">
            <text:p>$29,855.00</text:p>
          </table:table-cell>
          <table:table-cell table:style-name="ce26" table:formula="of:=([GUI.F36] - [Working.G36] + [.$C$10])" office:value-type="currency" office:currency="AUD" office:value="33120" calcext:value-type="currency">
            <text:p>$33,120.00</text:p>
          </table:table-cell>
          <table:table-cell table:style-name="ce26" table:formula="of:=([GUI.H36] - [GUI.G36])" office:value-type="currency" office:currency="AUD" office:value="3265" calcext:value-type="currency">
            <text:p>$3,265.00</text:p>
          </table:table-cell>
          <table:table-cell/>
          <table:table-cell table:style-name="ce31" table:formula="of:=([Working.$F36] / [.$F36])" office:value-type="percentage" office:value="0.147" calcext:value-type="percentage">
            <text:p>14.70%</text:p>
          </table:table-cell>
          <table:table-cell table:style-name="ce31" table:formula="of:=([Working.$G36] / [.$F36])" office:value-type="percentage" office:value="0.368" calcext:value-type="percentage">
            <text:p>36.80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36000" calcext:value-type="currency">
            <text:p>$36,000.00</text:p>
          </table:table-cell>
          <table:table-cell table:style-name="ce26" table:formula="of:=([GUI.F37] - [Working.F37])" office:value-type="currency" office:currency="AUD" office:value="30680" calcext:value-type="currency">
            <text:p>$30,680.00</text:p>
          </table:table-cell>
          <table:table-cell table:style-name="ce26" table:formula="of:=([GUI.F37] - [Working.G37] + [.$C$10])" office:value-type="currency" office:currency="AUD" office:value="33740" calcext:value-type="currency">
            <text:p>$33,740.00</text:p>
          </table:table-cell>
          <table:table-cell table:style-name="ce26" table:formula="of:=([GUI.H37] - [GUI.G37])" office:value-type="currency" office:currency="AUD" office:value="3060" calcext:value-type="currency">
            <text:p>$3,060.00</text:p>
          </table:table-cell>
          <table:table-cell/>
          <table:table-cell table:style-name="ce31" table:formula="of:=([Working.$F37] / [.$F37])" office:value-type="percentage" office:value="0.147777777777778" calcext:value-type="percentage">
            <text:p>14.78%</text:p>
          </table:table-cell>
          <table:table-cell table:style-name="ce31" table:formula="of:=([Working.$G37] / [.$F37])" office:value-type="percentage" office:value="0.368333333333333" calcext:value-type="percentage">
            <text:p>36.83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37000" calcext:value-type="currency">
            <text:p>$37,000.00</text:p>
          </table:table-cell>
          <table:table-cell table:style-name="ce26" table:formula="of:=([GUI.F38] - [Working.F38])" office:value-type="currency" office:currency="AUD" office:value="31505" calcext:value-type="currency">
            <text:p>$31,505.00</text:p>
          </table:table-cell>
          <table:table-cell table:style-name="ce26" table:formula="of:=([GUI.F38] - [Working.G38] + [.$C$10])" office:value-type="currency" office:currency="AUD" office:value="34360" calcext:value-type="currency">
            <text:p>$34,360.00</text:p>
          </table:table-cell>
          <table:table-cell table:style-name="ce26" table:formula="of:=([GUI.H38] - [GUI.G38])" office:value-type="currency" office:currency="AUD" office:value="2855" calcext:value-type="currency">
            <text:p>$2,855.00</text:p>
          </table:table-cell>
          <table:table-cell/>
          <table:table-cell table:style-name="ce31" table:formula="of:=([Working.$F38] / [.$F38])" office:value-type="percentage" office:value="0.148513513513514" calcext:value-type="percentage">
            <text:p>14.85%</text:p>
          </table:table-cell>
          <table:table-cell table:style-name="ce31" table:formula="of:=([Working.$G38] / [.$F38])" office:value-type="percentage" office:value="0.368648648648649" calcext:value-type="percentage">
            <text:p>36.86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38000" calcext:value-type="currency">
            <text:p>$38,000.00</text:p>
          </table:table-cell>
          <table:table-cell table:style-name="ce26" table:formula="of:=([GUI.F39] - [Working.F39])" office:value-type="currency" office:currency="AUD" office:value="32330" calcext:value-type="currency">
            <text:p>$32,330.00</text:p>
          </table:table-cell>
          <table:table-cell table:style-name="ce26" table:formula="of:=([GUI.F39] - [Working.G39] + [.$C$10])" office:value-type="currency" office:currency="AUD" office:value="34980" calcext:value-type="currency">
            <text:p>$34,980.00</text:p>
          </table:table-cell>
          <table:table-cell table:style-name="ce26" table:formula="of:=([GUI.H39] - [GUI.G39])" office:value-type="currency" office:currency="AUD" office:value="2650" calcext:value-type="currency">
            <text:p>$2,650.00</text:p>
          </table:table-cell>
          <table:table-cell/>
          <table:table-cell table:style-name="ce31" table:formula="of:=([Working.$F39] / [.$F39])" office:value-type="percentage" office:value="0.149210526315789" calcext:value-type="percentage">
            <text:p>14.92%</text:p>
          </table:table-cell>
          <table:table-cell table:style-name="ce31" table:formula="of:=([Working.$G39] / [.$F39])" office:value-type="percentage" office:value="0.368947368421053" calcext:value-type="percentage">
            <text:p>36.89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39000" calcext:value-type="currency">
            <text:p>$39,000.00</text:p>
          </table:table-cell>
          <table:table-cell table:style-name="ce26" table:formula="of:=([GUI.F40] - [Working.F40])" office:value-type="currency" office:currency="AUD" office:value="33155" calcext:value-type="currency">
            <text:p>$33,155.00</text:p>
          </table:table-cell>
          <table:table-cell table:style-name="ce26" table:formula="of:=([GUI.F40] - [Working.G40] + [.$C$10])" office:value-type="currency" office:currency="AUD" office:value="35600" calcext:value-type="currency">
            <text:p>$35,600.00</text:p>
          </table:table-cell>
          <table:table-cell table:style-name="ce26" table:formula="of:=([GUI.H40] - [GUI.G40])" office:value-type="currency" office:currency="AUD" office:value="2445" calcext:value-type="currency">
            <text:p>$2,445.00</text:p>
          </table:table-cell>
          <table:table-cell/>
          <table:table-cell table:style-name="ce31" table:formula="of:=([Working.$F40] / [.$F40])" office:value-type="percentage" office:value="0.149871794871795" calcext:value-type="percentage">
            <text:p>14.99%</text:p>
          </table:table-cell>
          <table:table-cell table:style-name="ce31" table:formula="of:=([Working.$G40] / [.$F40])" office:value-type="percentage" office:value="0.369230769230769" calcext:value-type="percentage">
            <text:p>36.92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40000" calcext:value-type="currency">
            <text:p>$40,000.00</text:p>
          </table:table-cell>
          <table:table-cell table:style-name="ce26" table:formula="of:=([GUI.F41] - [Working.F41])" office:value-type="currency" office:currency="AUD" office:value="33980" calcext:value-type="currency">
            <text:p>$33,980.00</text:p>
          </table:table-cell>
          <table:table-cell table:style-name="ce26" table:formula="of:=([GUI.F41] - [Working.G41] + [.$C$10])" office:value-type="currency" office:currency="AUD" office:value="36220" calcext:value-type="currency">
            <text:p>$36,220.00</text:p>
          </table:table-cell>
          <table:table-cell table:style-name="ce26" table:formula="of:=([GUI.H41] - [GUI.G41])" office:value-type="currency" office:currency="AUD" office:value="2240" calcext:value-type="currency">
            <text:p>$2,240.00</text:p>
          </table:table-cell>
          <table:table-cell/>
          <table:table-cell table:style-name="ce31" table:formula="of:=([Working.$F41] / [.$F41])" office:value-type="percentage" office:value="0.1505" calcext:value-type="percentage">
            <text:p>15.05%</text:p>
          </table:table-cell>
          <table:table-cell table:style-name="ce31" table:formula="of:=([Working.$G41] / [.$F41])" office:value-type="percentage" office:value="0.3695" calcext:value-type="percentage">
            <text:p>36.95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41000" calcext:value-type="currency">
            <text:p>$41,000.00</text:p>
          </table:table-cell>
          <table:table-cell table:style-name="ce26" table:formula="of:=([GUI.F42] - [Working.F42])" office:value-type="currency" office:currency="AUD" office:value="34805" calcext:value-type="currency">
            <text:p>$34,805.00</text:p>
          </table:table-cell>
          <table:table-cell table:style-name="ce26" table:formula="of:=([GUI.F42] - [Working.G42] + [.$C$10])" office:value-type="currency" office:currency="AUD" office:value="36840" calcext:value-type="currency">
            <text:p>$36,840.00</text:p>
          </table:table-cell>
          <table:table-cell table:style-name="ce26" table:formula="of:=([GUI.H42] - [GUI.G42])" office:value-type="currency" office:currency="AUD" office:value="2035" calcext:value-type="currency">
            <text:p>$2,035.00</text:p>
          </table:table-cell>
          <table:table-cell/>
          <table:table-cell table:style-name="ce31" table:formula="of:=([Working.$F42] / [.$F42])" office:value-type="percentage" office:value="0.15109756097561" calcext:value-type="percentage">
            <text:p>15.11%</text:p>
          </table:table-cell>
          <table:table-cell table:style-name="ce31" table:formula="of:=([Working.$G42] / [.$F42])" office:value-type="percentage" office:value="0.369756097560976" calcext:value-type="percentage">
            <text:p>36.98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42000" calcext:value-type="currency">
            <text:p>$42,000.00</text:p>
          </table:table-cell>
          <table:table-cell table:style-name="ce26" table:formula="of:=([GUI.F43] - [Working.F43])" office:value-type="currency" office:currency="AUD" office:value="35630" calcext:value-type="currency">
            <text:p>$35,630.00</text:p>
          </table:table-cell>
          <table:table-cell table:style-name="ce26" table:formula="of:=([GUI.F43] - [Working.G43] + [.$C$10])" office:value-type="currency" office:currency="AUD" office:value="37460" calcext:value-type="currency">
            <text:p>$37,460.00</text:p>
          </table:table-cell>
          <table:table-cell table:style-name="ce26" table:formula="of:=([GUI.H43] - [GUI.G43])" office:value-type="currency" office:currency="AUD" office:value="1830" calcext:value-type="currency">
            <text:p>$1,830.00</text:p>
          </table:table-cell>
          <table:table-cell/>
          <table:table-cell table:style-name="ce31" table:formula="of:=([Working.$F43] / [.$F43])" office:value-type="percentage" office:value="0.151666666666667" calcext:value-type="percentage">
            <text:p>15.17%</text:p>
          </table:table-cell>
          <table:table-cell table:style-name="ce31" table:formula="of:=([Working.$G43] / [.$F43])" office:value-type="percentage" office:value="0.37" calcext:value-type="percentage">
            <text:p>37.00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43000" calcext:value-type="currency">
            <text:p>$43,000.00</text:p>
          </table:table-cell>
          <table:table-cell table:style-name="ce26" table:formula="of:=([GUI.F44] - [Working.F44])" office:value-type="currency" office:currency="AUD" office:value="36455" calcext:value-type="currency">
            <text:p>$36,455.00</text:p>
          </table:table-cell>
          <table:table-cell table:style-name="ce26" table:formula="of:=([GUI.F44] - [Working.G44] + [.$C$10])" office:value-type="currency" office:currency="AUD" office:value="38080" calcext:value-type="currency">
            <text:p>$38,080.00</text:p>
          </table:table-cell>
          <table:table-cell table:style-name="ce26" table:formula="of:=([GUI.H44] - [GUI.G44])" office:value-type="currency" office:currency="AUD" office:value="1625" calcext:value-type="currency">
            <text:p>$1,625.00</text:p>
          </table:table-cell>
          <table:table-cell/>
          <table:table-cell table:style-name="ce31" table:formula="of:=([Working.$F44] / [.$F44])" office:value-type="percentage" office:value="0.152209302325581" calcext:value-type="percentage">
            <text:p>15.22%</text:p>
          </table:table-cell>
          <table:table-cell table:style-name="ce31" table:formula="of:=([Working.$G44] / [.$F44])" office:value-type="percentage" office:value="0.370232558139535" calcext:value-type="percentage">
            <text:p>37.02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44000" calcext:value-type="currency">
            <text:p>$44,000.00</text:p>
          </table:table-cell>
          <table:table-cell table:style-name="ce26" table:formula="of:=([GUI.F45] - [Working.F45])" office:value-type="currency" office:currency="AUD" office:value="37280" calcext:value-type="currency">
            <text:p>$37,280.00</text:p>
          </table:table-cell>
          <table:table-cell table:style-name="ce26" table:formula="of:=([GUI.F45] - [Working.G45] + [.$C$10])" office:value-type="currency" office:currency="AUD" office:value="38700" calcext:value-type="currency">
            <text:p>$38,700.00</text:p>
          </table:table-cell>
          <table:table-cell table:style-name="ce26" table:formula="of:=([GUI.H45] - [GUI.G45])" office:value-type="currency" office:currency="AUD" office:value="1420" calcext:value-type="currency">
            <text:p>$1,420.00</text:p>
          </table:table-cell>
          <table:table-cell/>
          <table:table-cell table:style-name="ce31" table:formula="of:=([Working.$F45] / [.$F45])" office:value-type="percentage" office:value="0.152727272727273" calcext:value-type="percentage">
            <text:p>15.27%</text:p>
          </table:table-cell>
          <table:table-cell table:style-name="ce31" table:formula="of:=([Working.$G45] / [.$F45])" office:value-type="percentage" office:value="0.370454545454545" calcext:value-type="percentage">
            <text:p>37.05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45000" calcext:value-type="currency">
            <text:p>$45,000.00</text:p>
          </table:table-cell>
          <table:table-cell table:style-name="ce26" table:formula="of:=([GUI.F46] - [Working.F46])" office:value-type="currency" office:currency="AUD" office:value="38105" calcext:value-type="currency">
            <text:p>$38,105.00</text:p>
          </table:table-cell>
          <table:table-cell table:style-name="ce26" table:formula="of:=([GUI.F46] - [Working.G46] + [.$C$10])" office:value-type="currency" office:currency="AUD" office:value="39320" calcext:value-type="currency">
            <text:p>$39,320.00</text:p>
          </table:table-cell>
          <table:table-cell table:style-name="ce26" table:formula="of:=([GUI.H46] - [GUI.G46])" office:value-type="currency" office:currency="AUD" office:value="1215" calcext:value-type="currency">
            <text:p>$1,215.00</text:p>
          </table:table-cell>
          <table:table-cell/>
          <table:table-cell table:style-name="ce31" table:formula="of:=([Working.$F46] / [.$F46])" office:value-type="percentage" office:value="0.153222222222222" calcext:value-type="percentage">
            <text:p>15.32%</text:p>
          </table:table-cell>
          <table:table-cell table:style-name="ce31" table:formula="of:=([Working.$G46] / [.$F46])" office:value-type="percentage" office:value="0.370666666666667" calcext:value-type="percentage">
            <text:p>37.07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46000" calcext:value-type="currency">
            <text:p>$46,000.00</text:p>
          </table:table-cell>
          <table:table-cell table:style-name="ce26" table:formula="of:=([GUI.F47] - [Working.F47])" office:value-type="currency" office:currency="AUD" office:value="38930" calcext:value-type="currency">
            <text:p>$38,930.00</text:p>
          </table:table-cell>
          <table:table-cell table:style-name="ce26" table:formula="of:=([GUI.F47] - [Working.G47] + [.$C$10])" office:value-type="currency" office:currency="AUD" office:value="39940" calcext:value-type="currency">
            <text:p>$39,940.00</text:p>
          </table:table-cell>
          <table:table-cell table:style-name="ce26" table:formula="of:=([GUI.H47] - [GUI.G47])" office:value-type="currency" office:currency="AUD" office:value="1010" calcext:value-type="currency">
            <text:p>$1,010.00</text:p>
          </table:table-cell>
          <table:table-cell/>
          <table:table-cell table:style-name="ce31" table:formula="of:=([Working.$F47] / [.$F47])" office:value-type="percentage" office:value="0.153695652173913" calcext:value-type="percentage">
            <text:p>15.37%</text:p>
          </table:table-cell>
          <table:table-cell table:style-name="ce31" table:formula="of:=([Working.$G47] / [.$F47])" office:value-type="percentage" office:value="0.370869565217391" calcext:value-type="percentage">
            <text:p>37.09%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currency" office:currency="AUD" office:value="47000" calcext:value-type="currency">
            <text:p>$47,000.00</text:p>
          </table:table-cell>
          <table:table-cell table:style-name="ce26" table:formula="of:=([GUI.F48] - [Working.F48])" office:value-type="currency" office:currency="AUD" office:value="39755" calcext:value-type="currency">
            <text:p>$39,755.00</text:p>
          </table:table-cell>
          <table:table-cell table:style-name="ce26" table:formula="of:=([GUI.F48] - [Working.G48] + [.$C$10])" office:value-type="currency" office:currency="AUD" office:value="40560" calcext:value-type="currency">
            <text:p>$40,560.00</text:p>
          </table:table-cell>
          <table:table-cell table:style-name="ce26" table:formula="of:=([GUI.H48] - [GUI.G48])" office:value-type="currency" office:currency="AUD" office:value="805" calcext:value-type="currency">
            <text:p>$805.00</text:p>
          </table:table-cell>
          <table:table-cell/>
          <table:table-cell table:style-name="ce31" table:formula="of:=([Working.$F48] / [.$F48])" office:value-type="percentage" office:value="0.154148936170213" calcext:value-type="percentage">
            <text:p>15.41%</text:p>
          </table:table-cell>
          <table:table-cell table:style-name="ce31" table:formula="of:=([Working.$G48] / [.$F48])" office:value-type="percentage" office:value="0.371063829787234" calcext:value-type="percentage">
            <text:p>37.11%</text:p>
          </table:table-cell>
          <table:table-cell/>
        </table:table-row>
        <table:table-row table:style-name="ro1">
          <table:table-cell table:number-columns-repeated="4"/>
          <table:table-cell table:style-name="ce17"/>
          <table:table-cell table:style-name="ce21" office:value-type="currency" office:currency="AUD" office:value="48000" calcext:value-type="currency">
            <text:p>$48,000.00</text:p>
          </table:table-cell>
          <table:table-cell table:style-name="ce27" table:formula="of:=([GUI.F49] - [Working.F49])" office:value-type="currency" office:currency="AUD" office:value="40580" calcext:value-type="currency">
            <text:p>$40,580.00</text:p>
          </table:table-cell>
          <table:table-cell table:style-name="ce27" table:formula="of:=([GUI.F49] - [Working.G49] + [.$C$10])" office:value-type="currency" office:currency="AUD" office:value="41180" calcext:value-type="currency">
            <text:p>$41,180.00</text:p>
          </table:table-cell>
          <table:table-cell table:style-name="ce27" table:formula="of:=([GUI.H49] - [GUI.G49])" office:value-type="currency" office:currency="AUD" office:value="600" calcext:value-type="currency">
            <text:p>$600.00</text:p>
          </table:table-cell>
          <table:table-cell table:style-name="ce17"/>
          <table:table-cell table:style-name="ce32" table:formula="of:=([Working.$F49] / [.$F49])" office:value-type="percentage" office:value="0.154583333333333" calcext:value-type="percentage">
            <text:p>15.46%</text:p>
          </table:table-cell>
          <table:table-cell table:style-name="ce32" table:formula="of:=([Working.$G49] / [.$F49])" office:value-type="percentage" office:value="0.37125" calcext:value-type="percentage">
            <text:p>37.13%</text:p>
          </table:table-cell>
          <table:table-cell table:style-name="ce17" office:value-type="string" calcext:value-type="string">
            <text:p>Median Income – wages and salaries (The Average Working Kiwi)</text:p>
          </table:table-cell>
        </table:table-row>
        <table:table-row table:style-name="ro1">
          <table:table-cell table:number-columns-repeated="5"/>
          <table:table-cell table:style-name="ce22" office:value-type="currency" office:currency="AUD" office:value="49000" calcext:value-type="currency">
            <text:p>$49,000.00</text:p>
          </table:table-cell>
          <table:table-cell table:style-name="ce28" table:formula="of:=([GUI.F50] - [Working.F50])" office:value-type="currency" office:currency="AUD" office:value="41280" calcext:value-type="currency">
            <text:p>$41,280.00</text:p>
          </table:table-cell>
          <table:table-cell table:style-name="ce28" table:formula="of:=([GUI.F50] - [Working.G50] + [.$C$10])" office:value-type="currency" office:currency="AUD" office:value="41720" calcext:value-type="currency">
            <text:p>$41,720.00</text:p>
          </table:table-cell>
          <table:table-cell table:style-name="ce28" table:formula="of:=([GUI.H50] - [GUI.G50])" office:value-type="currency" office:currency="AUD" office:value="440" calcext:value-type="currency">
            <text:p>$440.00</text:p>
          </table:table-cell>
          <table:table-cell/>
          <table:table-cell table:style-name="ce31" table:formula="of:=([Working.$F50] / [.$F50])" office:value-type="percentage" office:value="0.157551020408163" calcext:value-type="percentage">
            <text:p>15.76%</text:p>
          </table:table-cell>
          <table:table-cell table:style-name="ce31" table:formula="of:=([Working.$G50] / [.$F50])" office:value-type="percentage" office:value="0.373061224489796" calcext:value-type="percentage">
            <text:p>37.31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0000" calcext:value-type="currency">
            <text:p>$50,000.00</text:p>
          </table:table-cell>
          <table:table-cell table:style-name="ce28" table:formula="of:=([GUI.F51] - [Working.F51])" office:value-type="currency" office:currency="AUD" office:value="41980" calcext:value-type="currency">
            <text:p>$41,980.00</text:p>
          </table:table-cell>
          <table:table-cell table:style-name="ce28" table:formula="of:=([GUI.F51] - [Working.G51] + [.$C$10])" office:value-type="currency" office:currency="AUD" office:value="42260" calcext:value-type="currency">
            <text:p>$42,260.00</text:p>
          </table:table-cell>
          <table:table-cell table:style-name="ce28" table:formula="of:=([GUI.H51] - [GUI.G51])" office:value-type="currency" office:currency="AUD" office:value="280" calcext:value-type="currency">
            <text:p>$280.00</text:p>
          </table:table-cell>
          <table:table-cell/>
          <table:table-cell table:style-name="ce31" table:formula="of:=([Working.$F51] / [.$F51])" office:value-type="percentage" office:value="0.1604" calcext:value-type="percentage">
            <text:p>16.04%</text:p>
          </table:table-cell>
          <table:table-cell table:style-name="ce31" table:formula="of:=([Working.$G51] / [.$F51])" office:value-type="percentage" office:value="0.3748" calcext:value-type="percentage">
            <text:p>37.48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1000" calcext:value-type="currency">
            <text:p>$51,000.00</text:p>
          </table:table-cell>
          <table:table-cell table:style-name="ce28" table:formula="of:=([GUI.F52] - [Working.F52])" office:value-type="currency" office:currency="AUD" office:value="42680" calcext:value-type="currency">
            <text:p>$42,680.00</text:p>
          </table:table-cell>
          <table:table-cell table:style-name="ce28" table:formula="of:=([GUI.F52] - [Working.G52] + [.$C$10])" office:value-type="currency" office:currency="AUD" office:value="42800" calcext:value-type="currency">
            <text:p>$42,800.00</text:p>
          </table:table-cell>
          <table:table-cell table:style-name="ce28" table:formula="of:=([GUI.H52] - [GUI.G52])" office:value-type="currency" office:currency="AUD" office:value="120" calcext:value-type="currency">
            <text:p>$120.00</text:p>
          </table:table-cell>
          <table:table-cell/>
          <table:table-cell table:style-name="ce31" table:formula="of:=([Working.$F52] / [.$F52])" office:value-type="percentage" office:value="0.163137254901961" calcext:value-type="percentage">
            <text:p>16.31%</text:p>
          </table:table-cell>
          <table:table-cell table:style-name="ce31" table:formula="of:=([Working.$G52] / [.$F52])" office:value-type="percentage" office:value="0.376470588235294" calcext:value-type="percentage">
            <text:p>37.65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2000" calcext:value-type="currency">
            <text:p>$52,000.00</text:p>
          </table:table-cell>
          <table:table-cell table:style-name="ce28" table:formula="of:=([GUI.F53] - [Working.F53])" office:value-type="currency" office:currency="AUD" office:value="43380" calcext:value-type="currency">
            <text:p>$43,380.00</text:p>
          </table:table-cell>
          <table:table-cell table:style-name="ce28" table:formula="of:=([GUI.F53] - [Working.G53] + [.$C$10])" office:value-type="currency" office:currency="AUD" office:value="43340" calcext:value-type="currency">
            <text:p>$43,340.00</text:p>
          </table:table-cell>
          <table:table-cell table:style-name="ce28" table:formula="of:=([GUI.H53] - [GUI.G53])" office:value-type="currency" office:currency="AUD" office:value="-40" calcext:value-type="currency">
            <text:p>-$40.00</text:p>
          </table:table-cell>
          <table:table-cell/>
          <table:table-cell table:style-name="ce31" table:formula="of:=([Working.$F53] / [.$F53])" office:value-type="percentage" office:value="0.165769230769231" calcext:value-type="percentage">
            <text:p>16.58%</text:p>
          </table:table-cell>
          <table:table-cell table:style-name="ce31" table:formula="of:=([Working.$G53] / [.$F53])" office:value-type="percentage" office:value="0.378076923076923" calcext:value-type="percentage">
            <text:p>37.81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3000" calcext:value-type="currency">
            <text:p>$53,000.00</text:p>
          </table:table-cell>
          <table:table-cell table:style-name="ce28" table:formula="of:=([GUI.F54] - [Working.F54])" office:value-type="currency" office:currency="AUD" office:value="44080" calcext:value-type="currency">
            <text:p>$44,080.00</text:p>
          </table:table-cell>
          <table:table-cell table:style-name="ce28" table:formula="of:=([GUI.F54] - [Working.G54] + [.$C$10])" office:value-type="currency" office:currency="AUD" office:value="43880" calcext:value-type="currency">
            <text:p>$43,880.00</text:p>
          </table:table-cell>
          <table:table-cell table:style-name="ce28" table:formula="of:=([GUI.H54] - [GUI.G54])" office:value-type="currency" office:currency="AUD" office:value="-200" calcext:value-type="currency">
            <text:p>-$200.00</text:p>
          </table:table-cell>
          <table:table-cell/>
          <table:table-cell table:style-name="ce31" table:formula="of:=([Working.$F54] / [.$F54])" office:value-type="percentage" office:value="0.168301886792453" calcext:value-type="percentage">
            <text:p>16.83%</text:p>
          </table:table-cell>
          <table:table-cell table:style-name="ce31" table:formula="of:=([Working.$G54] / [.$F54])" office:value-type="percentage" office:value="0.379622641509434" calcext:value-type="percentage">
            <text:p>37.96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4000" calcext:value-type="currency">
            <text:p>$54,000.00</text:p>
          </table:table-cell>
          <table:table-cell table:style-name="ce28" table:formula="of:=([GUI.F55] - [Working.F55])" office:value-type="currency" office:currency="AUD" office:value="44780" calcext:value-type="currency">
            <text:p>$44,780.00</text:p>
          </table:table-cell>
          <table:table-cell table:style-name="ce28" table:formula="of:=([GUI.F55] - [Working.G55] + [.$C$10])" office:value-type="currency" office:currency="AUD" office:value="44420" calcext:value-type="currency">
            <text:p>$44,420.00</text:p>
          </table:table-cell>
          <table:table-cell table:style-name="ce28" table:formula="of:=([GUI.H55] - [GUI.G55])" office:value-type="currency" office:currency="AUD" office:value="-360" calcext:value-type="currency">
            <text:p>-$360.00</text:p>
          </table:table-cell>
          <table:table-cell/>
          <table:table-cell table:style-name="ce31" table:formula="of:=([Working.$F55] / [.$F55])" office:value-type="percentage" office:value="0.170740740740741" calcext:value-type="percentage">
            <text:p>17.07%</text:p>
          </table:table-cell>
          <table:table-cell table:style-name="ce31" table:formula="of:=([Working.$G55] / [.$F55])" office:value-type="percentage" office:value="0.381111111111111" calcext:value-type="percentage">
            <text:p>38.11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5000" calcext:value-type="currency">
            <text:p>$55,000.00</text:p>
          </table:table-cell>
          <table:table-cell table:style-name="ce28" table:formula="of:=([GUI.F56] - [Working.F56])" office:value-type="currency" office:currency="AUD" office:value="45480" calcext:value-type="currency">
            <text:p>$45,480.00</text:p>
          </table:table-cell>
          <table:table-cell table:style-name="ce28" table:formula="of:=([GUI.F56] - [Working.G56] + [.$C$10])" office:value-type="currency" office:currency="AUD" office:value="44960" calcext:value-type="currency">
            <text:p>$44,960.00</text:p>
          </table:table-cell>
          <table:table-cell table:style-name="ce28" table:formula="of:=([GUI.H56] - [GUI.G56])" office:value-type="currency" office:currency="AUD" office:value="-520" calcext:value-type="currency">
            <text:p>-$520.00</text:p>
          </table:table-cell>
          <table:table-cell/>
          <table:table-cell table:style-name="ce31" table:formula="of:=([Working.$F56] / [.$F56])" office:value-type="percentage" office:value="0.173090909090909" calcext:value-type="percentage">
            <text:p>17.31%</text:p>
          </table:table-cell>
          <table:table-cell table:style-name="ce31" table:formula="of:=([Working.$G56] / [.$F56])" office:value-type="percentage" office:value="0.382545454545455" calcext:value-type="percentage">
            <text:p>38.25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6000" calcext:value-type="currency">
            <text:p>$56,000.00</text:p>
          </table:table-cell>
          <table:table-cell table:style-name="ce28" table:formula="of:=([GUI.F57] - [Working.F57])" office:value-type="currency" office:currency="AUD" office:value="46180" calcext:value-type="currency">
            <text:p>$46,180.00</text:p>
          </table:table-cell>
          <table:table-cell table:style-name="ce28" table:formula="of:=([GUI.F57] - [Working.G57] + [.$C$10])" office:value-type="currency" office:currency="AUD" office:value="45500" calcext:value-type="currency">
            <text:p>$45,500.00</text:p>
          </table:table-cell>
          <table:table-cell table:style-name="ce28" table:formula="of:=([GUI.H57] - [GUI.G57])" office:value-type="currency" office:currency="AUD" office:value="-680" calcext:value-type="currency">
            <text:p>-$680.00</text:p>
          </table:table-cell>
          <table:table-cell/>
          <table:table-cell table:style-name="ce31" table:formula="of:=([Working.$F57] / [.$F57])" office:value-type="percentage" office:value="0.175357142857143" calcext:value-type="percentage">
            <text:p>17.54%</text:p>
          </table:table-cell>
          <table:table-cell table:style-name="ce31" table:formula="of:=([Working.$G57] / [.$F57])" office:value-type="percentage" office:value="0.383928571428571" calcext:value-type="percentage">
            <text:p>38.39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7000" calcext:value-type="currency">
            <text:p>$57,000.00</text:p>
          </table:table-cell>
          <table:table-cell table:style-name="ce28" table:formula="of:=([GUI.F58] - [Working.F58])" office:value-type="currency" office:currency="AUD" office:value="46880" calcext:value-type="currency">
            <text:p>$46,880.00</text:p>
          </table:table-cell>
          <table:table-cell table:style-name="ce28" table:formula="of:=([GUI.F58] - [Working.G58] + [.$C$10])" office:value-type="currency" office:currency="AUD" office:value="46040" calcext:value-type="currency">
            <text:p>$46,040.00</text:p>
          </table:table-cell>
          <table:table-cell table:style-name="ce28" table:formula="of:=([GUI.H58] - [GUI.G58])" office:value-type="currency" office:currency="AUD" office:value="-840" calcext:value-type="currency">
            <text:p>-$840.00</text:p>
          </table:table-cell>
          <table:table-cell/>
          <table:table-cell table:style-name="ce31" table:formula="of:=([Working.$F58] / [.$F58])" office:value-type="percentage" office:value="0.177543859649123" calcext:value-type="percentage">
            <text:p>17.75%</text:p>
          </table:table-cell>
          <table:table-cell table:style-name="ce31" table:formula="of:=([Working.$G58] / [.$F58])" office:value-type="percentage" office:value="0.385263157894737" calcext:value-type="percentage">
            <text:p>38.53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8000" calcext:value-type="currency">
            <text:p>$58,000.00</text:p>
          </table:table-cell>
          <table:table-cell table:style-name="ce28" table:formula="of:=([GUI.F59] - [Working.F59])" office:value-type="currency" office:currency="AUD" office:value="47580" calcext:value-type="currency">
            <text:p>$47,580.00</text:p>
          </table:table-cell>
          <table:table-cell table:style-name="ce28" table:formula="of:=([GUI.F59] - [Working.G59] + [.$C$10])" office:value-type="currency" office:currency="AUD" office:value="46580" calcext:value-type="currency">
            <text:p>$46,580.00</text:p>
          </table:table-cell>
          <table:table-cell table:style-name="ce28" table:formula="of:=([GUI.H59] - [GUI.G59])" office:value-type="currency" office:currency="AUD" office:value="-1000" calcext:value-type="currency">
            <text:p>-$1,000.00</text:p>
          </table:table-cell>
          <table:table-cell/>
          <table:table-cell table:style-name="ce31" table:formula="of:=([Working.$F59] / [.$F59])" office:value-type="percentage" office:value="0.179655172413793" calcext:value-type="percentage">
            <text:p>17.97%</text:p>
          </table:table-cell>
          <table:table-cell table:style-name="ce31" table:formula="of:=([Working.$G59] / [.$F59])" office:value-type="percentage" office:value="0.386551724137931" calcext:value-type="percentage">
            <text:p>38.66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59000" calcext:value-type="currency">
            <text:p>$59,000.00</text:p>
          </table:table-cell>
          <table:table-cell table:style-name="ce28" table:formula="of:=([GUI.F60] - [Working.F60])" office:value-type="currency" office:currency="AUD" office:value="48280" calcext:value-type="currency">
            <text:p>$48,280.00</text:p>
          </table:table-cell>
          <table:table-cell table:style-name="ce28" table:formula="of:=([GUI.F60] - [Working.G60] + [.$C$10])" office:value-type="currency" office:currency="AUD" office:value="47120" calcext:value-type="currency">
            <text:p>$47,120.00</text:p>
          </table:table-cell>
          <table:table-cell table:style-name="ce28" table:formula="of:=([GUI.H60] - [GUI.G60])" office:value-type="currency" office:currency="AUD" office:value="-1160" calcext:value-type="currency">
            <text:p>-$1,160.00</text:p>
          </table:table-cell>
          <table:table-cell/>
          <table:table-cell table:style-name="ce31" table:formula="of:=([Working.$F60] / [.$F60])" office:value-type="percentage" office:value="0.181694915254237" calcext:value-type="percentage">
            <text:p>18.17%</text:p>
          </table:table-cell>
          <table:table-cell table:style-name="ce31" table:formula="of:=([Working.$G60] / [.$F60])" office:value-type="percentage" office:value="0.387796610169491" calcext:value-type="percentage">
            <text:p>38.78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0000" calcext:value-type="currency">
            <text:p>$60,000.00</text:p>
          </table:table-cell>
          <table:table-cell table:style-name="ce28" table:formula="of:=([GUI.F61] - [Working.F61])" office:value-type="currency" office:currency="AUD" office:value="48980" calcext:value-type="currency">
            <text:p>$48,980.00</text:p>
          </table:table-cell>
          <table:table-cell table:style-name="ce28" table:formula="of:=([GUI.F61] - [Working.G61] + [.$C$10])" office:value-type="currency" office:currency="AUD" office:value="47660" calcext:value-type="currency">
            <text:p>$47,660.00</text:p>
          </table:table-cell>
          <table:table-cell table:style-name="ce28" table:formula="of:=([GUI.H61] - [GUI.G61])" office:value-type="currency" office:currency="AUD" office:value="-1320" calcext:value-type="currency">
            <text:p>-$1,320.00</text:p>
          </table:table-cell>
          <table:table-cell/>
          <table:table-cell table:style-name="ce31" table:formula="of:=([Working.$F61] / [.$F61])" office:value-type="percentage" office:value="0.183666666666667" calcext:value-type="percentage">
            <text:p>18.37%</text:p>
          </table:table-cell>
          <table:table-cell table:style-name="ce31" table:formula="of:=([Working.$G61] / [.$F61])" office:value-type="percentage" office:value="0.389" calcext:value-type="percentage">
            <text:p>38.90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1000" calcext:value-type="currency">
            <text:p>$61,000.00</text:p>
          </table:table-cell>
          <table:table-cell table:style-name="ce28" table:formula="of:=([GUI.F62] - [Working.F62])" office:value-type="currency" office:currency="AUD" office:value="49680" calcext:value-type="currency">
            <text:p>$49,680.00</text:p>
          </table:table-cell>
          <table:table-cell table:style-name="ce28" table:formula="of:=([GUI.F62] - [Working.G62] + [.$C$10])" office:value-type="currency" office:currency="AUD" office:value="48200" calcext:value-type="currency">
            <text:p>$48,200.00</text:p>
          </table:table-cell>
          <table:table-cell table:style-name="ce28" table:formula="of:=([GUI.H62] - [GUI.G62])" office:value-type="currency" office:currency="AUD" office:value="-1480" calcext:value-type="currency">
            <text:p>-$1,480.00</text:p>
          </table:table-cell>
          <table:table-cell/>
          <table:table-cell table:style-name="ce31" table:formula="of:=([Working.$F62] / [.$F62])" office:value-type="percentage" office:value="0.185573770491803" calcext:value-type="percentage">
            <text:p>18.56%</text:p>
          </table:table-cell>
          <table:table-cell table:style-name="ce31" table:formula="of:=([Working.$G62] / [.$F62])" office:value-type="percentage" office:value="0.390163934426229" calcext:value-type="percentage">
            <text:p>39.02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2000" calcext:value-type="currency">
            <text:p>$62,000.00</text:p>
          </table:table-cell>
          <table:table-cell table:style-name="ce28" table:formula="of:=([GUI.F63] - [Working.F63])" office:value-type="currency" office:currency="AUD" office:value="50380" calcext:value-type="currency">
            <text:p>$50,380.00</text:p>
          </table:table-cell>
          <table:table-cell table:style-name="ce28" table:formula="of:=([GUI.F63] - [Working.G63] + [.$C$10])" office:value-type="currency" office:currency="AUD" office:value="48740" calcext:value-type="currency">
            <text:p>$48,740.00</text:p>
          </table:table-cell>
          <table:table-cell table:style-name="ce28" table:formula="of:=([GUI.H63] - [GUI.G63])" office:value-type="currency" office:currency="AUD" office:value="-1640" calcext:value-type="currency">
            <text:p>-$1,640.00</text:p>
          </table:table-cell>
          <table:table-cell/>
          <table:table-cell table:style-name="ce31" table:formula="of:=([Working.$F63] / [.$F63])" office:value-type="percentage" office:value="0.18741935483871" calcext:value-type="percentage">
            <text:p>18.74%</text:p>
          </table:table-cell>
          <table:table-cell table:style-name="ce31" table:formula="of:=([Working.$G63] / [.$F63])" office:value-type="percentage" office:value="0.391290322580645" calcext:value-type="percentage">
            <text:p>39.13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3000" calcext:value-type="currency">
            <text:p>$63,000.00</text:p>
          </table:table-cell>
          <table:table-cell table:style-name="ce28" table:formula="of:=([GUI.F64] - [Working.F64])" office:value-type="currency" office:currency="AUD" office:value="51080" calcext:value-type="currency">
            <text:p>$51,080.00</text:p>
          </table:table-cell>
          <table:table-cell table:style-name="ce28" table:formula="of:=([GUI.F64] - [Working.G64] + [.$C$10])" office:value-type="currency" office:currency="AUD" office:value="49280" calcext:value-type="currency">
            <text:p>$49,280.00</text:p>
          </table:table-cell>
          <table:table-cell table:style-name="ce28" table:formula="of:=([GUI.H64] - [GUI.G64])" office:value-type="currency" office:currency="AUD" office:value="-1800" calcext:value-type="currency">
            <text:p>-$1,800.00</text:p>
          </table:table-cell>
          <table:table-cell/>
          <table:table-cell table:style-name="ce31" table:formula="of:=([Working.$F64] / [.$F64])" office:value-type="percentage" office:value="0.189206349206349" calcext:value-type="percentage">
            <text:p>18.92%</text:p>
          </table:table-cell>
          <table:table-cell table:style-name="ce31" table:formula="of:=([Working.$G64] / [.$F64])" office:value-type="percentage" office:value="0.392380952380952" calcext:value-type="percentage">
            <text:p>39.24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4000" calcext:value-type="currency">
            <text:p>$64,000.00</text:p>
          </table:table-cell>
          <table:table-cell table:style-name="ce28" table:formula="of:=([GUI.F65] - [Working.F65])" office:value-type="currency" office:currency="AUD" office:value="51780" calcext:value-type="currency">
            <text:p>$51,780.00</text:p>
          </table:table-cell>
          <table:table-cell table:style-name="ce28" table:formula="of:=([GUI.F65] - [Working.G65] + [.$C$10])" office:value-type="currency" office:currency="AUD" office:value="49820" calcext:value-type="currency">
            <text:p>$49,820.00</text:p>
          </table:table-cell>
          <table:table-cell table:style-name="ce28" table:formula="of:=([GUI.H65] - [GUI.G65])" office:value-type="currency" office:currency="AUD" office:value="-1960" calcext:value-type="currency">
            <text:p>-$1,960.00</text:p>
          </table:table-cell>
          <table:table-cell/>
          <table:table-cell table:style-name="ce31" table:formula="of:=([Working.$F65] / [.$F65])" office:value-type="percentage" office:value="0.1909375" calcext:value-type="percentage">
            <text:p>19.09%</text:p>
          </table:table-cell>
          <table:table-cell table:style-name="ce31" table:formula="of:=([Working.$G65] / [.$F65])" office:value-type="percentage" office:value="0.3934375" calcext:value-type="percentage">
            <text:p>39.34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5000" calcext:value-type="currency">
            <text:p>$65,000.00</text:p>
          </table:table-cell>
          <table:table-cell table:style-name="ce28" table:formula="of:=([GUI.F66] - [Working.F66])" office:value-type="currency" office:currency="AUD" office:value="52480" calcext:value-type="currency">
            <text:p>$52,480.00</text:p>
          </table:table-cell>
          <table:table-cell table:style-name="ce28" table:formula="of:=([GUI.F66] - [Working.G66] + [.$C$10])" office:value-type="currency" office:currency="AUD" office:value="50360" calcext:value-type="currency">
            <text:p>$50,360.00</text:p>
          </table:table-cell>
          <table:table-cell table:style-name="ce28" table:formula="of:=([GUI.H66] - [GUI.G66])" office:value-type="currency" office:currency="AUD" office:value="-2120" calcext:value-type="currency">
            <text:p>-$2,120.00</text:p>
          </table:table-cell>
          <table:table-cell/>
          <table:table-cell table:style-name="ce31" table:formula="of:=([Working.$F66] / [.$F66])" office:value-type="percentage" office:value="0.192615384615385" calcext:value-type="percentage">
            <text:p>19.26%</text:p>
          </table:table-cell>
          <table:table-cell table:style-name="ce31" table:formula="of:=([Working.$G66] / [.$F66])" office:value-type="percentage" office:value="0.394461538461538" calcext:value-type="percentage">
            <text:p>39.45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6000" calcext:value-type="currency">
            <text:p>$66,000.00</text:p>
          </table:table-cell>
          <table:table-cell table:style-name="ce28" table:formula="of:=([GUI.F67] - [Working.F67])" office:value-type="currency" office:currency="AUD" office:value="53180" calcext:value-type="currency">
            <text:p>$53,180.00</text:p>
          </table:table-cell>
          <table:table-cell table:style-name="ce28" table:formula="of:=([GUI.F67] - [Working.G67] + [.$C$10])" office:value-type="currency" office:currency="AUD" office:value="50900" calcext:value-type="currency">
            <text:p>$50,900.00</text:p>
          </table:table-cell>
          <table:table-cell table:style-name="ce28" table:formula="of:=([GUI.H67] - [GUI.G67])" office:value-type="currency" office:currency="AUD" office:value="-2280" calcext:value-type="currency">
            <text:p>-$2,280.00</text:p>
          </table:table-cell>
          <table:table-cell/>
          <table:table-cell table:style-name="ce31" table:formula="of:=([Working.$F67] / [.$F67])" office:value-type="percentage" office:value="0.194242424242424" calcext:value-type="percentage">
            <text:p>19.42%</text:p>
          </table:table-cell>
          <table:table-cell table:style-name="ce31" table:formula="of:=([Working.$G67] / [.$F67])" office:value-type="percentage" office:value="0.395454545454545" calcext:value-type="percentage">
            <text:p>39.55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7000" calcext:value-type="currency">
            <text:p>$67,000.00</text:p>
          </table:table-cell>
          <table:table-cell table:style-name="ce28" table:formula="of:=([GUI.F68] - [Working.F68])" office:value-type="currency" office:currency="AUD" office:value="53880" calcext:value-type="currency">
            <text:p>$53,880.00</text:p>
          </table:table-cell>
          <table:table-cell table:style-name="ce28" table:formula="of:=([GUI.F68] - [Working.G68] + [.$C$10])" office:value-type="currency" office:currency="AUD" office:value="51440" calcext:value-type="currency">
            <text:p>$51,440.00</text:p>
          </table:table-cell>
          <table:table-cell table:style-name="ce28" table:formula="of:=([GUI.H68] - [GUI.G68])" office:value-type="currency" office:currency="AUD" office:value="-2440" calcext:value-type="currency">
            <text:p>-$2,440.00</text:p>
          </table:table-cell>
          <table:table-cell/>
          <table:table-cell table:style-name="ce31" table:formula="of:=([Working.$F68] / [.$F68])" office:value-type="percentage" office:value="0.195820895522388" calcext:value-type="percentage">
            <text:p>19.58%</text:p>
          </table:table-cell>
          <table:table-cell table:style-name="ce31" table:formula="of:=([Working.$G68] / [.$F68])" office:value-type="percentage" office:value="0.396417910447761" calcext:value-type="percentage">
            <text:p>39.64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8000" calcext:value-type="currency">
            <text:p>$68,000.00</text:p>
          </table:table-cell>
          <table:table-cell table:style-name="ce28" table:formula="of:=([GUI.F69] - [Working.F69])" office:value-type="currency" office:currency="AUD" office:value="54580" calcext:value-type="currency">
            <text:p>$54,580.00</text:p>
          </table:table-cell>
          <table:table-cell table:style-name="ce28" table:formula="of:=([GUI.F69] - [Working.G69] + [.$C$10])" office:value-type="currency" office:currency="AUD" office:value="51980" calcext:value-type="currency">
            <text:p>$51,980.00</text:p>
          </table:table-cell>
          <table:table-cell table:style-name="ce28" table:formula="of:=([GUI.H69] - [GUI.G69])" office:value-type="currency" office:currency="AUD" office:value="-2600" calcext:value-type="currency">
            <text:p>-$2,600.00</text:p>
          </table:table-cell>
          <table:table-cell/>
          <table:table-cell table:style-name="ce31" table:formula="of:=([Working.$F69] / [.$F69])" office:value-type="percentage" office:value="0.197352941176471" calcext:value-type="percentage">
            <text:p>19.74%</text:p>
          </table:table-cell>
          <table:table-cell table:style-name="ce31" table:formula="of:=([Working.$G69] / [.$F69])" office:value-type="percentage" office:value="0.397352941176471" calcext:value-type="percentage">
            <text:p>39.74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69000" calcext:value-type="currency">
            <text:p>$69,000.00</text:p>
          </table:table-cell>
          <table:table-cell table:style-name="ce28" table:formula="of:=([GUI.F70] - [Working.F70])" office:value-type="currency" office:currency="AUD" office:value="55280" calcext:value-type="currency">
            <text:p>$55,280.00</text:p>
          </table:table-cell>
          <table:table-cell table:style-name="ce28" table:formula="of:=([GUI.F70] - [Working.G70] + [.$C$10])" office:value-type="currency" office:currency="AUD" office:value="52520" calcext:value-type="currency">
            <text:p>$52,520.00</text:p>
          </table:table-cell>
          <table:table-cell table:style-name="ce28" table:formula="of:=([GUI.H70] - [GUI.G70])" office:value-type="currency" office:currency="AUD" office:value="-2760" calcext:value-type="currency">
            <text:p>-$2,760.00</text:p>
          </table:table-cell>
          <table:table-cell/>
          <table:table-cell table:style-name="ce31" table:formula="of:=([Working.$F70] / [.$F70])" office:value-type="percentage" office:value="0.198840579710145" calcext:value-type="percentage">
            <text:p>19.88%</text:p>
          </table:table-cell>
          <table:table-cell table:style-name="ce31" table:formula="of:=([Working.$G70] / [.$F70])" office:value-type="percentage" office:value="0.398260869565217" calcext:value-type="percentage">
            <text:p>39.83%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currency" office:currency="AUD" office:value="70000" calcext:value-type="currency">
            <text:p>$70,000.00</text:p>
          </table:table-cell>
          <table:table-cell table:style-name="ce28" table:formula="of:=([GUI.F71] - [Working.F71])" office:value-type="currency" office:currency="AUD" office:value="55980" calcext:value-type="currency">
            <text:p>$55,980.00</text:p>
          </table:table-cell>
          <table:table-cell table:style-name="ce28" table:formula="of:=([GUI.F71] - [Working.G71] + [.$C$10])" office:value-type="currency" office:currency="AUD" office:value="53060" calcext:value-type="currency">
            <text:p>$53,060.00</text:p>
          </table:table-cell>
          <table:table-cell table:style-name="ce28" table:formula="of:=([GUI.H71] - [GUI.G71])" office:value-type="currency" office:currency="AUD" office:value="-2920" calcext:value-type="currency">
            <text:p>-$2,920.00</text:p>
          </table:table-cell>
          <table:table-cell/>
          <table:table-cell table:style-name="ce31" table:formula="of:=([Working.$F71] / [.$F71])" office:value-type="percentage" office:value="0.200285714285714" calcext:value-type="percentage">
            <text:p>20.03%</text:p>
          </table:table-cell>
          <table:table-cell table:style-name="ce31" table:formula="of:=([Working.$G71] / [.$F71])" office:value-type="percentage" office:value="0.399142857142857" calcext:value-type="percentage">
            <text:p>39.91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71000" calcext:value-type="currency">
            <text:p>$71,000.00</text:p>
          </table:table-cell>
          <table:table-cell table:style-name="ce29" table:formula="of:=([GUI.F72] - [Working.F72])" office:value-type="currency" office:currency="AUD" office:value="56650" calcext:value-type="currency">
            <text:p>$56,650.00</text:p>
          </table:table-cell>
          <table:table-cell table:style-name="ce29" table:formula="of:=([GUI.F72] - [Working.G72] + [.$C$10])" office:value-type="currency" office:currency="AUD" office:value="53500" calcext:value-type="currency">
            <text:p>$53,500.00</text:p>
          </table:table-cell>
          <table:table-cell table:style-name="ce29" table:formula="of:=([GUI.H72] - [GUI.G72])" office:value-type="currency" office:currency="AUD" office:value="-3150" calcext:value-type="currency">
            <text:p>-$3,150.00</text:p>
          </table:table-cell>
          <table:table-cell/>
          <table:table-cell table:style-name="ce31" table:formula="of:=([Working.$F72] / [.$F72])" office:value-type="percentage" office:value="0.202112676056338" calcext:value-type="percentage">
            <text:p>20.21%</text:p>
          </table:table-cell>
          <table:table-cell table:style-name="ce31" table:formula="of:=([Working.$G72] / [.$F72])" office:value-type="percentage" office:value="0.401408450704225" calcext:value-type="percentage">
            <text:p>40.14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72000" calcext:value-type="currency">
            <text:p>$72,000.00</text:p>
          </table:table-cell>
          <table:table-cell table:style-name="ce29" table:formula="of:=([GUI.F73] - [Working.F73])" office:value-type="currency" office:currency="AUD" office:value="57320" calcext:value-type="currency">
            <text:p>$57,320.00</text:p>
          </table:table-cell>
          <table:table-cell table:style-name="ce29" table:formula="of:=([GUI.F73] - [Working.G73] + [.$C$10])" office:value-type="currency" office:currency="AUD" office:value="53940" calcext:value-type="currency">
            <text:p>$53,940.00</text:p>
          </table:table-cell>
          <table:table-cell table:style-name="ce29" table:formula="of:=([GUI.H73] - [GUI.G73])" office:value-type="currency" office:currency="AUD" office:value="-3380" calcext:value-type="currency">
            <text:p>-$3,380.00</text:p>
          </table:table-cell>
          <table:table-cell/>
          <table:table-cell table:style-name="ce31" table:formula="of:=([Working.$F73] / [.$F73])" office:value-type="percentage" office:value="0.203888888888889" calcext:value-type="percentage">
            <text:p>20.39%</text:p>
          </table:table-cell>
          <table:table-cell table:style-name="ce31" table:formula="of:=([Working.$G73] / [.$F73])" office:value-type="percentage" office:value="0.403611111111111" calcext:value-type="percentage">
            <text:p>40.36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73000" calcext:value-type="currency">
            <text:p>$73,000.00</text:p>
          </table:table-cell>
          <table:table-cell table:style-name="ce29" table:formula="of:=([GUI.F74] - [Working.F74])" office:value-type="currency" office:currency="AUD" office:value="57990" calcext:value-type="currency">
            <text:p>$57,990.00</text:p>
          </table:table-cell>
          <table:table-cell table:style-name="ce29" table:formula="of:=([GUI.F74] - [Working.G74] + [.$C$10])" office:value-type="currency" office:currency="AUD" office:value="54380" calcext:value-type="currency">
            <text:p>$54,380.00</text:p>
          </table:table-cell>
          <table:table-cell table:style-name="ce29" table:formula="of:=([GUI.H74] - [GUI.G74])" office:value-type="currency" office:currency="AUD" office:value="-3610" calcext:value-type="currency">
            <text:p>-$3,610.00</text:p>
          </table:table-cell>
          <table:table-cell/>
          <table:table-cell table:style-name="ce31" table:formula="of:=([Working.$F74] / [.$F74])" office:value-type="percentage" office:value="0.205616438356164" calcext:value-type="percentage">
            <text:p>20.56%</text:p>
          </table:table-cell>
          <table:table-cell table:style-name="ce31" table:formula="of:=([Working.$G74] / [.$F74])" office:value-type="percentage" office:value="0.405753424657534" calcext:value-type="percentage">
            <text:p>40.58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74000" calcext:value-type="currency">
            <text:p>$74,000.00</text:p>
          </table:table-cell>
          <table:table-cell table:style-name="ce29" table:formula="of:=([GUI.F75] - [Working.F75])" office:value-type="currency" office:currency="AUD" office:value="58660" calcext:value-type="currency">
            <text:p>$58,660.00</text:p>
          </table:table-cell>
          <table:table-cell table:style-name="ce29" table:formula="of:=([GUI.F75] - [Working.G75] + [.$C$10])" office:value-type="currency" office:currency="AUD" office:value="54820" calcext:value-type="currency">
            <text:p>$54,820.00</text:p>
          </table:table-cell>
          <table:table-cell table:style-name="ce29" table:formula="of:=([GUI.H75] - [GUI.G75])" office:value-type="currency" office:currency="AUD" office:value="-3840" calcext:value-type="currency">
            <text:p>-$3,840.00</text:p>
          </table:table-cell>
          <table:table-cell/>
          <table:table-cell table:style-name="ce31" table:formula="of:=([Working.$F75] / [.$F75])" office:value-type="percentage" office:value="0.207297297297297" calcext:value-type="percentage">
            <text:p>20.73%</text:p>
          </table:table-cell>
          <table:table-cell table:style-name="ce31" table:formula="of:=([Working.$G75] / [.$F75])" office:value-type="percentage" office:value="0.407837837837838" calcext:value-type="percentage">
            <text:p>40.78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75000" calcext:value-type="currency">
            <text:p>$75,000.00</text:p>
          </table:table-cell>
          <table:table-cell table:style-name="ce29" table:formula="of:=([GUI.F76] - [Working.F76])" office:value-type="currency" office:currency="AUD" office:value="59330" calcext:value-type="currency">
            <text:p>$59,330.00</text:p>
          </table:table-cell>
          <table:table-cell table:style-name="ce29" table:formula="of:=([GUI.F76] - [Working.G76] + [.$C$10])" office:value-type="currency" office:currency="AUD" office:value="55260" calcext:value-type="currency">
            <text:p>$55,260.00</text:p>
          </table:table-cell>
          <table:table-cell table:style-name="ce29" table:formula="of:=([GUI.H76] - [GUI.G76])" office:value-type="currency" office:currency="AUD" office:value="-4070" calcext:value-type="currency">
            <text:p>-$4,070.00</text:p>
          </table:table-cell>
          <table:table-cell/>
          <table:table-cell table:style-name="ce31" table:formula="of:=([Working.$F76] / [.$F76])" office:value-type="percentage" office:value="0.208933333333333" calcext:value-type="percentage">
            <text:p>20.89%</text:p>
          </table:table-cell>
          <table:table-cell table:style-name="ce31" table:formula="of:=([Working.$G76] / [.$F76])" office:value-type="percentage" office:value="0.409866666666667" calcext:value-type="percentage">
            <text:p>40.99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76000" calcext:value-type="currency">
            <text:p>$76,000.00</text:p>
          </table:table-cell>
          <table:table-cell table:style-name="ce29" table:formula="of:=([GUI.F77] - [Working.F77])" office:value-type="currency" office:currency="AUD" office:value="60000" calcext:value-type="currency">
            <text:p>$60,000.00</text:p>
          </table:table-cell>
          <table:table-cell table:style-name="ce29" table:formula="of:=([GUI.F77] - [Working.G77] + [.$C$10])" office:value-type="currency" office:currency="AUD" office:value="55700" calcext:value-type="currency">
            <text:p>$55,700.00</text:p>
          </table:table-cell>
          <table:table-cell table:style-name="ce29" table:formula="of:=([GUI.H77] - [GUI.G77])" office:value-type="currency" office:currency="AUD" office:value="-4300" calcext:value-type="currency">
            <text:p>-$4,300.00</text:p>
          </table:table-cell>
          <table:table-cell/>
          <table:table-cell table:style-name="ce31" table:formula="of:=([Working.$F77] / [.$F77])" office:value-type="percentage" office:value="0.210526315789474" calcext:value-type="percentage">
            <text:p>21.05%</text:p>
          </table:table-cell>
          <table:table-cell table:style-name="ce31" table:formula="of:=([Working.$G77] / [.$F77])" office:value-type="percentage" office:value="0.411842105263158" calcext:value-type="percentage">
            <text:p>41.18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77000" calcext:value-type="currency">
            <text:p>$77,000.00</text:p>
          </table:table-cell>
          <table:table-cell table:style-name="ce29" table:formula="of:=([GUI.F78] - [Working.F78])" office:value-type="currency" office:currency="AUD" office:value="60670" calcext:value-type="currency">
            <text:p>$60,670.00</text:p>
          </table:table-cell>
          <table:table-cell table:style-name="ce29" table:formula="of:=([GUI.F78] - [Working.G78] + [.$C$10])" office:value-type="currency" office:currency="AUD" office:value="56140" calcext:value-type="currency">
            <text:p>$56,140.00</text:p>
          </table:table-cell>
          <table:table-cell table:style-name="ce29" table:formula="of:=([GUI.H78] - [GUI.G78])" office:value-type="currency" office:currency="AUD" office:value="-4530" calcext:value-type="currency">
            <text:p>-$4,530.00</text:p>
          </table:table-cell>
          <table:table-cell/>
          <table:table-cell table:style-name="ce31" table:formula="of:=([Working.$F78] / [.$F78])" office:value-type="percentage" office:value="0.212077922077922" calcext:value-type="percentage">
            <text:p>21.21%</text:p>
          </table:table-cell>
          <table:table-cell table:style-name="ce31" table:formula="of:=([Working.$G78] / [.$F78])" office:value-type="percentage" office:value="0.413766233766234" calcext:value-type="percentage">
            <text:p>41.38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78000" calcext:value-type="currency">
            <text:p>$78,000.00</text:p>
          </table:table-cell>
          <table:table-cell table:style-name="ce29" table:formula="of:=([GUI.F79] - [Working.F79])" office:value-type="currency" office:currency="AUD" office:value="61340" calcext:value-type="currency">
            <text:p>$61,340.00</text:p>
          </table:table-cell>
          <table:table-cell table:style-name="ce29" table:formula="of:=([GUI.F79] - [Working.G79] + [.$C$10])" office:value-type="currency" office:currency="AUD" office:value="56580" calcext:value-type="currency">
            <text:p>$56,580.00</text:p>
          </table:table-cell>
          <table:table-cell table:style-name="ce29" table:formula="of:=([GUI.H79] - [GUI.G79])" office:value-type="currency" office:currency="AUD" office:value="-4760" calcext:value-type="currency">
            <text:p>-$4,760.00</text:p>
          </table:table-cell>
          <table:table-cell/>
          <table:table-cell table:style-name="ce31" table:formula="of:=([Working.$F79] / [.$F79])" office:value-type="percentage" office:value="0.213589743589744" calcext:value-type="percentage">
            <text:p>21.36%</text:p>
          </table:table-cell>
          <table:table-cell table:style-name="ce31" table:formula="of:=([Working.$G79] / [.$F79])" office:value-type="percentage" office:value="0.415641025641026" calcext:value-type="percentage">
            <text:p>41.56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79000" calcext:value-type="currency">
            <text:p>$79,000.00</text:p>
          </table:table-cell>
          <table:table-cell table:style-name="ce29" table:formula="of:=([GUI.F80] - [Working.F80])" office:value-type="currency" office:currency="AUD" office:value="62010" calcext:value-type="currency">
            <text:p>$62,010.00</text:p>
          </table:table-cell>
          <table:table-cell table:style-name="ce29" table:formula="of:=([GUI.F80] - [Working.G80] + [.$C$10])" office:value-type="currency" office:currency="AUD" office:value="57020" calcext:value-type="currency">
            <text:p>$57,020.00</text:p>
          </table:table-cell>
          <table:table-cell table:style-name="ce29" table:formula="of:=([GUI.H80] - [GUI.G80])" office:value-type="currency" office:currency="AUD" office:value="-4990" calcext:value-type="currency">
            <text:p>-$4,990.00</text:p>
          </table:table-cell>
          <table:table-cell/>
          <table:table-cell table:style-name="ce31" table:formula="of:=([Working.$F80] / [.$F80])" office:value-type="percentage" office:value="0.21506329113924" calcext:value-type="percentage">
            <text:p>21.51%</text:p>
          </table:table-cell>
          <table:table-cell table:style-name="ce31" table:formula="of:=([Working.$G80] / [.$F80])" office:value-type="percentage" office:value="0.41746835443038" calcext:value-type="percentage">
            <text:p>41.75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80000" calcext:value-type="currency">
            <text:p>$80,000.00</text:p>
          </table:table-cell>
          <table:table-cell table:style-name="ce29" table:formula="of:=([GUI.F81] - [Working.F81])" office:value-type="currency" office:currency="AUD" office:value="62680" calcext:value-type="currency">
            <text:p>$62,680.00</text:p>
          </table:table-cell>
          <table:table-cell table:style-name="ce29" table:formula="of:=([GUI.F81] - [Working.G81] + [.$C$10])" office:value-type="currency" office:currency="AUD" office:value="57460" calcext:value-type="currency">
            <text:p>$57,460.00</text:p>
          </table:table-cell>
          <table:table-cell table:style-name="ce29" table:formula="of:=([GUI.H81] - [GUI.G81])" office:value-type="currency" office:currency="AUD" office:value="-5220" calcext:value-type="currency">
            <text:p>-$5,220.00</text:p>
          </table:table-cell>
          <table:table-cell/>
          <table:table-cell table:style-name="ce31" table:formula="of:=([Working.$F81] / [.$F81])" office:value-type="percentage" office:value="0.2165" calcext:value-type="percentage">
            <text:p>21.65%</text:p>
          </table:table-cell>
          <table:table-cell table:style-name="ce31" table:formula="of:=([Working.$G81] / [.$F81])" office:value-type="percentage" office:value="0.41925" calcext:value-type="percentage">
            <text:p>41.93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85000" calcext:value-type="currency">
            <text:p>$85,000.00</text:p>
          </table:table-cell>
          <table:table-cell table:style-name="ce29" table:formula="of:=([GUI.F82] - [Working.F82])" office:value-type="currency" office:currency="AUD" office:value="66030" calcext:value-type="currency">
            <text:p>$66,030.00</text:p>
          </table:table-cell>
          <table:table-cell table:style-name="ce29" table:formula="of:=([GUI.F82] - [Working.G82] + [.$C$10])" office:value-type="currency" office:currency="AUD" office:value="59660" calcext:value-type="currency">
            <text:p>$59,660.00</text:p>
          </table:table-cell>
          <table:table-cell table:style-name="ce29" table:formula="of:=([GUI.H82] - [GUI.G82])" office:value-type="currency" office:currency="AUD" office:value="-6370" calcext:value-type="currency">
            <text:p>-$6,370.00</text:p>
          </table:table-cell>
          <table:table-cell/>
          <table:table-cell table:style-name="ce31" table:formula="of:=([Working.$F82] / [.$F82])" office:value-type="percentage" office:value="0.223176470588235" calcext:value-type="percentage">
            <text:p>22.32%</text:p>
          </table:table-cell>
          <table:table-cell table:style-name="ce31" table:formula="of:=([Working.$G82] / [.$F82])" office:value-type="percentage" office:value="0.427529411764706" calcext:value-type="percentage">
            <text:p>42.75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90000" calcext:value-type="currency">
            <text:p>$90,000.00</text:p>
          </table:table-cell>
          <table:table-cell table:style-name="ce29" table:formula="of:=([GUI.F83] - [Working.F83])" office:value-type="currency" office:currency="AUD" office:value="69380" calcext:value-type="currency">
            <text:p>$69,380.00</text:p>
          </table:table-cell>
          <table:table-cell table:style-name="ce29" table:formula="of:=([GUI.F83] - [Working.G83] + [.$C$10])" office:value-type="currency" office:currency="AUD" office:value="61860" calcext:value-type="currency">
            <text:p>$61,860.00</text:p>
          </table:table-cell>
          <table:table-cell table:style-name="ce29" table:formula="of:=([GUI.H83] - [GUI.G83])" office:value-type="currency" office:currency="AUD" office:value="-7520" calcext:value-type="currency">
            <text:p>-$7,520.00</text:p>
          </table:table-cell>
          <table:table-cell/>
          <table:table-cell table:style-name="ce31" table:formula="of:=([Working.$F83] / [.$F83])" office:value-type="percentage" office:value="0.229111111111111" calcext:value-type="percentage">
            <text:p>22.91%</text:p>
          </table:table-cell>
          <table:table-cell table:style-name="ce31" table:formula="of:=([Working.$G83] / [.$F83])" office:value-type="percentage" office:value="0.434888888888889" calcext:value-type="percentage">
            <text:p>43.49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95000" calcext:value-type="currency">
            <text:p>$95,000.00</text:p>
          </table:table-cell>
          <table:table-cell table:style-name="ce29" table:formula="of:=([GUI.F84] - [Working.F84])" office:value-type="currency" office:currency="AUD" office:value="72730" calcext:value-type="currency">
            <text:p>$72,730.00</text:p>
          </table:table-cell>
          <table:table-cell table:style-name="ce29" table:formula="of:=([GUI.F84] - [Working.G84] + [.$C$10])" office:value-type="currency" office:currency="AUD" office:value="64060" calcext:value-type="currency">
            <text:p>$64,060.00</text:p>
          </table:table-cell>
          <table:table-cell table:style-name="ce29" table:formula="of:=([GUI.H84] - [GUI.G84])" office:value-type="currency" office:currency="AUD" office:value="-8670" calcext:value-type="currency">
            <text:p>-$8,670.00</text:p>
          </table:table-cell>
          <table:table-cell/>
          <table:table-cell table:style-name="ce31" table:formula="of:=([Working.$F84] / [.$F84])" office:value-type="percentage" office:value="0.234421052631579" calcext:value-type="percentage">
            <text:p>23.44%</text:p>
          </table:table-cell>
          <table:table-cell table:style-name="ce31" table:formula="of:=([Working.$G84] / [.$F84])" office:value-type="percentage" office:value="0.441473684210526" calcext:value-type="percentage">
            <text:p>44.15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100000" calcext:value-type="currency">
            <text:p>$100,000.00</text:p>
          </table:table-cell>
          <table:table-cell table:style-name="ce29" table:formula="of:=([GUI.F85] - [Working.F85])" office:value-type="currency" office:currency="AUD" office:value="76080" calcext:value-type="currency">
            <text:p>$76,080.00</text:p>
          </table:table-cell>
          <table:table-cell table:style-name="ce29" table:formula="of:=([GUI.F85] - [Working.G85] + [.$C$10])" office:value-type="currency" office:currency="AUD" office:value="66260" calcext:value-type="currency">
            <text:p>$66,260.00</text:p>
          </table:table-cell>
          <table:table-cell table:style-name="ce29" table:formula="of:=([GUI.H85] - [GUI.G85])" office:value-type="currency" office:currency="AUD" office:value="-9820" calcext:value-type="currency">
            <text:p>-$9,820.00</text:p>
          </table:table-cell>
          <table:table-cell/>
          <table:table-cell table:style-name="ce31" table:formula="of:=([Working.$F85] / [.$F85])" office:value-type="percentage" office:value="0.2392" calcext:value-type="percentage">
            <text:p>23.92%</text:p>
          </table:table-cell>
          <table:table-cell table:style-name="ce31" table:formula="of:=([Working.$G85] / [.$F85])" office:value-type="percentage" office:value="0.4474" calcext:value-type="percentage">
            <text:p>44.74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105000" calcext:value-type="currency">
            <text:p>$105,000.00</text:p>
          </table:table-cell>
          <table:table-cell table:style-name="ce29" table:formula="of:=([GUI.F86] - [Working.F86])" office:value-type="currency" office:currency="AUD" office:value="79430" calcext:value-type="currency">
            <text:p>$79,430.00</text:p>
          </table:table-cell>
          <table:table-cell table:style-name="ce29" table:formula="of:=([GUI.F86] - [Working.G86] + [.$C$10])" office:value-type="currency" office:currency="AUD" office:value="68460" calcext:value-type="currency">
            <text:p>$68,460.00</text:p>
          </table:table-cell>
          <table:table-cell table:style-name="ce29" table:formula="of:=([GUI.H86] - [GUI.G86])" office:value-type="currency" office:currency="AUD" office:value="-10970" calcext:value-type="currency">
            <text:p>-$10,970.00</text:p>
          </table:table-cell>
          <table:table-cell/>
          <table:table-cell table:style-name="ce31" table:formula="of:=([Working.$F86] / [.$F86])" office:value-type="percentage" office:value="0.24352380952381" calcext:value-type="percentage">
            <text:p>24.35%</text:p>
          </table:table-cell>
          <table:table-cell table:style-name="ce31" table:formula="of:=([Working.$G86] / [.$F86])" office:value-type="percentage" office:value="0.452761904761905" calcext:value-type="percentage">
            <text:p>45.28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110000" calcext:value-type="currency">
            <text:p>$110,000.00</text:p>
          </table:table-cell>
          <table:table-cell table:style-name="ce29" table:formula="of:=([GUI.F87] - [Working.F87])" office:value-type="currency" office:currency="AUD" office:value="82780" calcext:value-type="currency">
            <text:p>$82,780.00</text:p>
          </table:table-cell>
          <table:table-cell table:style-name="ce29" table:formula="of:=([GUI.F87] - [Working.G87] + [.$C$10])" office:value-type="currency" office:currency="AUD" office:value="70660" calcext:value-type="currency">
            <text:p>$70,660.00</text:p>
          </table:table-cell>
          <table:table-cell table:style-name="ce29" table:formula="of:=([GUI.H87] - [GUI.G87])" office:value-type="currency" office:currency="AUD" office:value="-12120" calcext:value-type="currency">
            <text:p>-$12,120.00</text:p>
          </table:table-cell>
          <table:table-cell/>
          <table:table-cell table:style-name="ce31" table:formula="of:=([Working.$F87] / [.$F87])" office:value-type="percentage" office:value="0.247454545454545" calcext:value-type="percentage">
            <text:p>24.75%</text:p>
          </table:table-cell>
          <table:table-cell table:style-name="ce31" table:formula="of:=([Working.$G87] / [.$F87])" office:value-type="percentage" office:value="0.457636363636364" calcext:value-type="percentage">
            <text:p>45.76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115000" calcext:value-type="currency">
            <text:p>$115,000.00</text:p>
          </table:table-cell>
          <table:table-cell table:style-name="ce29" table:formula="of:=([GUI.F88] - [Working.F88])" office:value-type="currency" office:currency="AUD" office:value="86130" calcext:value-type="currency">
            <text:p>$86,130.00</text:p>
          </table:table-cell>
          <table:table-cell table:style-name="ce29" table:formula="of:=([GUI.F88] - [Working.G88] + [.$C$10])" office:value-type="currency" office:currency="AUD" office:value="72860" calcext:value-type="currency">
            <text:p>$72,860.00</text:p>
          </table:table-cell>
          <table:table-cell table:style-name="ce29" table:formula="of:=([GUI.H88] - [GUI.G88])" office:value-type="currency" office:currency="AUD" office:value="-13270" calcext:value-type="currency">
            <text:p>-$13,270.00</text:p>
          </table:table-cell>
          <table:table-cell/>
          <table:table-cell table:style-name="ce31" table:formula="of:=([Working.$F88] / [.$F88])" office:value-type="percentage" office:value="0.25104347826087" calcext:value-type="percentage">
            <text:p>25.10%</text:p>
          </table:table-cell>
          <table:table-cell table:style-name="ce31" table:formula="of:=([Working.$G88] / [.$F88])" office:value-type="percentage" office:value="0.462086956521739" calcext:value-type="percentage">
            <text:p>46.21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120000" calcext:value-type="currency">
            <text:p>$120,000.00</text:p>
          </table:table-cell>
          <table:table-cell table:style-name="ce29" table:formula="of:=([GUI.F89] - [Working.F89])" office:value-type="currency" office:currency="AUD" office:value="89480" calcext:value-type="currency">
            <text:p>$89,480.00</text:p>
          </table:table-cell>
          <table:table-cell table:style-name="ce29" table:formula="of:=([GUI.F89] - [Working.G89] + [.$C$10])" office:value-type="currency" office:currency="AUD" office:value="75060" calcext:value-type="currency">
            <text:p>$75,060.00</text:p>
          </table:table-cell>
          <table:table-cell table:style-name="ce29" table:formula="of:=([GUI.H89] - [GUI.G89])" office:value-type="currency" office:currency="AUD" office:value="-14420" calcext:value-type="currency">
            <text:p>-$14,420.00</text:p>
          </table:table-cell>
          <table:table-cell/>
          <table:table-cell table:style-name="ce31" table:formula="of:=([Working.$F89] / [.$F89])" office:value-type="percentage" office:value="0.254333333333333" calcext:value-type="percentage">
            <text:p>25.43%</text:p>
          </table:table-cell>
          <table:table-cell table:style-name="ce31" table:formula="of:=([Working.$G89] / [.$F89])" office:value-type="percentage" office:value="0.466166666666667" calcext:value-type="percentage">
            <text:p>46.62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130000" calcext:value-type="currency">
            <text:p>$130,000.00</text:p>
          </table:table-cell>
          <table:table-cell table:style-name="ce29" table:formula="of:=([GUI.F90] - [Working.F90])" office:value-type="currency" office:currency="AUD" office:value="96180" calcext:value-type="currency">
            <text:p>$96,180.00</text:p>
          </table:table-cell>
          <table:table-cell table:style-name="ce29" table:formula="of:=([GUI.F90] - [Working.G90] + [.$C$10])" office:value-type="currency" office:currency="AUD" office:value="79460" calcext:value-type="currency">
            <text:p>$79,460.00</text:p>
          </table:table-cell>
          <table:table-cell table:style-name="ce29" table:formula="of:=([GUI.H90] - [GUI.G90])" office:value-type="currency" office:currency="AUD" office:value="-16720" calcext:value-type="currency">
            <text:p>-$16,720.00</text:p>
          </table:table-cell>
          <table:table-cell/>
          <table:table-cell table:style-name="ce31" table:formula="of:=([Working.$F90] / [.$F90])" office:value-type="percentage" office:value="0.260153846153846" calcext:value-type="percentage">
            <text:p>26.02%</text:p>
          </table:table-cell>
          <table:table-cell table:style-name="ce31" table:formula="of:=([Working.$G90] / [.$F90])" office:value-type="percentage" office:value="0.473384615384615" calcext:value-type="percentage">
            <text:p>47.34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140000" calcext:value-type="currency">
            <text:p>$140,000.00</text:p>
          </table:table-cell>
          <table:table-cell table:style-name="ce29" table:formula="of:=([GUI.F91] - [Working.F91])" office:value-type="currency" office:currency="AUD" office:value="102880" calcext:value-type="currency">
            <text:p>$102,880.00</text:p>
          </table:table-cell>
          <table:table-cell table:style-name="ce29" table:formula="of:=([GUI.F91] - [Working.G91] + [.$C$10])" office:value-type="currency" office:currency="AUD" office:value="83860" calcext:value-type="currency">
            <text:p>$83,860.00</text:p>
          </table:table-cell>
          <table:table-cell table:style-name="ce29" table:formula="of:=([GUI.H91] - [GUI.G91])" office:value-type="currency" office:currency="AUD" office:value="-19020" calcext:value-type="currency">
            <text:p>-$19,020.00</text:p>
          </table:table-cell>
          <table:table-cell/>
          <table:table-cell table:style-name="ce31" table:formula="of:=([Working.$F91] / [.$F91])" office:value-type="percentage" office:value="0.265142857142857" calcext:value-type="percentage">
            <text:p>26.51%</text:p>
          </table:table-cell>
          <table:table-cell table:style-name="ce31" table:formula="of:=([Working.$G91] / [.$F91])" office:value-type="percentage" office:value="0.479571428571429" calcext:value-type="percentage">
            <text:p>47.96%</text:p>
          </table:table-cell>
          <table:table-cell/>
        </table:table-row>
        <table:table-row table:style-name="ro1">
          <table:table-cell table:number-columns-repeated="5"/>
          <table:table-cell table:style-name="ce23" office:value-type="currency" office:currency="AUD" office:value="150000" calcext:value-type="currency">
            <text:p>$150,000.00</text:p>
          </table:table-cell>
          <table:table-cell table:style-name="ce29" table:formula="of:=([GUI.F92] - [Working.F92])" office:value-type="currency" office:currency="AUD" office:value="109580" calcext:value-type="currency">
            <text:p>$109,580.00</text:p>
          </table:table-cell>
          <table:table-cell table:style-name="ce29" table:formula="of:=([GUI.F92] - [Working.G92] + [.$C$10])" office:value-type="currency" office:currency="AUD" office:value="88260" calcext:value-type="currency">
            <text:p>$88,260.00</text:p>
          </table:table-cell>
          <table:table-cell table:style-name="ce29" table:formula="of:=([GUI.H92] - [GUI.G92])" office:value-type="currency" office:currency="AUD" office:value="-21320" calcext:value-type="currency">
            <text:p>-$21,320.00</text:p>
          </table:table-cell>
          <table:table-cell/>
          <table:table-cell table:style-name="ce31" table:formula="of:=([Working.$F92] / [.$F92])" office:value-type="percentage" office:value="0.269466666666667" calcext:value-type="percentage">
            <text:p>26.95%</text:p>
          </table:table-cell>
          <table:table-cell table:style-name="ce31" table:formula="of:=([Working.$G92] / [.$F92])" office:value-type="percentage" office:value="0.484933333333333" calcext:value-type="percentage">
            <text:p>48.49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160000" calcext:value-type="currency">
            <text:p>$160,000.00</text:p>
          </table:table-cell>
          <table:table-cell table:style-name="ce30" table:formula="of:=([GUI.F93] - [Working.F93])" office:value-type="currency" office:currency="AUD" office:value="116280" calcext:value-type="currency">
            <text:p>$116,280.00</text:p>
          </table:table-cell>
          <table:table-cell table:style-name="ce30" table:formula="of:=([GUI.F93] - [Working.G93] + [.$C$10])" office:value-type="currency" office:currency="AUD" office:value="91760" calcext:value-type="currency">
            <text:p>$91,760.00</text:p>
          </table:table-cell>
          <table:table-cell table:style-name="ce30" table:formula="of:=([GUI.H93] - [GUI.G93])" office:value-type="currency" office:currency="AUD" office:value="-24520" calcext:value-type="currency">
            <text:p>-$24,520.00</text:p>
          </table:table-cell>
          <table:table-cell/>
          <table:table-cell table:style-name="ce31" table:formula="of:=([Working.$F93] / [.$F93])" office:value-type="percentage" office:value="0.27325" calcext:value-type="percentage">
            <text:p>27.33%</text:p>
          </table:table-cell>
          <table:table-cell table:style-name="ce31" table:formula="of:=([Working.$G93] / [.$F93])" office:value-type="percentage" office:value="0.49525" calcext:value-type="percentage">
            <text:p>49.53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170000" calcext:value-type="currency">
            <text:p>$170,000.00</text:p>
          </table:table-cell>
          <table:table-cell table:style-name="ce30" table:formula="of:=([GUI.F94] - [Working.F94])" office:value-type="currency" office:currency="AUD" office:value="122980" calcext:value-type="currency">
            <text:p>$122,980.00</text:p>
          </table:table-cell>
          <table:table-cell table:style-name="ce30" table:formula="of:=([GUI.F94] - [Working.G94] + [.$C$10])" office:value-type="currency" office:currency="AUD" office:value="95260" calcext:value-type="currency">
            <text:p>$95,260.00</text:p>
          </table:table-cell>
          <table:table-cell table:style-name="ce30" table:formula="of:=([GUI.H94] - [GUI.G94])" office:value-type="currency" office:currency="AUD" office:value="-27720" calcext:value-type="currency">
            <text:p>-$27,720.00</text:p>
          </table:table-cell>
          <table:table-cell/>
          <table:table-cell table:style-name="ce31" table:formula="of:=([Working.$F94] / [.$F94])" office:value-type="percentage" office:value="0.276588235294118" calcext:value-type="percentage">
            <text:p>27.66%</text:p>
          </table:table-cell>
          <table:table-cell table:style-name="ce31" table:formula="of:=([Working.$G94] / [.$F94])" office:value-type="percentage" office:value="0.504352941176471" calcext:value-type="percentage">
            <text:p>50.44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180000" calcext:value-type="currency">
            <text:p>$180,000.00</text:p>
          </table:table-cell>
          <table:table-cell table:style-name="ce30" table:formula="of:=([GUI.F95] - [Working.F95])" office:value-type="currency" office:currency="AUD" office:value="129680" calcext:value-type="currency">
            <text:p>$129,680.00</text:p>
          </table:table-cell>
          <table:table-cell table:style-name="ce30" table:formula="of:=([GUI.F95] - [Working.G95] + [.$C$10])" office:value-type="currency" office:currency="AUD" office:value="98760" calcext:value-type="currency">
            <text:p>$98,760.00</text:p>
          </table:table-cell>
          <table:table-cell table:style-name="ce30" table:formula="of:=([GUI.H95] - [GUI.G95])" office:value-type="currency" office:currency="AUD" office:value="-30920" calcext:value-type="currency">
            <text:p>-$30,920.00</text:p>
          </table:table-cell>
          <table:table-cell/>
          <table:table-cell table:style-name="ce31" table:formula="of:=([Working.$F95] / [.$F95])" office:value-type="percentage" office:value="0.279555555555556" calcext:value-type="percentage">
            <text:p>27.96%</text:p>
          </table:table-cell>
          <table:table-cell table:style-name="ce31" table:formula="of:=([Working.$G95] / [.$F95])" office:value-type="percentage" office:value="0.512444444444444" calcext:value-type="percentage">
            <text:p>51.24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190000" calcext:value-type="currency">
            <text:p>$190,000.00</text:p>
          </table:table-cell>
          <table:table-cell table:style-name="ce30" table:formula="of:=([GUI.F96] - [Working.F96])" office:value-type="currency" office:currency="AUD" office:value="136380" calcext:value-type="currency">
            <text:p>$136,380.00</text:p>
          </table:table-cell>
          <table:table-cell table:style-name="ce30" table:formula="of:=([GUI.F96] - [Working.G96] + [.$C$10])" office:value-type="currency" office:currency="AUD" office:value="102260" calcext:value-type="currency">
            <text:p>$102,260.00</text:p>
          </table:table-cell>
          <table:table-cell table:style-name="ce30" table:formula="of:=([GUI.H96] - [GUI.G96])" office:value-type="currency" office:currency="AUD" office:value="-34120" calcext:value-type="currency">
            <text:p>-$34,120.00</text:p>
          </table:table-cell>
          <table:table-cell/>
          <table:table-cell table:style-name="ce31" table:formula="of:=([Working.$F96] / [.$F96])" office:value-type="percentage" office:value="0.282210526315789" calcext:value-type="percentage">
            <text:p>28.22%</text:p>
          </table:table-cell>
          <table:table-cell table:style-name="ce31" table:formula="of:=([Working.$G96] / [.$F96])" office:value-type="percentage" office:value="0.519684210526316" calcext:value-type="percentage">
            <text:p>51.97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200000" calcext:value-type="currency">
            <text:p>$200,000.00</text:p>
          </table:table-cell>
          <table:table-cell table:style-name="ce30" table:formula="of:=([GUI.F97] - [Working.F97])" office:value-type="currency" office:currency="AUD" office:value="143080" calcext:value-type="currency">
            <text:p>$143,080.00</text:p>
          </table:table-cell>
          <table:table-cell table:style-name="ce30" table:formula="of:=([GUI.F97] - [Working.G97] + [.$C$10])" office:value-type="currency" office:currency="AUD" office:value="105760" calcext:value-type="currency">
            <text:p>$105,760.00</text:p>
          </table:table-cell>
          <table:table-cell table:style-name="ce30" table:formula="of:=([GUI.H97] - [GUI.G97])" office:value-type="currency" office:currency="AUD" office:value="-37320" calcext:value-type="currency">
            <text:p>-$37,320.00</text:p>
          </table:table-cell>
          <table:table-cell/>
          <table:table-cell table:style-name="ce31" table:formula="of:=([Working.$F97] / [.$F97])" office:value-type="percentage" office:value="0.2846" calcext:value-type="percentage">
            <text:p>28.46%</text:p>
          </table:table-cell>
          <table:table-cell table:style-name="ce31" table:formula="of:=([Working.$G97] / [.$F97])" office:value-type="percentage" office:value="0.5262" calcext:value-type="percentage">
            <text:p>52.62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210000" calcext:value-type="currency">
            <text:p>$210,000.00</text:p>
          </table:table-cell>
          <table:table-cell table:style-name="ce30" table:formula="of:=([GUI.F98] - [Working.F98])" office:value-type="currency" office:currency="AUD" office:value="149780" calcext:value-type="currency">
            <text:p>$149,780.00</text:p>
          </table:table-cell>
          <table:table-cell table:style-name="ce30" table:formula="of:=([GUI.F98] - [Working.G98] + [.$C$10])" office:value-type="currency" office:currency="AUD" office:value="109260" calcext:value-type="currency">
            <text:p>$109,260.00</text:p>
          </table:table-cell>
          <table:table-cell table:style-name="ce30" table:formula="of:=([GUI.H98] - [GUI.G98])" office:value-type="currency" office:currency="AUD" office:value="-40520" calcext:value-type="currency">
            <text:p>-$40,520.00</text:p>
          </table:table-cell>
          <table:table-cell/>
          <table:table-cell table:style-name="ce31" table:formula="of:=([Working.$F98] / [.$F98])" office:value-type="percentage" office:value="0.286761904761905" calcext:value-type="percentage">
            <text:p>28.68%</text:p>
          </table:table-cell>
          <table:table-cell table:style-name="ce31" table:formula="of:=([Working.$G98] / [.$F98])" office:value-type="percentage" office:value="0.532095238095238" calcext:value-type="percentage">
            <text:p>53.21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220000" calcext:value-type="currency">
            <text:p>$220,000.00</text:p>
          </table:table-cell>
          <table:table-cell table:style-name="ce30" table:formula="of:=([GUI.F99] - [Working.F99])" office:value-type="currency" office:currency="AUD" office:value="156480" calcext:value-type="currency">
            <text:p>$156,480.00</text:p>
          </table:table-cell>
          <table:table-cell table:style-name="ce30" table:formula="of:=([GUI.F99] - [Working.G99] + [.$C$10])" office:value-type="currency" office:currency="AUD" office:value="112760" calcext:value-type="currency">
            <text:p>$112,760.00</text:p>
          </table:table-cell>
          <table:table-cell table:style-name="ce30" table:formula="of:=([GUI.H99] - [GUI.G99])" office:value-type="currency" office:currency="AUD" office:value="-43720" calcext:value-type="currency">
            <text:p>-$43,720.00</text:p>
          </table:table-cell>
          <table:table-cell/>
          <table:table-cell table:style-name="ce31" table:formula="of:=([Working.$F99] / [.$F99])" office:value-type="percentage" office:value="0.288727272727273" calcext:value-type="percentage">
            <text:p>28.87%</text:p>
          </table:table-cell>
          <table:table-cell table:style-name="ce31" table:formula="of:=([Working.$G99] / [.$F99])" office:value-type="percentage" office:value="0.537454545454545" calcext:value-type="percentage">
            <text:p>53.75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230000" calcext:value-type="currency">
            <text:p>$230,000.00</text:p>
          </table:table-cell>
          <table:table-cell table:style-name="ce30" table:formula="of:=([GUI.F100] - [Working.F100])" office:value-type="currency" office:currency="AUD" office:value="163180" calcext:value-type="currency">
            <text:p>$163,180.00</text:p>
          </table:table-cell>
          <table:table-cell table:style-name="ce30" table:formula="of:=([GUI.F100] - [Working.G100] + [.$C$10])" office:value-type="currency" office:currency="AUD" office:value="116260" calcext:value-type="currency">
            <text:p>$116,260.00</text:p>
          </table:table-cell>
          <table:table-cell table:style-name="ce30" table:formula="of:=([GUI.H100] - [GUI.G100])" office:value-type="currency" office:currency="AUD" office:value="-46920" calcext:value-type="currency">
            <text:p>-$46,920.00</text:p>
          </table:table-cell>
          <table:table-cell/>
          <table:table-cell table:style-name="ce31" table:formula="of:=([Working.$F100] / [.$F100])" office:value-type="percentage" office:value="0.290521739130435" calcext:value-type="percentage">
            <text:p>29.05%</text:p>
          </table:table-cell>
          <table:table-cell table:style-name="ce31" table:formula="of:=([Working.$G100] / [.$F100])" office:value-type="percentage" office:value="0.542347826086957" calcext:value-type="percentage">
            <text:p>54.23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240000" calcext:value-type="currency">
            <text:p>$240,000.00</text:p>
          </table:table-cell>
          <table:table-cell table:style-name="ce30" table:formula="of:=([GUI.F101] - [Working.F101])" office:value-type="currency" office:currency="AUD" office:value="169880" calcext:value-type="currency">
            <text:p>$169,880.00</text:p>
          </table:table-cell>
          <table:table-cell table:style-name="ce30" table:formula="of:=([GUI.F101] - [Working.G101] + [.$C$10])" office:value-type="currency" office:currency="AUD" office:value="119760" calcext:value-type="currency">
            <text:p>$119,760.00</text:p>
          </table:table-cell>
          <table:table-cell table:style-name="ce30" table:formula="of:=([GUI.H101] - [GUI.G101])" office:value-type="currency" office:currency="AUD" office:value="-50120" calcext:value-type="currency">
            <text:p>-$50,120.00</text:p>
          </table:table-cell>
          <table:table-cell/>
          <table:table-cell table:style-name="ce31" table:formula="of:=([Working.$F101] / [.$F101])" office:value-type="percentage" office:value="0.292166666666667" calcext:value-type="percentage">
            <text:p>29.22%</text:p>
          </table:table-cell>
          <table:table-cell table:style-name="ce31" table:formula="of:=([Working.$G101] / [.$F101])" office:value-type="percentage" office:value="0.546833333333333" calcext:value-type="percentage">
            <text:p>54.68%</text:p>
          </table:table-cell>
          <table:table-cell/>
        </table:table-row>
        <table:table-row table:style-name="ro1">
          <table:table-cell table:number-columns-repeated="5"/>
          <table:table-cell table:style-name="ce24" office:value-type="currency" office:currency="AUD" office:value="250000" calcext:value-type="currency">
            <text:p>$250,000.00</text:p>
          </table:table-cell>
          <table:table-cell table:style-name="ce30" table:formula="of:=([GUI.F102] - [Working.F102])" office:value-type="currency" office:currency="AUD" office:value="176580" calcext:value-type="currency">
            <text:p>$176,580.00</text:p>
          </table:table-cell>
          <table:table-cell table:style-name="ce30" table:formula="of:=([GUI.F102] - [Working.G102] + [.$C$10])" office:value-type="currency" office:currency="AUD" office:value="123260" calcext:value-type="currency">
            <text:p>$123,260.00</text:p>
          </table:table-cell>
          <table:table-cell table:style-name="ce30" table:formula="of:=([GUI.H102] - [GUI.G102])" office:value-type="currency" office:currency="AUD" office:value="-53320" calcext:value-type="currency">
            <text:p>-$53,320.00</text:p>
          </table:table-cell>
          <table:table-cell/>
          <table:table-cell table:style-name="ce31" table:formula="of:=([Working.$F102] / [.$F102])" office:value-type="percentage" office:value="0.29368" calcext:value-type="percentage">
            <text:p>29.37%</text:p>
          </table:table-cell>
          <table:table-cell table:style-name="ce31" table:formula="of:=([Working.$G102] / [.$F102])" office:value-type="percentage" office:value="0.55096" calcext:value-type="percentage">
            <text:p>55.10%</text:p>
          </table:table-cell>
          <table:table-cell/>
        </table:table-row>
        <table:table-row table:style-name="ro1" table:number-rows-repeated="104847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avings" table:style-name="ta1">
        <table:table-column table:style-name="co12" table:default-cell-style-name="Default"/>
        <table:table-column table:style-name="co13" table:default-cell-style-name="ce13"/>
        <table:table-column table:style-name="co14" table:default-cell-style-name="ce13"/>
        <table:table-column table:style-name="co15" table:default-cell-style-name="ce31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$(millions)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Current Cost</text:p>
          </table:table-cell>
          <table:table-cell table:style-name="ce7" office:value-type="string" calcext:value-type="string">
            <text:p>Proposed Cost</text:p>
          </table:table-cell>
          <table:table-cell table:style-name="ce38" office:value-type="string" calcext:value-type="string">
            <text:p>Proposed Cu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Social Security Spending</text:p>
          </table:table-cell>
          <table:table-cell table:number-columns-repeated="3"/>
          <table:table-cell table:style-name="ce1"/>
        </table:table-row>
        <table:table-row table:style-name="ro1">
          <table:table-cell table:style-name="ce33" office:value-type="string" calcext:value-type="string">
            <text:p>Veterans' pension</text:p>
          </table:table-cell>
          <table:table-cell table:style-name="ce35" office:value-type="currency" office:currency="AUD" office:value="193.44" calcext:value-type="currency">
            <text:p>$193.44</text:p>
          </table:table-cell>
          <table:table-cell table:formula="of:=([.$B5] - ([.$B5] * [.$D5]))" office:value-type="currency" office:currency="AUD" office:value="84.1855329636476" calcext:value-type="currency">
            <text:p>$84.19</text:p>
          </table:table-cell>
          <table:table-cell table:formula="of:=([.D18])" office:value-type="percentage" office:value="0.564797699733005" calcext:value-type="percentage">
            <text:p>56.48%</text:p>
          </table:table-cell>
          <table:table-cell office:value-type="string" calcext:value-type="string">
            <text:p>Same rate as Super</text:p>
          </table:table-cell>
        </table:table-row>
        <table:table-row table:style-name="ro1">
          <table:table-cell table:style-name="ce33" office:value-type="string" calcext:value-type="string">
            <text:p>Improving employment outcomes</text:p>
          </table:table-cell>
          <table:table-cell table:style-name="ce35" office:value-type="currency" office:currency="AUD" office:value="269.382" calcext:value-type="currency">
            <text:p>$269.38</text:p>
          </table:table-cell>
          <table:table-cell table:formula="of:=([.$B6] - ([.$B6] * [.$D6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33" office:value-type="string" calcext:value-type="string">
            <text:p>Hardship Assistance</text:p>
          </table:table-cell>
          <table:table-cell table:style-name="ce35" office:value-type="currency" office:currency="AUD" office:value="277.172" calcext:value-type="currency">
            <text:p>$277.17</text:p>
          </table:table-cell>
          <table:table-cell table:formula="of:=([.$B7] - ([.$B7] * [.$D7]))" office:value-type="currency" office:currency="AUD" office:value="138.586" calcext:value-type="currency">
            <text:p>$138.59</text:p>
          </table:table-cell>
          <table:table-cell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style-name="ce33" office:value-type="string" calcext:value-type="string">
            <text:p>Adminstering income support</text:p>
          </table:table-cell>
          <table:table-cell table:style-name="ce35" office:value-type="currency" office:currency="AUD" office:value="340.176" calcext:value-type="currency">
            <text:p>$340.18</text:p>
          </table:table-cell>
          <table:table-cell table:formula="of:=([.$B8] - ([.$B8] * [.$D8]))" office:value-type="currency" office:currency="AUD" office:value="170.088" calcext:value-type="currency">
            <text:p>$170.09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Probs more</text:p>
          </table:table-cell>
        </table:table-row>
        <table:table-row table:style-name="ro1">
          <table:table-cell table:style-name="ce33" office:value-type="string" calcext:value-type="string">
            <text:p>Disability Assistance</text:p>
          </table:table-cell>
          <table:table-cell table:style-name="ce35" office:value-type="currency" office:currency="AUD" office:value="378.919" calcext:value-type="currency">
            <text:p>$378.92</text:p>
          </table:table-cell>
          <table:table-cell table:formula="of:=([.$B9] - ([.$B9] * [.$D9]))" office:value-type="currency" office:currency="AUD" office:value="189.4595" calcext:value-type="currency">
            <text:p>$189.46</text:p>
          </table:table-cell>
          <table:table-cell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style-name="ce33" office:value-type="string" calcext:value-type="string">
            <text:p>Care and Protection Services</text:p>
          </table:table-cell>
          <table:table-cell table:style-name="ce35" office:value-type="currency" office:currency="AUD" office:value="391.831" calcext:value-type="currency">
            <text:p>$391.83</text:p>
          </table:table-cell>
          <table:table-cell table:formula="of:=([.$B10] - ([.$B10] * [.$D10]))" office:value-type="currency" office:currency="AUD" office:value="195.9155" calcext:value-type="currency">
            <text:p>$195.92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Offsetting child benefit</text:p>
          </table:table-cell>
        </table:table-row>
        <table:table-row table:style-name="ro1">
          <table:table-cell table:style-name="ce33" office:value-type="string" calcext:value-type="string">
            <text:p>Student allowances</text:p>
          </table:table-cell>
          <table:table-cell table:style-name="ce35" office:value-type="currency" office:currency="AUD" office:value="529.23" calcext:value-type="currency">
            <text:p>$529.23</text:p>
          </table:table-cell>
          <table:table-cell table:formula="of:=([.$B11] - ([.$B11] * [.$D11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2">
          <table:table-cell table:style-name="ce33" office:value-type="string" calcext:value-type="string">
            <text:p>Part payment of rent to social housing providers</text:p>
          </table:table-cell>
          <table:table-cell table:style-name="ce35" office:value-type="currency" office:currency="AUD" office:value="774.141" calcext:value-type="currency">
            <text:p>$774.14</text:p>
          </table:table-cell>
          <table:table-cell table:formula="of:=([.$B12] - ([.$B12] * [.$D12]))" office:value-type="currency" office:currency="AUD" office:value="774.141" calcext:value-type="currency">
            <text:p>$774.14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33" office:value-type="string" calcext:value-type="string">
            <text:p>Accommodation assistance</text:p>
          </table:table-cell>
          <table:table-cell table:style-name="ce35" office:value-type="currency" office:currency="AUD" office:value="1136.682" calcext:value-type="currency">
            <text:p>$1,136.68</text:p>
          </table:table-cell>
          <table:table-cell table:formula="of:=([.$B13] - ([.$B13] * [.$D13]))" office:value-type="currency" office:currency="AUD" office:value="1136.682" calcext:value-type="currency">
            <text:p>$1,136.68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33" office:value-type="string" calcext:value-type="string">
            <text:p>Sole Parent Support</text:p>
          </table:table-cell>
          <table:table-cell table:style-name="ce35" office:value-type="currency" office:currency="AUD" office:value="1186.77" calcext:value-type="currency">
            <text:p>$1,186.77</text:p>
          </table:table-cell>
          <table:table-cell table:formula="of:=([.$B14] - ([.$B14] * [.$D14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33" office:value-type="string" calcext:value-type="string">
            <text:p>Supported Living Payment</text:p>
          </table:table-cell>
          <table:table-cell table:style-name="ce35" office:value-type="currency" office:currency="AUD" office:value="1519.494" calcext:value-type="currency">
            <text:p>$1,519.49</text:p>
          </table:table-cell>
          <table:table-cell table:formula="of:=([.$B15] - ([.$B15] * [.$D15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This is the sickness benefit right? Same as the dole?</text:p>
          </table:table-cell>
        </table:table-row>
        <table:table-row table:style-name="ro2">
          <table:table-cell table:style-name="ce33" office:value-type="string" calcext:value-type="string">
            <text:p>Jobseeker Support and Emergency Benefit</text:p>
          </table:table-cell>
          <table:table-cell table:style-name="ce35" office:value-type="currency" office:currency="AUD" office:value="1615.545" calcext:value-type="currency">
            <text:p>$1,615.55</text:p>
          </table:table-cell>
          <table:table-cell table:formula="of:=([.$B16] - ([.$B16] * [.$D16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33" office:value-type="string" calcext:value-type="string">
            <text:p>Student loans</text:p>
          </table:table-cell>
          <table:table-cell table:style-name="ce35" office:value-type="currency" office:currency="AUD" office:value="1680.463" calcext:value-type="currency">
            <text:p>$1,680.46</text:p>
          </table:table-cell>
          <table:table-cell table:formula="of:=([.$B17] - ([.$B17] * [.$D17]))" office:value-type="currency" office:currency="AUD" office:value="840.2315" calcext:value-type="currency">
            <text:p>$840.23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Living costs won't be claimed (more people might study though)</text:p>
          </table:table-cell>
        </table:table-row>
        <table:table-row table:style-name="ro1">
          <table:table-cell table:style-name="ce33" office:value-type="string" calcext:value-type="string">
            <text:p>New Zealand Superannuation</text:p>
          </table:table-cell>
          <table:table-cell table:style-name="ce35" office:value-type="currency" office:currency="AUD" office:value="12256.492" calcext:value-type="currency">
            <text:p>$12,256.49</text:p>
          </table:table-cell>
          <table:table-cell table:formula="of:=([.$B18] - ([.$B18] * [.$D18]))" office:value-type="currency" office:currency="AUD" office:value="5334.05351160403" calcext:value-type="currency">
            <text:p>$5,334.05</text:p>
          </table:table-cell>
          <table:table-cell table:formula="of:=([GUI.C10] / 19476)" office:value-type="percentage" office:value="0.564797699733005" calcext:value-type="percentage">
            <text:p>56.48%</text:p>
          </table:table-cell>
          <table:table-cell office:value-type="string" calcext:value-type="string">
            <text:p>Single Pension is $19,475 a year, offset by UBI. Savings will be more with married and defacto</text:p>
          </table:table-cell>
        </table:table-row>
        <table:table-row table:style-name="ro1">
          <table:table-cell table:style-name="ce33"/>
          <table:table-cell table:style-name="ce35"/>
          <table:table-cell table:number-columns-repeated="3"/>
        </table:table-row>
        <table:table-row table:style-name="ro1">
          <table:table-cell table:style-name="ce34" office:value-type="string" calcext:value-type="string">
            <text:p>Tax Expenditure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33" office:value-type="string" calcext:value-type="string">
            <text:p>Family Tax Credit</text:p>
          </table:table-cell>
          <table:table-cell table:style-name="ce35" office:value-type="currency" office:currency="AUD" office:value="1897" calcext:value-type="currency">
            <text:p>$1,897.00</text:p>
          </table:table-cell>
          <table:table-cell table:formula="of:=([.$B21] - ([.$B21] * [.$D21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33" office:value-type="string" calcext:value-type="string">
            <text:p>In-work Tax Credit</text:p>
          </table:table-cell>
          <table:table-cell table:style-name="ce35" office:value-type="currency" office:currency="AUD" office:value="512" calcext:value-type="currency">
            <text:p>$512.00</text:p>
          </table:table-cell>
          <table:table-cell table:formula="of:=([.$B22] - ([.$B22] * [.$D22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urrent Total</text:p>
          </table:table-cell>
          <table:table-cell table:style-name="ce36" table:formula="of:=SUM([.B4:.B23])" office:value-type="currency" office:currency="AUD" office:value="24958.737" calcext:value-type="currency">
            <text:p>$24,95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osed Total</text:p>
          </table:table-cell>
          <table:table-cell table:style-name="ce37" table:formula="of:=SUM([.C$1:.C$1048576])" office:value-type="currency" office:currency="AUD" office:value="8863.34254456767" calcext:value-type="currency">
            <text:p>$8,863.3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vings</text:p>
          </table:table-cell>
          <table:table-cell table:formula="of:=([.B24] - [.B25])" office:value-type="currency" office:currency="AUD" office:value="16095.3944554323" calcext:value-type="currency">
            <text:p>$16,095.39</text:p>
          </table:table-cell>
          <table:table-cell table:number-columns-repeated="3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oposed Revenue" table:style-name="ta1">
        <table:table-column table:style-name="co17" table:default-cell-style-name="Default"/>
        <table:table-column table:style-name="co18" table:default-cell-style-name="ce13"/>
        <table:table-column table:style-name="co3" table:default-cell-style-name="ce13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Band</text:p>
          </table:table-cell>
          <table:table-cell table:style-name="Default" office:value-type="string" calcext:value-type="string">
            <text:p>Current Revenue</text:p>
          </table:table-cell>
          <table:table-cell table:style-name="Default" office:value-type="string" calcext:value-type="string">
            <text:p>Proposed Revenue</text:p>
          </table:table-cell>
          <table:table-cell office:value-type="string" calcext:value-type="string">
            <text:p>Change in rate</text:p>
          </table:table-cell>
          <table:table-cell office:value-type="string" calcext:value-type="string">
            <text:p>Change in Band</text:p>
          </table:table-cell>
          <table:table-cell office:value-type="string" calcext:value-type="string">
            <text:p>With Indirect Offset</text:p>
          </table:table-cell>
        </table:table-row>
        <table:table-row table:style-name="ro1">
          <table:table-cell table:formula="of:=([GUI.$B4])" office:value-type="string" office:string-value="&lt;14000" calcext:value-type="string">
            <text:p>&lt;14000</text:p>
          </table:table-cell>
          <table:table-cell table:formula="of:=SUM([Working.C2:.C15])" office:value-type="currency" office:currency="AUD" office:value="41337" calcext:value-type="currency">
            <text:p>$41,337.00</text:p>
          </table:table-cell>
          <table:table-cell table:formula="of:=(['Proposed Revenue'.B2] + ['Proposed Revenue'.F2])" office:value-type="currency" office:currency="AUD" office:value="49725.6620895" calcext:value-type="currency">
            <text:p>$49,725.66</text:p>
          </table:table-cell>
          <table:table-cell table:formula="of:=([GUI.$D4] - [GUI.$C4])" office:value-type="float" office:value="0.245" calcext:value-type="float">
            <text:p>0.245</text:p>
          </table:table-cell>
          <table:table-cell table:formula="of:=PRODUCT(['Proposed Revenue'.D2]; ['Proposed Revenue'.B2])" office:value-type="float" office:value="10127.565" calcext:value-type="float">
            <text:p>10127.565</text:p>
          </table:table-cell>
          <table:table-cell table:formula="of:=['Proposed Revenue'.E2] - (['Proposed Revenue'.E2] * 0.1717)" office:value-type="float" office:value="8388.6620895" calcext:value-type="float">
            <text:p>8388.6620895</text:p>
          </table:table-cell>
        </table:table-row>
        <table:table-row table:style-name="ro1">
          <table:table-cell table:formula="of:=([GUI.$B5])" office:value-type="string" office:string-value="14000 &lt; x &lt; 48000" calcext:value-type="string">
            <text:p>14000 &lt; x &lt; 48000</text:p>
          </table:table-cell>
          <table:table-cell table:formula="of:=SUM([Working.C16:.C49])" office:value-type="currency" office:currency="AUD" office:value="60734" calcext:value-type="currency">
            <text:p>$60,734.00</text:p>
          </table:table-cell>
          <table:table-cell table:formula="of:=(['Proposed Revenue'.B3] + ['Proposed Revenue'.F3])" office:value-type="currency" office:currency="AUD" office:value="71046.724301" calcext:value-type="currency">
            <text:p>$71,046.72</text:p>
          </table:table-cell>
          <table:table-cell table:formula="of:=([GUI.$D5] - [GUI.$C5])" office:value-type="float" office:value="0.205" calcext:value-type="float">
            <text:p>0.205</text:p>
          </table:table-cell>
          <table:table-cell table:formula="of:=PRODUCT(['Proposed Revenue'.D3]; ['Proposed Revenue'.B3])" office:value-type="float" office:value="12450.47" calcext:value-type="float">
            <text:p>12450.47</text:p>
          </table:table-cell>
          <table:table-cell table:formula="of:=['Proposed Revenue'.E3] - (['Proposed Revenue'.E3] * 0.1717)" office:value-type="float" office:value="10312.724301" calcext:value-type="float">
            <text:p>10312.724301</text:p>
          </table:table-cell>
        </table:table-row>
        <table:table-row table:style-name="ro1">
          <table:table-cell table:formula="of:=([GUI.$B6])" office:value-type="string" office:string-value="48000 &lt; x &lt; 70000" calcext:value-type="string">
            <text:p>48000 &lt; x &lt; 70000</text:p>
          </table:table-cell>
          <table:table-cell table:formula="of:=SUM([Working.C50:.C71])" office:value-type="currency" office:currency="AUD" office:value="18837" calcext:value-type="currency">
            <text:p>$18,837.00</text:p>
          </table:table-cell>
          <table:table-cell table:formula="of:=(['Proposed Revenue'.B4] + ['Proposed Revenue'.F4])" office:value-type="currency" office:currency="AUD" office:value="21333.429936" calcext:value-type="currency">
            <text:p>$21,333.43</text:p>
          </table:table-cell>
          <table:table-cell table:formula="of:=([GUI.$D6] - [GUI.$C6])" office:value-type="float" office:value="0.16" calcext:value-type="float">
            <text:p>0.16</text:p>
          </table:table-cell>
          <table:table-cell table:formula="of:=PRODUCT(['Proposed Revenue'.D4]; ['Proposed Revenue'.B4])" office:value-type="float" office:value="3013.92" calcext:value-type="float">
            <text:p>3013.92</text:p>
          </table:table-cell>
          <table:table-cell table:formula="of:=['Proposed Revenue'.E4] - (['Proposed Revenue'.E4] * 0.1717)" office:value-type="float" office:value="2496.429936" calcext:value-type="float">
            <text:p>2496.429936</text:p>
          </table:table-cell>
        </table:table-row>
        <table:table-row table:style-name="ro1">
          <table:table-cell table:formula="of:=([GUI.$B7])" office:value-type="string" office:string-value="70000 &lt; x 150000" calcext:value-type="string">
            <text:p>70000 &lt; x 150000</text:p>
          </table:table-cell>
          <table:table-cell table:formula="of:=SUM([Working.C72:.C92])" office:value-type="currency" office:currency="AUD" office:value="18451" calcext:value-type="currency">
            <text:p>$18,451.00</text:p>
          </table:table-cell>
          <table:table-cell table:formula="of:=(['Proposed Revenue'.B5] + ['Proposed Revenue'.F5])" office:value-type="currency" office:currency="AUD" office:value="21966.081559" calcext:value-type="currency">
            <text:p>$21,966.08</text:p>
          </table:table-cell>
          <table:table-cell table:formula="of:=([GUI.$D7] - [GUI.$C7])" office:value-type="float" office:value="0.23" calcext:value-type="float">
            <text:p>0.23</text:p>
          </table:table-cell>
          <table:table-cell table:formula="of:=PRODUCT(['Proposed Revenue'.D5]; ['Proposed Revenue'.B5])" office:value-type="float" office:value="4243.73" calcext:value-type="float">
            <text:p>4243.73</text:p>
          </table:table-cell>
          <table:table-cell table:formula="of:=['Proposed Revenue'.E5] - (['Proposed Revenue'.E5] * 0.1717)" office:value-type="float" office:value="3515.081559" calcext:value-type="float">
            <text:p>3515.081559</text:p>
          </table:table-cell>
        </table:table-row>
        <table:table-row table:style-name="ro1">
          <table:table-cell table:formula="of:=([GUI.$B8])" office:value-type="string" office:string-value="150000 &lt; x " calcext:value-type="string">
            <text:p>150000 &lt; x </text:p>
          </table:table-cell>
          <table:table-cell table:formula="of:=SUM([Working.C93])" office:value-type="currency" office:currency="AUD" office:value="7757" calcext:value-type="currency">
            <text:p>$7,757.00</text:p>
          </table:table-cell>
          <table:table-cell table:formula="of:=(['Proposed Revenue'.B6] + ['Proposed Revenue'.F6])" office:value-type="currency" office:currency="AUD" office:value="9813.039392" calcext:value-type="currency">
            <text:p>$9,813.04</text:p>
          </table:table-cell>
          <table:table-cell table:formula="of:=([GUI.$D8] - [GUI.$C8])" office:value-type="float" office:value="0.32" calcext:value-type="float">
            <text:p>0.32</text:p>
          </table:table-cell>
          <table:table-cell table:formula="of:=PRODUCT(['Proposed Revenue'.D6]; ['Proposed Revenue'.B6])" office:value-type="float" office:value="2482.24" calcext:value-type="float">
            <text:p>2482.24</text:p>
          </table:table-cell>
          <table:table-cell table:formula="of:=['Proposed Revenue'.E6] - (['Proposed Revenue'.E6] * 0.1717)" office:value-type="float" office:value="2056.039392" calcext:value-type="float">
            <text:p>2056.039392</text:p>
          </table:table-cell>
        </table:table-row>
      </table:table>
      <table:table table:name="Working" table:style-name="ta1">
        <table:table-column table:style-name="co11" table:default-cell-style-name="Default"/>
        <table:table-column table:style-name="co11" table:default-cell-style-name="ce13"/>
        <table:table-column table:style-name="co21" table:default-cell-style-name="Default"/>
        <table:table-column table:style-name="co18" table:default-cell-style-name="Default"/>
        <table:table-column table:style-name="co22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5" table:default-cell-style-name="Default"/>
        <table:table-row table:style-name="ro1">
          <table:table-cell table:style-name="ce35" office:value-type="string" calcext:value-type="string">
            <text:p>band </text:p>
          </table:table-cell>
          <table:table-cell table:style-name="ce35" office:value-type="string" calcext:value-type="string">
            <text:p>band size</text:p>
          </table:table-cell>
          <table:table-cell table:style-name="ce33" office:value-type="string" calcext:value-type="string">
            <text:p>Current govt revenue</text:p>
          </table:table-cell>
          <table:table-cell office:value-type="string" calcext:value-type="string">
            <text:p>current band tax</text:p>
          </table:table-cell>
          <table:table-cell office:value-type="string" calcext:value-type="string">
            <text:p>proposed band tax</text:p>
          </table:table-cell>
          <table:table-cell office:value-type="string" calcext:value-type="string">
            <text:p>Current total tax</text:p>
          </table:table-cell>
          <table:table-cell office:value-type="string" calcext:value-type="string">
            <text:p>Propsed Total Tax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 table:style-name="ce39" office:value-type="string" calcext:value-type="string">
            <text:p>$0 - $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169" calcext:value-type="currency">
            <text:p>$3,169.00</text:p>
          </table:table-cell>
          <table:table-cell table:style-name="ce13" table:formula="of:=([Working.B2] * [GUI.$C$4])" office:value-type="currency" office:currency="AUD" office:value="105" calcext:value-type="currency">
            <text:p>$105.00</text:p>
          </table:table-cell>
          <table:table-cell table:style-name="ce13" table:formula="of:=([Working.B2] * [GUI.$D$4])" office:value-type="currency" office:currency="AUD" office:value="350" calcext:value-type="currency">
            <text:p>$350.00</text:p>
          </table:table-cell>
          <table:table-cell table:style-name="ce13" table:formula="of:=SUM([Working.$D$2:.D2])" office:value-type="currency" office:currency="AUD" office:value="105" calcext:value-type="currency">
            <text:p>$105.00</text:p>
          </table:table-cell>
          <table:table-cell table:style-name="ce13" table:formula="of:=SUM([Working.$E$2:.E2])" office:value-type="currency" office:currency="AUD" office:value="350" calcext:value-type="currency">
            <text:p>$3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,000 - $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125" calcext:value-type="currency">
            <text:p>$3,125.00</text:p>
          </table:table-cell>
          <table:table-cell table:style-name="ce13" table:formula="of:=([Working.B3] * [GUI.$C$4])" office:value-type="currency" office:currency="AUD" office:value="105" calcext:value-type="currency">
            <text:p>$105.00</text:p>
          </table:table-cell>
          <table:table-cell table:style-name="ce13" table:formula="of:=([Working.B3] * [GUI.$D$4])" office:value-type="currency" office:currency="AUD" office:value="350" calcext:value-type="currency">
            <text:p>$350.00</text:p>
          </table:table-cell>
          <table:table-cell table:style-name="ce13" table:formula="of:=SUM([Working.$D$2:.D3])" office:value-type="currency" office:currency="AUD" office:value="210" calcext:value-type="currency">
            <text:p>$210.00</text:p>
          </table:table-cell>
          <table:table-cell table:style-name="ce13" table:formula="of:=SUM([Working.$E$2:.E3])" office:value-type="currency" office:currency="AUD" office:value="700" calcext:value-type="currency">
            <text:p>$7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3">
          <table:table-cell table:style-name="ce39" office:value-type="string" calcext:value-type="string">
            <text:p>$2,000 - $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098" calcext:value-type="currency">
            <text:p>$3,098.00</text:p>
          </table:table-cell>
          <table:table-cell table:style-name="ce13" table:formula="of:=([Working.B4] * [GUI.$C$4])" office:value-type="currency" office:currency="AUD" office:value="105" calcext:value-type="currency">
            <text:p>$105.00</text:p>
          </table:table-cell>
          <table:table-cell table:style-name="ce13" table:formula="of:=([Working.B4] * [GUI.$D$4])" office:value-type="currency" office:currency="AUD" office:value="350" calcext:value-type="currency">
            <text:p>$350.00</text:p>
          </table:table-cell>
          <table:table-cell table:style-name="ce13" table:formula="of:=SUM([Working.$D$2:.D4])" office:value-type="currency" office:currency="AUD" office:value="315" calcext:value-type="currency">
            <text:p>$315.00</text:p>
          </table:table-cell>
          <table:table-cell table:style-name="ce13" table:formula="of:=SUM([Working.$E$2:.E4])" office:value-type="currency" office:currency="AUD" office:value="1050" calcext:value-type="currency">
            <text:p>$1,050.00</text:p>
          </table:table-cell>
          <table:table-cell table:number-columns-repeated="4"/>
          <table:table-cell table:style-name="ce13"/>
          <table:table-cell/>
          <table:table-cell table:style-name="ce13"/>
          <table:table-cell table:number-columns-repeated="2"/>
          <table:table-cell table:style-name="ce33"/>
        </table:table-row>
        <table:table-row table:style-name="ro2">
          <table:table-cell table:style-name="ce39" office:value-type="string" calcext:value-type="string">
            <text:p>$3,000 - $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068" calcext:value-type="currency">
            <text:p>$3,068.00</text:p>
          </table:table-cell>
          <table:table-cell table:style-name="ce13" table:formula="of:=([Working.B5] * [GUI.$C$4])" office:value-type="currency" office:currency="AUD" office:value="105" calcext:value-type="currency">
            <text:p>$105.00</text:p>
          </table:table-cell>
          <table:table-cell table:style-name="ce13" table:formula="of:=([Working.B5] * [GUI.$D$4])" office:value-type="currency" office:currency="AUD" office:value="350" calcext:value-type="currency">
            <text:p>$350.00</text:p>
          </table:table-cell>
          <table:table-cell table:style-name="ce13" table:formula="of:=SUM([Working.$D$2:.D5])" office:value-type="currency" office:currency="AUD" office:value="420" calcext:value-type="currency">
            <text:p>$420.00</text:p>
          </table:table-cell>
          <table:table-cell table:style-name="ce13" table:formula="of:=SUM([Working.$E$2:.E5])" office:value-type="currency" office:currency="AUD" office:value="1400" calcext:value-type="currency">
            <text:p>$1,4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4,000 - $5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037" calcext:value-type="currency">
            <text:p>$3,037.00</text:p>
          </table:table-cell>
          <table:table-cell table:style-name="ce13" table:formula="of:=([Working.B6] * [GUI.$C$4])" office:value-type="currency" office:currency="AUD" office:value="105" calcext:value-type="currency">
            <text:p>$105.00</text:p>
          </table:table-cell>
          <table:table-cell table:style-name="ce13" table:formula="of:=([Working.B6] * [GUI.$D$4])" office:value-type="currency" office:currency="AUD" office:value="350" calcext:value-type="currency">
            <text:p>$350.00</text:p>
          </table:table-cell>
          <table:table-cell table:style-name="ce13" table:formula="of:=SUM([Working.$D$2:.D6])" office:value-type="currency" office:currency="AUD" office:value="525" calcext:value-type="currency">
            <text:p>$525.00</text:p>
          </table:table-cell>
          <table:table-cell table:style-name="ce13" table:formula="of:=SUM([Working.$E$2:.E6])" office:value-type="currency" office:currency="AUD" office:value="1750" calcext:value-type="currency">
            <text:p>$1,7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5,000 - $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003" calcext:value-type="currency">
            <text:p>$3,003.00</text:p>
          </table:table-cell>
          <table:table-cell table:style-name="ce13" table:formula="of:=([Working.B7] * [GUI.$C$4])" office:value-type="currency" office:currency="AUD" office:value="105" calcext:value-type="currency">
            <text:p>$105.00</text:p>
          </table:table-cell>
          <table:table-cell table:style-name="ce13" table:formula="of:=([Working.B7] * [GUI.$D$4])" office:value-type="currency" office:currency="AUD" office:value="350" calcext:value-type="currency">
            <text:p>$350.00</text:p>
          </table:table-cell>
          <table:table-cell table:style-name="ce13" table:formula="of:=SUM([Working.$D$2:.D7])" office:value-type="currency" office:currency="AUD" office:value="630" calcext:value-type="currency">
            <text:p>$630.00</text:p>
          </table:table-cell>
          <table:table-cell table:style-name="ce13" table:formula="of:=SUM([Working.$E$2:.E7])" office:value-type="currency" office:currency="AUD" office:value="2100" calcext:value-type="currency">
            <text:p>$2,1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6,000 - $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974" calcext:value-type="currency">
            <text:p>$2,974.00</text:p>
          </table:table-cell>
          <table:table-cell table:style-name="ce13" table:formula="of:=([Working.B8] * [GUI.$C$4])" office:value-type="currency" office:currency="AUD" office:value="105" calcext:value-type="currency">
            <text:p>$105.00</text:p>
          </table:table-cell>
          <table:table-cell table:style-name="ce13" table:formula="of:=([Working.B8] * [GUI.$D$4])" office:value-type="currency" office:currency="AUD" office:value="350" calcext:value-type="currency">
            <text:p>$350.00</text:p>
          </table:table-cell>
          <table:table-cell table:style-name="ce13" table:formula="of:=SUM([Working.$D$2:.D8])" office:value-type="currency" office:currency="AUD" office:value="735" calcext:value-type="currency">
            <text:p>$735.00</text:p>
          </table:table-cell>
          <table:table-cell table:style-name="ce13" table:formula="of:=SUM([Working.$E$2:.E8])" office:value-type="currency" office:currency="AUD" office:value="2450" calcext:value-type="currency">
            <text:p>$2,4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7,000 - $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948" calcext:value-type="currency">
            <text:p>$2,948.00</text:p>
          </table:table-cell>
          <table:table-cell table:style-name="ce13" table:formula="of:=([Working.B9] * [GUI.$C$4])" office:value-type="currency" office:currency="AUD" office:value="105" calcext:value-type="currency">
            <text:p>$105.00</text:p>
          </table:table-cell>
          <table:table-cell table:style-name="ce13" table:formula="of:=([Working.B9] * [GUI.$D$4])" office:value-type="currency" office:currency="AUD" office:value="350" calcext:value-type="currency">
            <text:p>$350.00</text:p>
          </table:table-cell>
          <table:table-cell table:style-name="ce13" table:formula="of:=SUM([Working.$D$2:.D9])" office:value-type="currency" office:currency="AUD" office:value="840" calcext:value-type="currency">
            <text:p>$840.00</text:p>
          </table:table-cell>
          <table:table-cell table:style-name="ce13" table:formula="of:=SUM([Working.$E$2:.E9])" office:value-type="currency" office:currency="AUD" office:value="2800" calcext:value-type="currency">
            <text:p>$2,8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8,000 - $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919" calcext:value-type="currency">
            <text:p>$2,919.00</text:p>
          </table:table-cell>
          <table:table-cell table:style-name="ce13" table:formula="of:=([Working.B10] * [GUI.$C$4])" office:value-type="currency" office:currency="AUD" office:value="105" calcext:value-type="currency">
            <text:p>$105.00</text:p>
          </table:table-cell>
          <table:table-cell table:style-name="ce13" table:formula="of:=([Working.B10] * [GUI.$D$4])" office:value-type="currency" office:currency="AUD" office:value="350" calcext:value-type="currency">
            <text:p>$350.00</text:p>
          </table:table-cell>
          <table:table-cell table:style-name="ce13" table:formula="of:=SUM([Working.$D$2:.D10])" office:value-type="currency" office:currency="AUD" office:value="945" calcext:value-type="currency">
            <text:p>$945.00</text:p>
          </table:table-cell>
          <table:table-cell table:style-name="ce13" table:formula="of:=SUM([Working.$E$2:.E10])" office:value-type="currency" office:currency="AUD" office:value="3150" calcext:value-type="currency">
            <text:p>$3,1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9,000 - $10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886" calcext:value-type="currency">
            <text:p>$2,886.00</text:p>
          </table:table-cell>
          <table:table-cell table:style-name="ce13" table:formula="of:=([Working.B11] * [GUI.$C$4])" office:value-type="currency" office:currency="AUD" office:value="105" calcext:value-type="currency">
            <text:p>$105.00</text:p>
          </table:table-cell>
          <table:table-cell table:style-name="ce13" table:formula="of:=([Working.B11] * [GUI.$D$4])" office:value-type="currency" office:currency="AUD" office:value="350" calcext:value-type="currency">
            <text:p>$350.00</text:p>
          </table:table-cell>
          <table:table-cell table:style-name="ce13" table:formula="of:=SUM([Working.$D$2:.D11])" office:value-type="currency" office:currency="AUD" office:value="1050" calcext:value-type="currency">
            <text:p>$1,050.00</text:p>
          </table:table-cell>
          <table:table-cell table:style-name="ce13" table:formula="of:=SUM([Working.$E$2:.E11])" office:value-type="currency" office:currency="AUD" office:value="3500" calcext:value-type="currency">
            <text:p>$3,5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0,000 - $1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846" calcext:value-type="currency">
            <text:p>$2,846.00</text:p>
          </table:table-cell>
          <table:table-cell table:style-name="ce13" table:formula="of:=([Working.B12] * [GUI.$C$4])" office:value-type="currency" office:currency="AUD" office:value="105" calcext:value-type="currency">
            <text:p>$105.00</text:p>
          </table:table-cell>
          <table:table-cell table:style-name="ce13" table:formula="of:=([Working.B12] * [GUI.$D$4])" office:value-type="currency" office:currency="AUD" office:value="350" calcext:value-type="currency">
            <text:p>$350.00</text:p>
          </table:table-cell>
          <table:table-cell table:style-name="ce13" table:formula="of:=SUM([Working.$D$2:.D12])" office:value-type="currency" office:currency="AUD" office:value="1155" calcext:value-type="currency">
            <text:p>$1,155.00</text:p>
          </table:table-cell>
          <table:table-cell table:style-name="ce13" table:formula="of:=SUM([Working.$E$2:.E12])" office:value-type="currency" office:currency="AUD" office:value="3850" calcext:value-type="currency">
            <text:p>$3,8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1,000 - $1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810" calcext:value-type="currency">
            <text:p>$2,810.00</text:p>
          </table:table-cell>
          <table:table-cell table:style-name="ce13" table:formula="of:=([Working.B13] * [GUI.$C$4])" office:value-type="currency" office:currency="AUD" office:value="105" calcext:value-type="currency">
            <text:p>$105.00</text:p>
          </table:table-cell>
          <table:table-cell table:style-name="ce13" table:formula="of:=([Working.B13] * [GUI.$D$4])" office:value-type="currency" office:currency="AUD" office:value="350" calcext:value-type="currency">
            <text:p>$350.00</text:p>
          </table:table-cell>
          <table:table-cell table:style-name="ce13" table:formula="of:=SUM([Working.$D$2:.D13])" office:value-type="currency" office:currency="AUD" office:value="1260" calcext:value-type="currency">
            <text:p>$1,260.00</text:p>
          </table:table-cell>
          <table:table-cell table:style-name="ce13" table:formula="of:=SUM([Working.$E$2:.E13])" office:value-type="currency" office:currency="AUD" office:value="4200" calcext:value-type="currency">
            <text:p>$4,2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2,000 - $1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754" calcext:value-type="currency">
            <text:p>$2,754.00</text:p>
          </table:table-cell>
          <table:table-cell table:style-name="ce13" table:formula="of:=([Working.B14] * [GUI.$C$4])" office:value-type="currency" office:currency="AUD" office:value="105" calcext:value-type="currency">
            <text:p>$105.00</text:p>
          </table:table-cell>
          <table:table-cell table:style-name="ce13" table:formula="of:=([Working.B14] * [GUI.$D$4])" office:value-type="currency" office:currency="AUD" office:value="350" calcext:value-type="currency">
            <text:p>$350.00</text:p>
          </table:table-cell>
          <table:table-cell table:style-name="ce13" table:formula="of:=SUM([Working.$D$2:.D14])" office:value-type="currency" office:currency="AUD" office:value="1365" calcext:value-type="currency">
            <text:p>$1,365.00</text:p>
          </table:table-cell>
          <table:table-cell table:style-name="ce13" table:formula="of:=SUM([Working.$E$2:.E14])" office:value-type="currency" office:currency="AUD" office:value="4550" calcext:value-type="currency">
            <text:p>$4,5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3,000 - $1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700" calcext:value-type="currency">
            <text:p>$2,700.00</text:p>
          </table:table-cell>
          <table:table-cell table:style-name="ce13" table:formula="of:=([Working.B15] * [GUI.$C$4])" office:value-type="currency" office:currency="AUD" office:value="105" calcext:value-type="currency">
            <text:p>$105.00</text:p>
          </table:table-cell>
          <table:table-cell table:style-name="ce13" table:formula="of:=([Working.B15] * [GUI.$D$4])" office:value-type="currency" office:currency="AUD" office:value="350" calcext:value-type="currency">
            <text:p>$350.00</text:p>
          </table:table-cell>
          <table:table-cell table:style-name="ce13" table:formula="of:=SUM([Working.$D$2:.D15])" office:value-type="currency" office:currency="AUD" office:value="1470" calcext:value-type="currency">
            <text:p>$1,470.00</text:p>
          </table:table-cell>
          <table:table-cell table:style-name="ce13" table:formula="of:=SUM([Working.$E$2:.E15])" office:value-type="currency" office:currency="AUD" office:value="4900" calcext:value-type="currency">
            <text:p>$4,9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4,000 - $1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678" calcext:value-type="currency">
            <text:p>$2,678.00</text:p>
          </table:table-cell>
          <table:table-cell table:style-name="ce13" table:formula="of:=([Working.B16] * [GUI.$C$5])" office:value-type="currency" office:currency="AUD" office:value="175" calcext:value-type="currency">
            <text:p>$175.00</text:p>
          </table:table-cell>
          <table:table-cell table:style-name="ce13" table:formula="of:=([Working.B16] * [GUI.$D$5])" office:value-type="currency" office:currency="AUD" office:value="380" calcext:value-type="currency">
            <text:p>$380.00</text:p>
          </table:table-cell>
          <table:table-cell table:style-name="ce13" table:formula="of:=SUM([Working.$D$2:.D16])" office:value-type="currency" office:currency="AUD" office:value="1645" calcext:value-type="currency">
            <text:p>$1,645.00</text:p>
          </table:table-cell>
          <table:table-cell table:style-name="ce13" table:formula="of:=SUM([Working.$E$2:.E16])" office:value-type="currency" office:currency="AUD" office:value="5280" calcext:value-type="currency">
            <text:p>$5,2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5,000 - $1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631" calcext:value-type="currency">
            <text:p>$2,631.00</text:p>
          </table:table-cell>
          <table:table-cell table:style-name="ce13" table:formula="of:=([Working.B17] * [GUI.$C$5])" office:value-type="currency" office:currency="AUD" office:value="175" calcext:value-type="currency">
            <text:p>$175.00</text:p>
          </table:table-cell>
          <table:table-cell table:style-name="ce13" table:formula="of:=([Working.B17] * [GUI.$D$5])" office:value-type="currency" office:currency="AUD" office:value="380" calcext:value-type="currency">
            <text:p>$380.00</text:p>
          </table:table-cell>
          <table:table-cell table:style-name="ce13" table:formula="of:=SUM([Working.$D$2:.D17])" office:value-type="currency" office:currency="AUD" office:value="1820" calcext:value-type="currency">
            <text:p>$1,820.00</text:p>
          </table:table-cell>
          <table:table-cell table:style-name="ce13" table:formula="of:=SUM([Working.$E$2:.E17])" office:value-type="currency" office:currency="AUD" office:value="5660" calcext:value-type="currency">
            <text:p>$5,6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6,000 - $1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552" calcext:value-type="currency">
            <text:p>$2,552.00</text:p>
          </table:table-cell>
          <table:table-cell table:style-name="ce13" table:formula="of:=([Working.B18] * [GUI.$C$5])" office:value-type="currency" office:currency="AUD" office:value="175" calcext:value-type="currency">
            <text:p>$175.00</text:p>
          </table:table-cell>
          <table:table-cell table:style-name="ce13" table:formula="of:=([Working.B18] * [GUI.$D$5])" office:value-type="currency" office:currency="AUD" office:value="380" calcext:value-type="currency">
            <text:p>$380.00</text:p>
          </table:table-cell>
          <table:table-cell table:style-name="ce13" table:formula="of:=SUM([Working.$D$2:.D18])" office:value-type="currency" office:currency="AUD" office:value="1995" calcext:value-type="currency">
            <text:p>$1,995.00</text:p>
          </table:table-cell>
          <table:table-cell table:style-name="ce13" table:formula="of:=SUM([Working.$E$2:.E18])" office:value-type="currency" office:currency="AUD" office:value="6040" calcext:value-type="currency">
            <text:p>$6,0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7,000 - $1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405" calcext:value-type="currency">
            <text:p>$2,405.00</text:p>
          </table:table-cell>
          <table:table-cell table:style-name="ce13" table:formula="of:=([Working.B19] * [GUI.$C$5])" office:value-type="currency" office:currency="AUD" office:value="175" calcext:value-type="currency">
            <text:p>$175.00</text:p>
          </table:table-cell>
          <table:table-cell table:style-name="ce13" table:formula="of:=([Working.B19] * [GUI.$D$5])" office:value-type="currency" office:currency="AUD" office:value="380" calcext:value-type="currency">
            <text:p>$380.00</text:p>
          </table:table-cell>
          <table:table-cell table:style-name="ce13" table:formula="of:=SUM([Working.$D$2:.D19])" office:value-type="currency" office:currency="AUD" office:value="2170" calcext:value-type="currency">
            <text:p>$2,170.00</text:p>
          </table:table-cell>
          <table:table-cell table:style-name="ce13" table:formula="of:=SUM([Working.$E$2:.E19])" office:value-type="currency" office:currency="AUD" office:value="6420" calcext:value-type="currency">
            <text:p>$6,4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8,000 - $19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304" calcext:value-type="currency">
            <text:p>$2,304.00</text:p>
          </table:table-cell>
          <table:table-cell table:style-name="ce13" table:formula="of:=([Working.B20] * [GUI.$C$5])" office:value-type="currency" office:currency="AUD" office:value="175" calcext:value-type="currency">
            <text:p>$175.00</text:p>
          </table:table-cell>
          <table:table-cell table:style-name="ce13" table:formula="of:=([Working.B20] * [GUI.$D$5])" office:value-type="currency" office:currency="AUD" office:value="380" calcext:value-type="currency">
            <text:p>$380.00</text:p>
          </table:table-cell>
          <table:table-cell table:style-name="ce13" table:formula="of:=SUM([Working.$D$2:.D20])" office:value-type="currency" office:currency="AUD" office:value="2345" calcext:value-type="currency">
            <text:p>$2,345.00</text:p>
          </table:table-cell>
          <table:table-cell table:style-name="ce13" table:formula="of:=SUM([Working.$E$2:.E20])" office:value-type="currency" office:currency="AUD" office:value="6800" calcext:value-type="currency">
            <text:p>$6,8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9,000 - $2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262" calcext:value-type="currency">
            <text:p>$2,262.00</text:p>
          </table:table-cell>
          <table:table-cell table:style-name="ce13" table:formula="of:=([Working.B21] * [GUI.$C$5])" office:value-type="currency" office:currency="AUD" office:value="175" calcext:value-type="currency">
            <text:p>$175.00</text:p>
          </table:table-cell>
          <table:table-cell table:style-name="ce13" table:formula="of:=([Working.B21] * [GUI.$D$5])" office:value-type="currency" office:currency="AUD" office:value="380" calcext:value-type="currency">
            <text:p>$380.00</text:p>
          </table:table-cell>
          <table:table-cell table:style-name="ce13" table:formula="of:=SUM([Working.$D$2:.D21])" office:value-type="currency" office:currency="AUD" office:value="2520" calcext:value-type="currency">
            <text:p>$2,520.00</text:p>
          </table:table-cell>
          <table:table-cell table:style-name="ce13" table:formula="of:=SUM([Working.$E$2:.E21])" office:value-type="currency" office:currency="AUD" office:value="7180" calcext:value-type="currency">
            <text:p>$7,1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0,000 - $2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216" calcext:value-type="currency">
            <text:p>$2,216.00</text:p>
          </table:table-cell>
          <table:table-cell table:style-name="ce13" table:formula="of:=([Working.B22] * [GUI.$C$5])" office:value-type="currency" office:currency="AUD" office:value="175" calcext:value-type="currency">
            <text:p>$175.00</text:p>
          </table:table-cell>
          <table:table-cell table:style-name="ce13" table:formula="of:=([Working.B22] * [GUI.$D$5])" office:value-type="currency" office:currency="AUD" office:value="380" calcext:value-type="currency">
            <text:p>$380.00</text:p>
          </table:table-cell>
          <table:table-cell table:style-name="ce13" table:formula="of:=SUM([Working.$D$2:.D22])" office:value-type="currency" office:currency="AUD" office:value="2695" calcext:value-type="currency">
            <text:p>$2,695.00</text:p>
          </table:table-cell>
          <table:table-cell table:style-name="ce13" table:formula="of:=SUM([Working.$E$2:.E22])" office:value-type="currency" office:currency="AUD" office:value="7560" calcext:value-type="currency">
            <text:p>$7,5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1,000 - $2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162" calcext:value-type="currency">
            <text:p>$2,162.00</text:p>
          </table:table-cell>
          <table:table-cell table:style-name="ce13" table:formula="of:=([Working.B23] * [GUI.$C$5])" office:value-type="currency" office:currency="AUD" office:value="175" calcext:value-type="currency">
            <text:p>$175.00</text:p>
          </table:table-cell>
          <table:table-cell table:style-name="ce13" table:formula="of:=([Working.B23] * [GUI.$D$5])" office:value-type="currency" office:currency="AUD" office:value="380" calcext:value-type="currency">
            <text:p>$380.00</text:p>
          </table:table-cell>
          <table:table-cell table:style-name="ce13" table:formula="of:=SUM([Working.$D$2:.D23])" office:value-type="currency" office:currency="AUD" office:value="2870" calcext:value-type="currency">
            <text:p>$2,870.00</text:p>
          </table:table-cell>
          <table:table-cell table:style-name="ce13" table:formula="of:=SUM([Working.$E$2:.E23])" office:value-type="currency" office:currency="AUD" office:value="7940" calcext:value-type="currency">
            <text:p>$7,9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2,000 - $2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090" calcext:value-type="currency">
            <text:p>$2,090.00</text:p>
          </table:table-cell>
          <table:table-cell table:style-name="ce13" table:formula="of:=([Working.B24] * [GUI.$C$5])" office:value-type="currency" office:currency="AUD" office:value="175" calcext:value-type="currency">
            <text:p>$175.00</text:p>
          </table:table-cell>
          <table:table-cell table:style-name="ce13" table:formula="of:=([Working.B24] * [GUI.$D$5])" office:value-type="currency" office:currency="AUD" office:value="380" calcext:value-type="currency">
            <text:p>$380.00</text:p>
          </table:table-cell>
          <table:table-cell table:style-name="ce13" table:formula="of:=SUM([Working.$D$2:.D24])" office:value-type="currency" office:currency="AUD" office:value="3045" calcext:value-type="currency">
            <text:p>$3,045.00</text:p>
          </table:table-cell>
          <table:table-cell table:style-name="ce13" table:formula="of:=SUM([Working.$E$2:.E24])" office:value-type="currency" office:currency="AUD" office:value="8320" calcext:value-type="currency">
            <text:p>$8,3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3,000 - $24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997" calcext:value-type="currency">
            <text:p>$1,997.00</text:p>
          </table:table-cell>
          <table:table-cell table:style-name="ce13" table:formula="of:=([Working.B25] * [GUI.$C$5])" office:value-type="currency" office:currency="AUD" office:value="175" calcext:value-type="currency">
            <text:p>$175.00</text:p>
          </table:table-cell>
          <table:table-cell table:style-name="ce13" table:formula="of:=([Working.B25] * [GUI.$D$5])" office:value-type="currency" office:currency="AUD" office:value="380" calcext:value-type="currency">
            <text:p>$380.00</text:p>
          </table:table-cell>
          <table:table-cell table:style-name="ce13" table:formula="of:=SUM([Working.$D$2:.D25])" office:value-type="currency" office:currency="AUD" office:value="3220" calcext:value-type="currency">
            <text:p>$3,220.00</text:p>
          </table:table-cell>
          <table:table-cell table:style-name="ce13" table:formula="of:=SUM([Working.$E$2:.E25])" office:value-type="currency" office:currency="AUD" office:value="8700" calcext:value-type="currency">
            <text:p>$8,7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4,000 - $2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949" calcext:value-type="currency">
            <text:p>$1,949.00</text:p>
          </table:table-cell>
          <table:table-cell table:style-name="ce13" table:formula="of:=([Working.B26] * [GUI.$C$5])" office:value-type="currency" office:currency="AUD" office:value="175" calcext:value-type="currency">
            <text:p>$175.00</text:p>
          </table:table-cell>
          <table:table-cell table:style-name="ce13" table:formula="of:=([Working.B26] * [GUI.$D$5])" office:value-type="currency" office:currency="AUD" office:value="380" calcext:value-type="currency">
            <text:p>$380.00</text:p>
          </table:table-cell>
          <table:table-cell table:style-name="ce13" table:formula="of:=SUM([Working.$D$2:.D26])" office:value-type="currency" office:currency="AUD" office:value="3395" calcext:value-type="currency">
            <text:p>$3,395.00</text:p>
          </table:table-cell>
          <table:table-cell table:style-name="ce13" table:formula="of:=SUM([Working.$E$2:.E26])" office:value-type="currency" office:currency="AUD" office:value="9080" calcext:value-type="currency">
            <text:p>$9,0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5,000 - $2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910" calcext:value-type="currency">
            <text:p>$1,910.00</text:p>
          </table:table-cell>
          <table:table-cell table:style-name="ce13" table:formula="of:=([Working.B27] * [GUI.$C$5])" office:value-type="currency" office:currency="AUD" office:value="175" calcext:value-type="currency">
            <text:p>$175.00</text:p>
          </table:table-cell>
          <table:table-cell table:style-name="ce13" table:formula="of:=([Working.B27] * [GUI.$D$5])" office:value-type="currency" office:currency="AUD" office:value="380" calcext:value-type="currency">
            <text:p>$380.00</text:p>
          </table:table-cell>
          <table:table-cell table:style-name="ce13" table:formula="of:=SUM([Working.$D$2:.D27])" office:value-type="currency" office:currency="AUD" office:value="3570" calcext:value-type="currency">
            <text:p>$3,570.00</text:p>
          </table:table-cell>
          <table:table-cell table:style-name="ce13" table:formula="of:=SUM([Working.$E$2:.E27])" office:value-type="currency" office:currency="AUD" office:value="9460" calcext:value-type="currency">
            <text:p>$9,4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6,000 - $2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871" calcext:value-type="currency">
            <text:p>$1,871.00</text:p>
          </table:table-cell>
          <table:table-cell table:style-name="ce13" table:formula="of:=([Working.B28] * [GUI.$C$5])" office:value-type="currency" office:currency="AUD" office:value="175" calcext:value-type="currency">
            <text:p>$175.00</text:p>
          </table:table-cell>
          <table:table-cell table:style-name="ce13" table:formula="of:=([Working.B28] * [GUI.$D$5])" office:value-type="currency" office:currency="AUD" office:value="380" calcext:value-type="currency">
            <text:p>$380.00</text:p>
          </table:table-cell>
          <table:table-cell table:style-name="ce13" table:formula="of:=SUM([Working.$D$2:.D28])" office:value-type="currency" office:currency="AUD" office:value="3745" calcext:value-type="currency">
            <text:p>$3,745.00</text:p>
          </table:table-cell>
          <table:table-cell table:style-name="ce13" table:formula="of:=SUM([Working.$E$2:.E28])" office:value-type="currency" office:currency="AUD" office:value="9840" calcext:value-type="currency">
            <text:p>$9,8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7,000 - $2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833" calcext:value-type="currency">
            <text:p>$1,833.00</text:p>
          </table:table-cell>
          <table:table-cell table:style-name="ce13" table:formula="of:=([Working.B29] * [GUI.$C$5])" office:value-type="currency" office:currency="AUD" office:value="175" calcext:value-type="currency">
            <text:p>$175.00</text:p>
          </table:table-cell>
          <table:table-cell table:style-name="ce13" table:formula="of:=([Working.B29] * [GUI.$D$5])" office:value-type="currency" office:currency="AUD" office:value="380" calcext:value-type="currency">
            <text:p>$380.00</text:p>
          </table:table-cell>
          <table:table-cell table:style-name="ce13" table:formula="of:=SUM([Working.$D$2:.D29])" office:value-type="currency" office:currency="AUD" office:value="3920" calcext:value-type="currency">
            <text:p>$3,920.00</text:p>
          </table:table-cell>
          <table:table-cell table:style-name="ce13" table:formula="of:=SUM([Working.$E$2:.E29])" office:value-type="currency" office:currency="AUD" office:value="10220" calcext:value-type="currency">
            <text:p>$10,2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8,000 - $2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801" calcext:value-type="currency">
            <text:p>$1,801.00</text:p>
          </table:table-cell>
          <table:table-cell table:style-name="ce13" table:formula="of:=([Working.B30] * [GUI.$C$5])" office:value-type="currency" office:currency="AUD" office:value="175" calcext:value-type="currency">
            <text:p>$175.00</text:p>
          </table:table-cell>
          <table:table-cell table:style-name="ce13" table:formula="of:=([Working.B30] * [GUI.$D$5])" office:value-type="currency" office:currency="AUD" office:value="380" calcext:value-type="currency">
            <text:p>$380.00</text:p>
          </table:table-cell>
          <table:table-cell table:style-name="ce13" table:formula="of:=SUM([Working.$D$2:.D30])" office:value-type="currency" office:currency="AUD" office:value="4095" calcext:value-type="currency">
            <text:p>$4,095.00</text:p>
          </table:table-cell>
          <table:table-cell table:style-name="ce13" table:formula="of:=SUM([Working.$E$2:.E30])" office:value-type="currency" office:currency="AUD" office:value="10600" calcext:value-type="currency">
            <text:p>$10,6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9,000 - $3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773" calcext:value-type="currency">
            <text:p>$1,773.00</text:p>
          </table:table-cell>
          <table:table-cell table:style-name="ce13" table:formula="of:=([Working.B31] * [GUI.$C$5])" office:value-type="currency" office:currency="AUD" office:value="175" calcext:value-type="currency">
            <text:p>$175.00</text:p>
          </table:table-cell>
          <table:table-cell table:style-name="ce13" table:formula="of:=([Working.B31] * [GUI.$D$5])" office:value-type="currency" office:currency="AUD" office:value="380" calcext:value-type="currency">
            <text:p>$380.00</text:p>
          </table:table-cell>
          <table:table-cell table:style-name="ce13" table:formula="of:=SUM([Working.$D$2:.D31])" office:value-type="currency" office:currency="AUD" office:value="4270" calcext:value-type="currency">
            <text:p>$4,270.00</text:p>
          </table:table-cell>
          <table:table-cell table:style-name="ce13" table:formula="of:=SUM([Working.$E$2:.E31])" office:value-type="currency" office:currency="AUD" office:value="10980" calcext:value-type="currency">
            <text:p>$10,9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0,000 - $3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734" calcext:value-type="currency">
            <text:p>$1,734.00</text:p>
          </table:table-cell>
          <table:table-cell table:style-name="ce13" table:formula="of:=([Working.B32] * [GUI.$C$5])" office:value-type="currency" office:currency="AUD" office:value="175" calcext:value-type="currency">
            <text:p>$175.00</text:p>
          </table:table-cell>
          <table:table-cell table:style-name="ce13" table:formula="of:=([Working.B32] * [GUI.$D$5])" office:value-type="currency" office:currency="AUD" office:value="380" calcext:value-type="currency">
            <text:p>$380.00</text:p>
          </table:table-cell>
          <table:table-cell table:style-name="ce13" table:formula="of:=SUM([Working.$D$2:.D32])" office:value-type="currency" office:currency="AUD" office:value="4445" calcext:value-type="currency">
            <text:p>$4,445.00</text:p>
          </table:table-cell>
          <table:table-cell table:style-name="ce13" table:formula="of:=SUM([Working.$E$2:.E32])" office:value-type="currency" office:currency="AUD" office:value="11360" calcext:value-type="currency">
            <text:p>$11,3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1,000 - $3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704" calcext:value-type="currency">
            <text:p>$1,704.00</text:p>
          </table:table-cell>
          <table:table-cell table:style-name="ce13" table:formula="of:=([Working.B33] * [GUI.$C$5])" office:value-type="currency" office:currency="AUD" office:value="175" calcext:value-type="currency">
            <text:p>$175.00</text:p>
          </table:table-cell>
          <table:table-cell table:style-name="ce13" table:formula="of:=([Working.B33] * [GUI.$D$5])" office:value-type="currency" office:currency="AUD" office:value="380" calcext:value-type="currency">
            <text:p>$380.00</text:p>
          </table:table-cell>
          <table:table-cell table:style-name="ce13" table:formula="of:=SUM([Working.$D$2:.D33])" office:value-type="currency" office:currency="AUD" office:value="4620" calcext:value-type="currency">
            <text:p>$4,620.00</text:p>
          </table:table-cell>
          <table:table-cell table:style-name="ce13" table:formula="of:=SUM([Working.$E$2:.E33])" office:value-type="currency" office:currency="AUD" office:value="11740" calcext:value-type="currency">
            <text:p>$11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2,000 - $33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674" calcext:value-type="currency">
            <text:p>$1,674.00</text:p>
          </table:table-cell>
          <table:table-cell table:style-name="ce13" table:formula="of:=([Working.B34] * [GUI.$C$5])" office:value-type="currency" office:currency="AUD" office:value="175" calcext:value-type="currency">
            <text:p>$175.00</text:p>
          </table:table-cell>
          <table:table-cell table:style-name="ce13" table:formula="of:=([Working.B34] * [GUI.$D$5])" office:value-type="currency" office:currency="AUD" office:value="380" calcext:value-type="currency">
            <text:p>$380.00</text:p>
          </table:table-cell>
          <table:table-cell table:style-name="ce13" table:formula="of:=SUM([Working.$D$2:.D34])" office:value-type="currency" office:currency="AUD" office:value="4795" calcext:value-type="currency">
            <text:p>$4,795.00</text:p>
          </table:table-cell>
          <table:table-cell table:style-name="ce13" table:formula="of:=SUM([Working.$E$2:.E34])" office:value-type="currency" office:currency="AUD" office:value="12120" calcext:value-type="currency">
            <text:p>$12,1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3,000 - $3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643" calcext:value-type="currency">
            <text:p>$1,643.00</text:p>
          </table:table-cell>
          <table:table-cell table:style-name="ce13" table:formula="of:=([Working.B35] * [GUI.$C$5])" office:value-type="currency" office:currency="AUD" office:value="175" calcext:value-type="currency">
            <text:p>$175.00</text:p>
          </table:table-cell>
          <table:table-cell table:style-name="ce13" table:formula="of:=([Working.B35] * [GUI.$D$5])" office:value-type="currency" office:currency="AUD" office:value="380" calcext:value-type="currency">
            <text:p>$380.00</text:p>
          </table:table-cell>
          <table:table-cell table:style-name="ce13" table:formula="of:=SUM([Working.$D$2:.D35])" office:value-type="currency" office:currency="AUD" office:value="4970" calcext:value-type="currency">
            <text:p>$4,970.00</text:p>
          </table:table-cell>
          <table:table-cell table:style-name="ce13" table:formula="of:=SUM([Working.$E$2:.E35])" office:value-type="currency" office:currency="AUD" office:value="12500" calcext:value-type="currency">
            <text:p>$12,5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4,000 - $3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608" calcext:value-type="currency">
            <text:p>$1,608.00</text:p>
          </table:table-cell>
          <table:table-cell table:style-name="ce13" table:formula="of:=([Working.B36] * [GUI.$C$5])" office:value-type="currency" office:currency="AUD" office:value="175" calcext:value-type="currency">
            <text:p>$175.00</text:p>
          </table:table-cell>
          <table:table-cell table:style-name="ce13" table:formula="of:=([Working.B36] * [GUI.$D$5])" office:value-type="currency" office:currency="AUD" office:value="380" calcext:value-type="currency">
            <text:p>$380.00</text:p>
          </table:table-cell>
          <table:table-cell table:style-name="ce13" table:formula="of:=SUM([Working.$D$2:.D36])" office:value-type="currency" office:currency="AUD" office:value="5145" calcext:value-type="currency">
            <text:p>$5,145.00</text:p>
          </table:table-cell>
          <table:table-cell table:style-name="ce13" table:formula="of:=SUM([Working.$E$2:.E36])" office:value-type="currency" office:currency="AUD" office:value="12880" calcext:value-type="currency">
            <text:p>$12,8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5,000 - $3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580" calcext:value-type="currency">
            <text:p>$1,580.00</text:p>
          </table:table-cell>
          <table:table-cell table:style-name="ce13" table:formula="of:=([Working.B37] * [GUI.$C$5])" office:value-type="currency" office:currency="AUD" office:value="175" calcext:value-type="currency">
            <text:p>$175.00</text:p>
          </table:table-cell>
          <table:table-cell table:style-name="ce13" table:formula="of:=([Working.B37] * [GUI.$D$5])" office:value-type="currency" office:currency="AUD" office:value="380" calcext:value-type="currency">
            <text:p>$380.00</text:p>
          </table:table-cell>
          <table:table-cell table:style-name="ce13" table:formula="of:=SUM([Working.$D$2:.D37])" office:value-type="currency" office:currency="AUD" office:value="5320" calcext:value-type="currency">
            <text:p>$5,320.00</text:p>
          </table:table-cell>
          <table:table-cell table:style-name="ce13" table:formula="of:=SUM([Working.$E$2:.E37])" office:value-type="currency" office:currency="AUD" office:value="13260" calcext:value-type="currency">
            <text:p>$13,2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6,000 - $3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548" calcext:value-type="currency">
            <text:p>$1,548.00</text:p>
          </table:table-cell>
          <table:table-cell table:style-name="ce13" table:formula="of:=([Working.B38] * [GUI.$C$5])" office:value-type="currency" office:currency="AUD" office:value="175" calcext:value-type="currency">
            <text:p>$175.00</text:p>
          </table:table-cell>
          <table:table-cell table:style-name="ce13" table:formula="of:=([Working.B38] * [GUI.$D$5])" office:value-type="currency" office:currency="AUD" office:value="380" calcext:value-type="currency">
            <text:p>$380.00</text:p>
          </table:table-cell>
          <table:table-cell table:style-name="ce13" table:formula="of:=SUM([Working.$D$2:.D38])" office:value-type="currency" office:currency="AUD" office:value="5495" calcext:value-type="currency">
            <text:p>$5,495.00</text:p>
          </table:table-cell>
          <table:table-cell table:style-name="ce13" table:formula="of:=SUM([Working.$E$2:.E38])" office:value-type="currency" office:currency="AUD" office:value="13640" calcext:value-type="currency">
            <text:p>$13,6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7,000 - $38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516" calcext:value-type="currency">
            <text:p>$1,516.00</text:p>
          </table:table-cell>
          <table:table-cell table:style-name="ce13" table:formula="of:=([Working.B39] * [GUI.$C$5])" office:value-type="currency" office:currency="AUD" office:value="175" calcext:value-type="currency">
            <text:p>$175.00</text:p>
          </table:table-cell>
          <table:table-cell table:style-name="ce13" table:formula="of:=([Working.B39] * [GUI.$D$5])" office:value-type="currency" office:currency="AUD" office:value="380" calcext:value-type="currency">
            <text:p>$380.00</text:p>
          </table:table-cell>
          <table:table-cell table:style-name="ce13" table:formula="of:=SUM([Working.$D$2:.D39])" office:value-type="currency" office:currency="AUD" office:value="5670" calcext:value-type="currency">
            <text:p>$5,670.00</text:p>
          </table:table-cell>
          <table:table-cell table:style-name="ce13" table:formula="of:=SUM([Working.$E$2:.E39])" office:value-type="currency" office:currency="AUD" office:value="14020" calcext:value-type="currency">
            <text:p>$14,0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8,000 - $3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483" calcext:value-type="currency">
            <text:p>$1,483.00</text:p>
          </table:table-cell>
          <table:table-cell table:style-name="ce13" table:formula="of:=([Working.B40] * [GUI.$C$5])" office:value-type="currency" office:currency="AUD" office:value="175" calcext:value-type="currency">
            <text:p>$175.00</text:p>
          </table:table-cell>
          <table:table-cell table:style-name="ce13" table:formula="of:=([Working.B40] * [GUI.$D$5])" office:value-type="currency" office:currency="AUD" office:value="380" calcext:value-type="currency">
            <text:p>$380.00</text:p>
          </table:table-cell>
          <table:table-cell table:style-name="ce13" table:formula="of:=SUM([Working.$D$2:.D40])" office:value-type="currency" office:currency="AUD" office:value="5845" calcext:value-type="currency">
            <text:p>$5,845.00</text:p>
          </table:table-cell>
          <table:table-cell table:style-name="ce13" table:formula="of:=SUM([Working.$E$2:.E40])" office:value-type="currency" office:currency="AUD" office:value="14400" calcext:value-type="currency">
            <text:p>$14,4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9,000 - $4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448" calcext:value-type="currency">
            <text:p>$1,448.00</text:p>
          </table:table-cell>
          <table:table-cell table:style-name="ce13" table:formula="of:=([Working.B41] * [GUI.$C$5])" office:value-type="currency" office:currency="AUD" office:value="175" calcext:value-type="currency">
            <text:p>$175.00</text:p>
          </table:table-cell>
          <table:table-cell table:style-name="ce13" table:formula="of:=([Working.B41] * [GUI.$D$5])" office:value-type="currency" office:currency="AUD" office:value="380" calcext:value-type="currency">
            <text:p>$380.00</text:p>
          </table:table-cell>
          <table:table-cell table:style-name="ce13" table:formula="of:=SUM([Working.$D$2:.D41])" office:value-type="currency" office:currency="AUD" office:value="6020" calcext:value-type="currency">
            <text:p>$6,020.00</text:p>
          </table:table-cell>
          <table:table-cell table:style-name="ce13" table:formula="of:=SUM([Working.$E$2:.E41])" office:value-type="currency" office:currency="AUD" office:value="14780" calcext:value-type="currency">
            <text:p>$14,7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0,000 - $4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414" calcext:value-type="currency">
            <text:p>$1,414.00</text:p>
          </table:table-cell>
          <table:table-cell table:style-name="ce13" table:formula="of:=([Working.B42] * [GUI.$C$5])" office:value-type="currency" office:currency="AUD" office:value="175" calcext:value-type="currency">
            <text:p>$175.00</text:p>
          </table:table-cell>
          <table:table-cell table:style-name="ce13" table:formula="of:=([Working.B42] * [GUI.$D$5])" office:value-type="currency" office:currency="AUD" office:value="380" calcext:value-type="currency">
            <text:p>$380.00</text:p>
          </table:table-cell>
          <table:table-cell table:style-name="ce13" table:formula="of:=SUM([Working.$D$2:.D42])" office:value-type="currency" office:currency="AUD" office:value="6195" calcext:value-type="currency">
            <text:p>$6,195.00</text:p>
          </table:table-cell>
          <table:table-cell table:style-name="ce13" table:formula="of:=SUM([Working.$E$2:.E42])" office:value-type="currency" office:currency="AUD" office:value="15160" calcext:value-type="currency">
            <text:p>$15,1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1,000 - $4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386" calcext:value-type="currency">
            <text:p>$1,386.00</text:p>
          </table:table-cell>
          <table:table-cell table:style-name="ce13" table:formula="of:=([Working.B43] * [GUI.$C$5])" office:value-type="currency" office:currency="AUD" office:value="175" calcext:value-type="currency">
            <text:p>$175.00</text:p>
          </table:table-cell>
          <table:table-cell table:style-name="ce13" table:formula="of:=([Working.B43] * [GUI.$D$5])" office:value-type="currency" office:currency="AUD" office:value="380" calcext:value-type="currency">
            <text:p>$380.00</text:p>
          </table:table-cell>
          <table:table-cell table:style-name="ce13" table:formula="of:=SUM([Working.$D$2:.D43])" office:value-type="currency" office:currency="AUD" office:value="6370" calcext:value-type="currency">
            <text:p>$6,370.00</text:p>
          </table:table-cell>
          <table:table-cell table:style-name="ce13" table:formula="of:=SUM([Working.$E$2:.E43])" office:value-type="currency" office:currency="AUD" office:value="15540" calcext:value-type="currency">
            <text:p>$15,5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2,000 - $4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351" calcext:value-type="currency">
            <text:p>$1,351.00</text:p>
          </table:table-cell>
          <table:table-cell table:style-name="ce13" table:formula="of:=([Working.B44] * [GUI.$C$5])" office:value-type="currency" office:currency="AUD" office:value="175" calcext:value-type="currency">
            <text:p>$175.00</text:p>
          </table:table-cell>
          <table:table-cell table:style-name="ce13" table:formula="of:=([Working.B44] * [GUI.$D$5])" office:value-type="currency" office:currency="AUD" office:value="380" calcext:value-type="currency">
            <text:p>$380.00</text:p>
          </table:table-cell>
          <table:table-cell table:style-name="ce13" table:formula="of:=SUM([Working.$D$2:.D44])" office:value-type="currency" office:currency="AUD" office:value="6545" calcext:value-type="currency">
            <text:p>$6,545.00</text:p>
          </table:table-cell>
          <table:table-cell table:style-name="ce13" table:formula="of:=SUM([Working.$E$2:.E44])" office:value-type="currency" office:currency="AUD" office:value="15920" calcext:value-type="currency">
            <text:p>$15,9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3,000 - $4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307" calcext:value-type="currency">
            <text:p>$1,307.00</text:p>
          </table:table-cell>
          <table:table-cell table:style-name="ce13" table:formula="of:=([Working.B45] * [GUI.$C$5])" office:value-type="currency" office:currency="AUD" office:value="175" calcext:value-type="currency">
            <text:p>$175.00</text:p>
          </table:table-cell>
          <table:table-cell table:style-name="ce13" table:formula="of:=([Working.B45] * [GUI.$D$5])" office:value-type="currency" office:currency="AUD" office:value="380" calcext:value-type="currency">
            <text:p>$380.00</text:p>
          </table:table-cell>
          <table:table-cell table:style-name="ce13" table:formula="of:=SUM([Working.$D$2:.D45])" office:value-type="currency" office:currency="AUD" office:value="6720" calcext:value-type="currency">
            <text:p>$6,720.00</text:p>
          </table:table-cell>
          <table:table-cell table:style-name="ce13" table:formula="of:=SUM([Working.$E$2:.E45])" office:value-type="currency" office:currency="AUD" office:value="16300" calcext:value-type="currency">
            <text:p>$16,3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4,000 - $4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273" calcext:value-type="currency">
            <text:p>$1,273.00</text:p>
          </table:table-cell>
          <table:table-cell table:style-name="ce13" table:formula="of:=([Working.B46] * [GUI.$C$5])" office:value-type="currency" office:currency="AUD" office:value="175" calcext:value-type="currency">
            <text:p>$175.00</text:p>
          </table:table-cell>
          <table:table-cell table:style-name="ce13" table:formula="of:=([Working.B46] * [GUI.$D$5])" office:value-type="currency" office:currency="AUD" office:value="380" calcext:value-type="currency">
            <text:p>$380.00</text:p>
          </table:table-cell>
          <table:table-cell table:style-name="ce13" table:formula="of:=SUM([Working.$D$2:.D46])" office:value-type="currency" office:currency="AUD" office:value="6895" calcext:value-type="currency">
            <text:p>$6,895.00</text:p>
          </table:table-cell>
          <table:table-cell table:style-name="ce13" table:formula="of:=SUM([Working.$E$2:.E46])" office:value-type="currency" office:currency="AUD" office:value="16680" calcext:value-type="currency">
            <text:p>$16,6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5,000 - $4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241" calcext:value-type="currency">
            <text:p>$1,241.00</text:p>
          </table:table-cell>
          <table:table-cell table:style-name="ce13" table:formula="of:=([Working.B47] * [GUI.$C$5])" office:value-type="currency" office:currency="AUD" office:value="175" calcext:value-type="currency">
            <text:p>$175.00</text:p>
          </table:table-cell>
          <table:table-cell table:style-name="ce13" table:formula="of:=([Working.B47] * [GUI.$D$5])" office:value-type="currency" office:currency="AUD" office:value="380" calcext:value-type="currency">
            <text:p>$380.00</text:p>
          </table:table-cell>
          <table:table-cell table:style-name="ce13" table:formula="of:=SUM([Working.$D$2:.D47])" office:value-type="currency" office:currency="AUD" office:value="7070" calcext:value-type="currency">
            <text:p>$7,070.00</text:p>
          </table:table-cell>
          <table:table-cell table:style-name="ce13" table:formula="of:=SUM([Working.$E$2:.E47])" office:value-type="currency" office:currency="AUD" office:value="17060" calcext:value-type="currency">
            <text:p>$17,0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6,000 - $47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212" calcext:value-type="currency">
            <text:p>$1,212.00</text:p>
          </table:table-cell>
          <table:table-cell table:style-name="ce13" table:formula="of:=([Working.B48] * [GUI.$C$5])" office:value-type="currency" office:currency="AUD" office:value="175" calcext:value-type="currency">
            <text:p>$175.00</text:p>
          </table:table-cell>
          <table:table-cell table:style-name="ce13" table:formula="of:=([Working.B48] * [GUI.$D$5])" office:value-type="currency" office:currency="AUD" office:value="380" calcext:value-type="currency">
            <text:p>$380.00</text:p>
          </table:table-cell>
          <table:table-cell table:style-name="ce13" table:formula="of:=SUM([Working.$D$2:.D48])" office:value-type="currency" office:currency="AUD" office:value="7245" calcext:value-type="currency">
            <text:p>$7,245.00</text:p>
          </table:table-cell>
          <table:table-cell table:style-name="ce13" table:formula="of:=SUM([Working.$E$2:.E48])" office:value-type="currency" office:currency="AUD" office:value="17440" calcext:value-type="currency">
            <text:p>$17,4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7,000 - $4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178" calcext:value-type="currency">
            <text:p>$1,178.00</text:p>
          </table:table-cell>
          <table:table-cell table:style-name="ce13" table:formula="of:=([Working.B49] * [GUI.$C$5])" office:value-type="currency" office:currency="AUD" office:value="175" calcext:value-type="currency">
            <text:p>$175.00</text:p>
          </table:table-cell>
          <table:table-cell table:style-name="ce13" table:formula="of:=([Working.B49] * [GUI.$D$5])" office:value-type="currency" office:currency="AUD" office:value="380" calcext:value-type="currency">
            <text:p>$380.00</text:p>
          </table:table-cell>
          <table:table-cell table:style-name="ce13" table:formula="of:=SUM([Working.$D$2:.D49])" office:value-type="currency" office:currency="AUD" office:value="7420" calcext:value-type="currency">
            <text:p>$7,420.00</text:p>
          </table:table-cell>
          <table:table-cell table:style-name="ce13" table:formula="of:=SUM([Working.$E$2:.E49])" office:value-type="currency" office:currency="AUD" office:value="17820" calcext:value-type="currency">
            <text:p>$17,8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48,000 - $4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150" calcext:value-type="currency">
            <text:p>$1,150.00</text:p>
          </table:table-cell>
          <table:table-cell table:style-name="ce13" table:formula="of:=([Working.B50] * [GUI.$C$6])" office:value-type="currency" office:currency="AUD" office:value="300" calcext:value-type="currency">
            <text:p>$300.00</text:p>
          </table:table-cell>
          <table:table-cell table:style-name="ce13" table:formula="of:=([Working.B50] * [GUI.$D$6])" office:value-type="currency" office:currency="AUD" office:value="460" calcext:value-type="currency">
            <text:p>$460.00</text:p>
          </table:table-cell>
          <table:table-cell table:style-name="ce13" table:formula="of:=SUM([Working.$D$2:.D50])" office:value-type="currency" office:currency="AUD" office:value="7720" calcext:value-type="currency">
            <text:p>$7,720.00</text:p>
          </table:table-cell>
          <table:table-cell table:style-name="ce13" table:formula="of:=SUM([Working.$E$2:.E50])" office:value-type="currency" office:currency="AUD" office:value="18280" calcext:value-type="currency">
            <text:p>$18,2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49,000 - $5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125" calcext:value-type="currency">
            <text:p>$1,125.00</text:p>
          </table:table-cell>
          <table:table-cell table:style-name="ce13" table:formula="of:=([Working.B51] * [GUI.$C$6])" office:value-type="currency" office:currency="AUD" office:value="300" calcext:value-type="currency">
            <text:p>$300.00</text:p>
          </table:table-cell>
          <table:table-cell table:style-name="ce13" table:formula="of:=([Working.B51] * [GUI.$D$6])" office:value-type="currency" office:currency="AUD" office:value="460" calcext:value-type="currency">
            <text:p>$460.00</text:p>
          </table:table-cell>
          <table:table-cell table:style-name="ce13" table:formula="of:=SUM([Working.$D$2:.D51])" office:value-type="currency" office:currency="AUD" office:value="8020" calcext:value-type="currency">
            <text:p>$8,020.00</text:p>
          </table:table-cell>
          <table:table-cell table:style-name="ce13" table:formula="of:=SUM([Working.$E$2:.E51])" office:value-type="currency" office:currency="AUD" office:value="18740" calcext:value-type="currency">
            <text:p>$18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0,000 - $5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097" calcext:value-type="currency">
            <text:p>$1,097.00</text:p>
          </table:table-cell>
          <table:table-cell table:style-name="ce13" table:formula="of:=([Working.B52] * [GUI.$C$6])" office:value-type="currency" office:currency="AUD" office:value="300" calcext:value-type="currency">
            <text:p>$300.00</text:p>
          </table:table-cell>
          <table:table-cell table:style-name="ce13" table:formula="of:=([Working.B52] * [GUI.$D$6])" office:value-type="currency" office:currency="AUD" office:value="460" calcext:value-type="currency">
            <text:p>$460.00</text:p>
          </table:table-cell>
          <table:table-cell table:style-name="ce13" table:formula="of:=SUM([Working.$D$2:.D52])" office:value-type="currency" office:currency="AUD" office:value="8320" calcext:value-type="currency">
            <text:p>$8,320.00</text:p>
          </table:table-cell>
          <table:table-cell table:style-name="ce13" table:formula="of:=SUM([Working.$E$2:.E52])" office:value-type="currency" office:currency="AUD" office:value="19200" calcext:value-type="currency">
            <text:p>$19,2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1,000 - $52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059" calcext:value-type="currency">
            <text:p>$1,059.00</text:p>
          </table:table-cell>
          <table:table-cell table:style-name="ce13" table:formula="of:=([Working.B53] * [GUI.$C$6])" office:value-type="currency" office:currency="AUD" office:value="300" calcext:value-type="currency">
            <text:p>$300.00</text:p>
          </table:table-cell>
          <table:table-cell table:style-name="ce13" table:formula="of:=([Working.B53] * [GUI.$D$6])" office:value-type="currency" office:currency="AUD" office:value="460" calcext:value-type="currency">
            <text:p>$460.00</text:p>
          </table:table-cell>
          <table:table-cell table:style-name="ce13" table:formula="of:=SUM([Working.$D$2:.D53])" office:value-type="currency" office:currency="AUD" office:value="8620" calcext:value-type="currency">
            <text:p>$8,620.00</text:p>
          </table:table-cell>
          <table:table-cell table:style-name="ce13" table:formula="of:=SUM([Working.$E$2:.E53])" office:value-type="currency" office:currency="AUD" office:value="19660" calcext:value-type="currency">
            <text:p>$19,6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2,000 - $5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028" calcext:value-type="currency">
            <text:p>$1,028.00</text:p>
          </table:table-cell>
          <table:table-cell table:style-name="ce13" table:formula="of:=([Working.B54] * [GUI.$C$6])" office:value-type="currency" office:currency="AUD" office:value="300" calcext:value-type="currency">
            <text:p>$300.00</text:p>
          </table:table-cell>
          <table:table-cell table:style-name="ce13" table:formula="of:=([Working.B54] * [GUI.$D$6])" office:value-type="currency" office:currency="AUD" office:value="460" calcext:value-type="currency">
            <text:p>$460.00</text:p>
          </table:table-cell>
          <table:table-cell table:style-name="ce13" table:formula="of:=SUM([Working.$D$2:.D54])" office:value-type="currency" office:currency="AUD" office:value="8920" calcext:value-type="currency">
            <text:p>$8,920.00</text:p>
          </table:table-cell>
          <table:table-cell table:style-name="ce13" table:formula="of:=SUM([Working.$E$2:.E54])" office:value-type="currency" office:currency="AUD" office:value="20120" calcext:value-type="currency">
            <text:p>$20,1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3,000 - $5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999" calcext:value-type="currency">
            <text:p>$999.00</text:p>
          </table:table-cell>
          <table:table-cell table:style-name="ce13" table:formula="of:=([Working.B55] * [GUI.$C$6])" office:value-type="currency" office:currency="AUD" office:value="300" calcext:value-type="currency">
            <text:p>$300.00</text:p>
          </table:table-cell>
          <table:table-cell table:style-name="ce13" table:formula="of:=([Working.B55] * [GUI.$D$6])" office:value-type="currency" office:currency="AUD" office:value="460" calcext:value-type="currency">
            <text:p>$460.00</text:p>
          </table:table-cell>
          <table:table-cell table:style-name="ce13" table:formula="of:=SUM([Working.$D$2:.D55])" office:value-type="currency" office:currency="AUD" office:value="9220" calcext:value-type="currency">
            <text:p>$9,220.00</text:p>
          </table:table-cell>
          <table:table-cell table:style-name="ce13" table:formula="of:=SUM([Working.$E$2:.E55])" office:value-type="currency" office:currency="AUD" office:value="20580" calcext:value-type="currency">
            <text:p>$20,5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4,000 - $5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964" calcext:value-type="currency">
            <text:p>$964.00</text:p>
          </table:table-cell>
          <table:table-cell table:style-name="ce13" table:formula="of:=([Working.B56] * [GUI.$C$6])" office:value-type="currency" office:currency="AUD" office:value="300" calcext:value-type="currency">
            <text:p>$300.00</text:p>
          </table:table-cell>
          <table:table-cell table:style-name="ce13" table:formula="of:=([Working.B56] * [GUI.$D$6])" office:value-type="currency" office:currency="AUD" office:value="460" calcext:value-type="currency">
            <text:p>$460.00</text:p>
          </table:table-cell>
          <table:table-cell table:style-name="ce13" table:formula="of:=SUM([Working.$D$2:.D56])" office:value-type="currency" office:currency="AUD" office:value="9520" calcext:value-type="currency">
            <text:p>$9,520.00</text:p>
          </table:table-cell>
          <table:table-cell table:style-name="ce13" table:formula="of:=SUM([Working.$E$2:.E56])" office:value-type="currency" office:currency="AUD" office:value="21040" calcext:value-type="currency">
            <text:p>$21,0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5,000 - $5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931" calcext:value-type="currency">
            <text:p>$931.00</text:p>
          </table:table-cell>
          <table:table-cell table:style-name="ce13" table:formula="of:=([Working.B57] * [GUI.$C$6])" office:value-type="currency" office:currency="AUD" office:value="300" calcext:value-type="currency">
            <text:p>$300.00</text:p>
          </table:table-cell>
          <table:table-cell table:style-name="ce13" table:formula="of:=([Working.B57] * [GUI.$D$6])" office:value-type="currency" office:currency="AUD" office:value="460" calcext:value-type="currency">
            <text:p>$460.00</text:p>
          </table:table-cell>
          <table:table-cell table:style-name="ce13" table:formula="of:=SUM([Working.$D$2:.D57])" office:value-type="currency" office:currency="AUD" office:value="9820" calcext:value-type="currency">
            <text:p>$9,820.00</text:p>
          </table:table-cell>
          <table:table-cell table:style-name="ce13" table:formula="of:=SUM([Working.$E$2:.E57])" office:value-type="currency" office:currency="AUD" office:value="21500" calcext:value-type="currency">
            <text:p>$21,5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6,000 - $5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95" calcext:value-type="currency">
            <text:p>$895.00</text:p>
          </table:table-cell>
          <table:table-cell table:style-name="ce13" table:formula="of:=([Working.B58] * [GUI.$C$6])" office:value-type="currency" office:currency="AUD" office:value="300" calcext:value-type="currency">
            <text:p>$300.00</text:p>
          </table:table-cell>
          <table:table-cell table:style-name="ce13" table:formula="of:=([Working.B58] * [GUI.$D$6])" office:value-type="currency" office:currency="AUD" office:value="460" calcext:value-type="currency">
            <text:p>$460.00</text:p>
          </table:table-cell>
          <table:table-cell table:style-name="ce13" table:formula="of:=SUM([Working.$D$2:.D58])" office:value-type="currency" office:currency="AUD" office:value="10120" calcext:value-type="currency">
            <text:p>$10,120.00</text:p>
          </table:table-cell>
          <table:table-cell table:style-name="ce13" table:formula="of:=SUM([Working.$E$2:.E58])" office:value-type="currency" office:currency="AUD" office:value="21960" calcext:value-type="currency">
            <text:p>$21,9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7,000 - $5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71" calcext:value-type="currency">
            <text:p>$871.00</text:p>
          </table:table-cell>
          <table:table-cell table:style-name="ce13" table:formula="of:=([Working.B59] * [GUI.$C$6])" office:value-type="currency" office:currency="AUD" office:value="300" calcext:value-type="currency">
            <text:p>$300.00</text:p>
          </table:table-cell>
          <table:table-cell table:style-name="ce13" table:formula="of:=([Working.B59] * [GUI.$D$6])" office:value-type="currency" office:currency="AUD" office:value="460" calcext:value-type="currency">
            <text:p>$460.00</text:p>
          </table:table-cell>
          <table:table-cell table:style-name="ce13" table:formula="of:=SUM([Working.$D$2:.D59])" office:value-type="currency" office:currency="AUD" office:value="10420" calcext:value-type="currency">
            <text:p>$10,420.00</text:p>
          </table:table-cell>
          <table:table-cell table:style-name="ce13" table:formula="of:=SUM([Working.$E$2:.E59])" office:value-type="currency" office:currency="AUD" office:value="22420" calcext:value-type="currency">
            <text:p>$22,4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8,000 - $5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48" calcext:value-type="currency">
            <text:p>$848.00</text:p>
          </table:table-cell>
          <table:table-cell table:style-name="ce13" table:formula="of:=([Working.B60] * [GUI.$C$6])" office:value-type="currency" office:currency="AUD" office:value="300" calcext:value-type="currency">
            <text:p>$300.00</text:p>
          </table:table-cell>
          <table:table-cell table:style-name="ce13" table:formula="of:=([Working.B60] * [GUI.$D$6])" office:value-type="currency" office:currency="AUD" office:value="460" calcext:value-type="currency">
            <text:p>$460.00</text:p>
          </table:table-cell>
          <table:table-cell table:style-name="ce13" table:formula="of:=SUM([Working.$D$2:.D60])" office:value-type="currency" office:currency="AUD" office:value="10720" calcext:value-type="currency">
            <text:p>$10,720.00</text:p>
          </table:table-cell>
          <table:table-cell table:style-name="ce13" table:formula="of:=SUM([Working.$E$2:.E60])" office:value-type="currency" office:currency="AUD" office:value="22880" calcext:value-type="currency">
            <text:p>$22,8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9,000 - $6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23" calcext:value-type="currency">
            <text:p>$823.00</text:p>
          </table:table-cell>
          <table:table-cell table:style-name="ce13" table:formula="of:=([Working.B61] * [GUI.$C$6])" office:value-type="currency" office:currency="AUD" office:value="300" calcext:value-type="currency">
            <text:p>$300.00</text:p>
          </table:table-cell>
          <table:table-cell table:style-name="ce13" table:formula="of:=([Working.B61] * [GUI.$D$6])" office:value-type="currency" office:currency="AUD" office:value="460" calcext:value-type="currency">
            <text:p>$460.00</text:p>
          </table:table-cell>
          <table:table-cell table:style-name="ce13" table:formula="of:=SUM([Working.$D$2:.D61])" office:value-type="currency" office:currency="AUD" office:value="11020" calcext:value-type="currency">
            <text:p>$11,020.00</text:p>
          </table:table-cell>
          <table:table-cell table:style-name="ce13" table:formula="of:=SUM([Working.$E$2:.E61])" office:value-type="currency" office:currency="AUD" office:value="23340" calcext:value-type="currency">
            <text:p>$23,3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0,000 - $61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03" calcext:value-type="currency">
            <text:p>$803.00</text:p>
          </table:table-cell>
          <table:table-cell table:style-name="ce13" table:formula="of:=([Working.B62] * [GUI.$C$6])" office:value-type="currency" office:currency="AUD" office:value="300" calcext:value-type="currency">
            <text:p>$300.00</text:p>
          </table:table-cell>
          <table:table-cell table:style-name="ce13" table:formula="of:=([Working.B62] * [GUI.$D$6])" office:value-type="currency" office:currency="AUD" office:value="460" calcext:value-type="currency">
            <text:p>$460.00</text:p>
          </table:table-cell>
          <table:table-cell table:style-name="ce13" table:formula="of:=SUM([Working.$D$2:.D62])" office:value-type="currency" office:currency="AUD" office:value="11320" calcext:value-type="currency">
            <text:p>$11,320.00</text:p>
          </table:table-cell>
          <table:table-cell table:style-name="ce13" table:formula="of:=SUM([Working.$E$2:.E62])" office:value-type="currency" office:currency="AUD" office:value="23800" calcext:value-type="currency">
            <text:p>$23,8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1,000 - $6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786" calcext:value-type="currency">
            <text:p>$786.00</text:p>
          </table:table-cell>
          <table:table-cell table:style-name="ce13" table:formula="of:=([Working.B63] * [GUI.$C$6])" office:value-type="currency" office:currency="AUD" office:value="300" calcext:value-type="currency">
            <text:p>$300.00</text:p>
          </table:table-cell>
          <table:table-cell table:style-name="ce13" table:formula="of:=([Working.B63] * [GUI.$D$6])" office:value-type="currency" office:currency="AUD" office:value="460" calcext:value-type="currency">
            <text:p>$460.00</text:p>
          </table:table-cell>
          <table:table-cell table:style-name="ce13" table:formula="of:=SUM([Working.$D$2:.D63])" office:value-type="currency" office:currency="AUD" office:value="11620" calcext:value-type="currency">
            <text:p>$11,620.00</text:p>
          </table:table-cell>
          <table:table-cell table:style-name="ce13" table:formula="of:=SUM([Working.$E$2:.E63])" office:value-type="currency" office:currency="AUD" office:value="24260" calcext:value-type="currency">
            <text:p>$24,2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2,000 - $6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761" calcext:value-type="currency">
            <text:p>$761.00</text:p>
          </table:table-cell>
          <table:table-cell table:style-name="ce13" table:formula="of:=([Working.B64] * [GUI.$C$6])" office:value-type="currency" office:currency="AUD" office:value="300" calcext:value-type="currency">
            <text:p>$300.00</text:p>
          </table:table-cell>
          <table:table-cell table:style-name="ce13" table:formula="of:=([Working.B64] * [GUI.$D$6])" office:value-type="currency" office:currency="AUD" office:value="460" calcext:value-type="currency">
            <text:p>$460.00</text:p>
          </table:table-cell>
          <table:table-cell table:style-name="ce13" table:formula="of:=SUM([Working.$D$2:.D64])" office:value-type="currency" office:currency="AUD" office:value="11920" calcext:value-type="currency">
            <text:p>$11,920.00</text:p>
          </table:table-cell>
          <table:table-cell table:style-name="ce13" table:formula="of:=SUM([Working.$E$2:.E64])" office:value-type="currency" office:currency="AUD" office:value="24720" calcext:value-type="currency">
            <text:p>$24,7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3,000 - $6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735" calcext:value-type="currency">
            <text:p>$735.00</text:p>
          </table:table-cell>
          <table:table-cell table:style-name="ce13" table:formula="of:=([Working.B65] * [GUI.$C$6])" office:value-type="currency" office:currency="AUD" office:value="300" calcext:value-type="currency">
            <text:p>$300.00</text:p>
          </table:table-cell>
          <table:table-cell table:style-name="ce13" table:formula="of:=([Working.B65] * [GUI.$D$6])" office:value-type="currency" office:currency="AUD" office:value="460" calcext:value-type="currency">
            <text:p>$460.00</text:p>
          </table:table-cell>
          <table:table-cell table:style-name="ce13" table:formula="of:=SUM([Working.$D$2:.D65])" office:value-type="currency" office:currency="AUD" office:value="12220" calcext:value-type="currency">
            <text:p>$12,220.00</text:p>
          </table:table-cell>
          <table:table-cell table:style-name="ce13" table:formula="of:=SUM([Working.$E$2:.E65])" office:value-type="currency" office:currency="AUD" office:value="25180" calcext:value-type="currency">
            <text:p>$25,1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4,000 - $6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706" calcext:value-type="currency">
            <text:p>$706.00</text:p>
          </table:table-cell>
          <table:table-cell table:style-name="ce13" table:formula="of:=([Working.B66] * [GUI.$C$6])" office:value-type="currency" office:currency="AUD" office:value="300" calcext:value-type="currency">
            <text:p>$300.00</text:p>
          </table:table-cell>
          <table:table-cell table:style-name="ce13" table:formula="of:=([Working.B66] * [GUI.$D$6])" office:value-type="currency" office:currency="AUD" office:value="460" calcext:value-type="currency">
            <text:p>$460.00</text:p>
          </table:table-cell>
          <table:table-cell table:style-name="ce13" table:formula="of:=SUM([Working.$D$2:.D66])" office:value-type="currency" office:currency="AUD" office:value="12520" calcext:value-type="currency">
            <text:p>$12,520.00</text:p>
          </table:table-cell>
          <table:table-cell table:style-name="ce13" table:formula="of:=SUM([Working.$E$2:.E66])" office:value-type="currency" office:currency="AUD" office:value="25640" calcext:value-type="currency">
            <text:p>$25,6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5,000 - $66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88" calcext:value-type="currency">
            <text:p>$688.00</text:p>
          </table:table-cell>
          <table:table-cell table:style-name="ce13" table:formula="of:=([Working.B67] * [GUI.$C$6])" office:value-type="currency" office:currency="AUD" office:value="300" calcext:value-type="currency">
            <text:p>$300.00</text:p>
          </table:table-cell>
          <table:table-cell table:style-name="ce13" table:formula="of:=([Working.B67] * [GUI.$D$6])" office:value-type="currency" office:currency="AUD" office:value="460" calcext:value-type="currency">
            <text:p>$460.00</text:p>
          </table:table-cell>
          <table:table-cell table:style-name="ce13" table:formula="of:=SUM([Working.$D$2:.D67])" office:value-type="currency" office:currency="AUD" office:value="12820" calcext:value-type="currency">
            <text:p>$12,820.00</text:p>
          </table:table-cell>
          <table:table-cell table:style-name="ce13" table:formula="of:=SUM([Working.$E$2:.E67])" office:value-type="currency" office:currency="AUD" office:value="26100" calcext:value-type="currency">
            <text:p>$26,1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6,000 - $6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73" calcext:value-type="currency">
            <text:p>$673.00</text:p>
          </table:table-cell>
          <table:table-cell table:style-name="ce13" table:formula="of:=([Working.B68] * [GUI.$C$6])" office:value-type="currency" office:currency="AUD" office:value="300" calcext:value-type="currency">
            <text:p>$300.00</text:p>
          </table:table-cell>
          <table:table-cell table:style-name="ce13" table:formula="of:=([Working.B68] * [GUI.$D$6])" office:value-type="currency" office:currency="AUD" office:value="460" calcext:value-type="currency">
            <text:p>$460.00</text:p>
          </table:table-cell>
          <table:table-cell table:style-name="ce13" table:formula="of:=SUM([Working.$D$2:.D68])" office:value-type="currency" office:currency="AUD" office:value="13120" calcext:value-type="currency">
            <text:p>$13,120.00</text:p>
          </table:table-cell>
          <table:table-cell table:style-name="ce13" table:formula="of:=SUM([Working.$E$2:.E68])" office:value-type="currency" office:currency="AUD" office:value="26560" calcext:value-type="currency">
            <text:p>$26,5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7,000 - $6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52" calcext:value-type="currency">
            <text:p>$652.00</text:p>
          </table:table-cell>
          <table:table-cell table:style-name="ce13" table:formula="of:=([Working.B69] * [GUI.$C$6])" office:value-type="currency" office:currency="AUD" office:value="300" calcext:value-type="currency">
            <text:p>$300.00</text:p>
          </table:table-cell>
          <table:table-cell table:style-name="ce13" table:formula="of:=([Working.B69] * [GUI.$D$6])" office:value-type="currency" office:currency="AUD" office:value="460" calcext:value-type="currency">
            <text:p>$460.00</text:p>
          </table:table-cell>
          <table:table-cell table:style-name="ce13" table:formula="of:=SUM([Working.$D$2:.D69])" office:value-type="currency" office:currency="AUD" office:value="13420" calcext:value-type="currency">
            <text:p>$13,420.00</text:p>
          </table:table-cell>
          <table:table-cell table:style-name="ce13" table:formula="of:=SUM([Working.$E$2:.E69])" office:value-type="currency" office:currency="AUD" office:value="27020" calcext:value-type="currency">
            <text:p>$27,0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8,000 - $6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32" calcext:value-type="currency">
            <text:p>$632.00</text:p>
          </table:table-cell>
          <table:table-cell table:style-name="ce13" table:formula="of:=([Working.B70] * [GUI.$C$6])" office:value-type="currency" office:currency="AUD" office:value="300" calcext:value-type="currency">
            <text:p>$300.00</text:p>
          </table:table-cell>
          <table:table-cell table:style-name="ce13" table:formula="of:=([Working.B70] * [GUI.$D$6])" office:value-type="currency" office:currency="AUD" office:value="460" calcext:value-type="currency">
            <text:p>$460.00</text:p>
          </table:table-cell>
          <table:table-cell table:style-name="ce13" table:formula="of:=SUM([Working.$D$2:.D70])" office:value-type="currency" office:currency="AUD" office:value="13720" calcext:value-type="currency">
            <text:p>$13,720.00</text:p>
          </table:table-cell>
          <table:table-cell table:style-name="ce13" table:formula="of:=SUM([Working.$E$2:.E70])" office:value-type="currency" office:currency="AUD" office:value="27480" calcext:value-type="currency">
            <text:p>$27,4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9,000 - $7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11" calcext:value-type="currency">
            <text:p>$611.00</text:p>
          </table:table-cell>
          <table:table-cell table:style-name="ce13" table:formula="of:=([Working.B71] * [GUI.$C$6])" office:value-type="currency" office:currency="AUD" office:value="300" calcext:value-type="currency">
            <text:p>$300.00</text:p>
          </table:table-cell>
          <table:table-cell table:style-name="ce13" table:formula="of:=([Working.B71] * [GUI.$D$6])" office:value-type="currency" office:currency="AUD" office:value="460" calcext:value-type="currency">
            <text:p>$460.00</text:p>
          </table:table-cell>
          <table:table-cell table:style-name="ce13" table:formula="of:=SUM([Working.$D$2:.D71])" office:value-type="currency" office:currency="AUD" office:value="14020" calcext:value-type="currency">
            <text:p>$14,020.00</text:p>
          </table:table-cell>
          <table:table-cell table:style-name="ce13" table:formula="of:=SUM([Working.$E$2:.E71])" office:value-type="currency" office:currency="AUD" office:value="27940" calcext:value-type="currency">
            <text:p>$27,9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0,000 - $7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90" calcext:value-type="currency">
            <text:p>$590.00</text:p>
          </table:table-cell>
          <table:table-cell table:style-name="ce13" table:formula="of:=([Working.B72] * [GUI.$C$7])" office:value-type="currency" office:currency="AUD" office:value="330" calcext:value-type="currency">
            <text:p>$330.00</text:p>
          </table:table-cell>
          <table:table-cell table:style-name="ce13" table:formula="of:=([Working.B72] * [GUI.$D$7])" office:value-type="currency" office:currency="AUD" office:value="560" calcext:value-type="currency">
            <text:p>$560.00</text:p>
          </table:table-cell>
          <table:table-cell table:style-name="ce13" table:formula="of:=SUM([Working.$D$2:.D72])" office:value-type="currency" office:currency="AUD" office:value="14350" calcext:value-type="currency">
            <text:p>$14,350.00</text:p>
          </table:table-cell>
          <table:table-cell table:style-name="ce13" table:formula="of:=SUM([Working.$E$2:.E72])" office:value-type="currency" office:currency="AUD" office:value="28500" calcext:value-type="currency">
            <text:p>$28,5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1,000 - $7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77" calcext:value-type="currency">
            <text:p>$577.00</text:p>
          </table:table-cell>
          <table:table-cell table:style-name="ce13" table:formula="of:=([Working.B73] * [GUI.$C$7])" office:value-type="currency" office:currency="AUD" office:value="330" calcext:value-type="currency">
            <text:p>$330.00</text:p>
          </table:table-cell>
          <table:table-cell table:style-name="ce13" table:formula="of:=([Working.B73] * [GUI.$D$7])" office:value-type="currency" office:currency="AUD" office:value="560" calcext:value-type="currency">
            <text:p>$560.00</text:p>
          </table:table-cell>
          <table:table-cell table:style-name="ce13" table:formula="of:=SUM([Working.$D$2:.D73])" office:value-type="currency" office:currency="AUD" office:value="14680" calcext:value-type="currency">
            <text:p>$14,680.00</text:p>
          </table:table-cell>
          <table:table-cell table:style-name="ce13" table:formula="of:=SUM([Working.$E$2:.E73])" office:value-type="currency" office:currency="AUD" office:value="29060" calcext:value-type="currency">
            <text:p>$29,0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2,000 - $7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56" calcext:value-type="currency">
            <text:p>$556.00</text:p>
          </table:table-cell>
          <table:table-cell table:style-name="ce13" table:formula="of:=([Working.B74] * [GUI.$C$7])" office:value-type="currency" office:currency="AUD" office:value="330" calcext:value-type="currency">
            <text:p>$330.00</text:p>
          </table:table-cell>
          <table:table-cell table:style-name="ce13" table:formula="of:=([Working.B74] * [GUI.$D$7])" office:value-type="currency" office:currency="AUD" office:value="560" calcext:value-type="currency">
            <text:p>$560.00</text:p>
          </table:table-cell>
          <table:table-cell table:style-name="ce13" table:formula="of:=SUM([Working.$D$2:.D74])" office:value-type="currency" office:currency="AUD" office:value="15010" calcext:value-type="currency">
            <text:p>$15,010.00</text:p>
          </table:table-cell>
          <table:table-cell table:style-name="ce13" table:formula="of:=SUM([Working.$E$2:.E74])" office:value-type="currency" office:currency="AUD" office:value="29620" calcext:value-type="currency">
            <text:p>$29,6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3,000 - $7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43" calcext:value-type="currency">
            <text:p>$543.00</text:p>
          </table:table-cell>
          <table:table-cell table:style-name="ce13" table:formula="of:=([Working.B75] * [GUI.$C$7])" office:value-type="currency" office:currency="AUD" office:value="330" calcext:value-type="currency">
            <text:p>$330.00</text:p>
          </table:table-cell>
          <table:table-cell table:style-name="ce13" table:formula="of:=([Working.B75] * [GUI.$D$7])" office:value-type="currency" office:currency="AUD" office:value="560" calcext:value-type="currency">
            <text:p>$560.00</text:p>
          </table:table-cell>
          <table:table-cell table:style-name="ce13" table:formula="of:=SUM([Working.$D$2:.D75])" office:value-type="currency" office:currency="AUD" office:value="15340" calcext:value-type="currency">
            <text:p>$15,340.00</text:p>
          </table:table-cell>
          <table:table-cell table:style-name="ce13" table:formula="of:=SUM([Working.$E$2:.E75])" office:value-type="currency" office:currency="AUD" office:value="30180" calcext:value-type="currency">
            <text:p>$30,1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4,000 - $75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30" calcext:value-type="currency">
            <text:p>$530.00</text:p>
          </table:table-cell>
          <table:table-cell table:style-name="ce13" table:formula="of:=([Working.B76] * [GUI.$C$7])" office:value-type="currency" office:currency="AUD" office:value="330" calcext:value-type="currency">
            <text:p>$330.00</text:p>
          </table:table-cell>
          <table:table-cell table:style-name="ce13" table:formula="of:=([Working.B76] * [GUI.$D$7])" office:value-type="currency" office:currency="AUD" office:value="560" calcext:value-type="currency">
            <text:p>$560.00</text:p>
          </table:table-cell>
          <table:table-cell table:style-name="ce13" table:formula="of:=SUM([Working.$D$2:.D76])" office:value-type="currency" office:currency="AUD" office:value="15670" calcext:value-type="currency">
            <text:p>$15,670.00</text:p>
          </table:table-cell>
          <table:table-cell table:style-name="ce13" table:formula="of:=SUM([Working.$E$2:.E76])" office:value-type="currency" office:currency="AUD" office:value="30740" calcext:value-type="currency">
            <text:p>$30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5,000 - $7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99" calcext:value-type="currency">
            <text:p>$499.00</text:p>
          </table:table-cell>
          <table:table-cell table:style-name="ce13" table:formula="of:=([Working.B77] * [GUI.$C$7])" office:value-type="currency" office:currency="AUD" office:value="330" calcext:value-type="currency">
            <text:p>$330.00</text:p>
          </table:table-cell>
          <table:table-cell table:style-name="ce13" table:formula="of:=([Working.B77] * [GUI.$D$7])" office:value-type="currency" office:currency="AUD" office:value="560" calcext:value-type="currency">
            <text:p>$560.00</text:p>
          </table:table-cell>
          <table:table-cell table:style-name="ce13" table:formula="of:=SUM([Working.$D$2:.D77])" office:value-type="currency" office:currency="AUD" office:value="16000" calcext:value-type="currency">
            <text:p>$16,000.00</text:p>
          </table:table-cell>
          <table:table-cell table:style-name="ce13" table:formula="of:=SUM([Working.$E$2:.E77])" office:value-type="currency" office:currency="AUD" office:value="31300" calcext:value-type="currency">
            <text:p>$31,3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6,000 - $7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84" calcext:value-type="currency">
            <text:p>$484.00</text:p>
          </table:table-cell>
          <table:table-cell table:style-name="ce13" table:formula="of:=([Working.B78] * [GUI.$C$7])" office:value-type="currency" office:currency="AUD" office:value="330" calcext:value-type="currency">
            <text:p>$330.00</text:p>
          </table:table-cell>
          <table:table-cell table:style-name="ce13" table:formula="of:=([Working.B78] * [GUI.$D$7])" office:value-type="currency" office:currency="AUD" office:value="560" calcext:value-type="currency">
            <text:p>$560.00</text:p>
          </table:table-cell>
          <table:table-cell table:style-name="ce13" table:formula="of:=SUM([Working.$D$2:.D78])" office:value-type="currency" office:currency="AUD" office:value="16330" calcext:value-type="currency">
            <text:p>$16,330.00</text:p>
          </table:table-cell>
          <table:table-cell table:style-name="ce13" table:formula="of:=SUM([Working.$E$2:.E78])" office:value-type="currency" office:currency="AUD" office:value="31860" calcext:value-type="currency">
            <text:p>$31,8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7,000 - $7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62" calcext:value-type="currency">
            <text:p>$462.00</text:p>
          </table:table-cell>
          <table:table-cell table:style-name="ce13" table:formula="of:=([Working.B79] * [GUI.$C$7])" office:value-type="currency" office:currency="AUD" office:value="330" calcext:value-type="currency">
            <text:p>$330.00</text:p>
          </table:table-cell>
          <table:table-cell table:style-name="ce13" table:formula="of:=([Working.B79] * [GUI.$D$7])" office:value-type="currency" office:currency="AUD" office:value="560" calcext:value-type="currency">
            <text:p>$560.00</text:p>
          </table:table-cell>
          <table:table-cell table:style-name="ce13" table:formula="of:=SUM([Working.$D$2:.D79])" office:value-type="currency" office:currency="AUD" office:value="16660" calcext:value-type="currency">
            <text:p>$16,660.00</text:p>
          </table:table-cell>
          <table:table-cell table:style-name="ce13" table:formula="of:=SUM([Working.$E$2:.E79])" office:value-type="currency" office:currency="AUD" office:value="32420" calcext:value-type="currency">
            <text:p>$32,4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8,000 - $7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48" calcext:value-type="currency">
            <text:p>$448.00</text:p>
          </table:table-cell>
          <table:table-cell table:style-name="ce13" table:formula="of:=([Working.B80] * [GUI.$C$7])" office:value-type="currency" office:currency="AUD" office:value="330" calcext:value-type="currency">
            <text:p>$330.00</text:p>
          </table:table-cell>
          <table:table-cell table:style-name="ce13" table:formula="of:=([Working.B80] * [GUI.$D$7])" office:value-type="currency" office:currency="AUD" office:value="560" calcext:value-type="currency">
            <text:p>$560.00</text:p>
          </table:table-cell>
          <table:table-cell table:style-name="ce13" table:formula="of:=SUM([Working.$D$2:.D80])" office:value-type="currency" office:currency="AUD" office:value="16990" calcext:value-type="currency">
            <text:p>$16,990.00</text:p>
          </table:table-cell>
          <table:table-cell table:style-name="ce13" table:formula="of:=SUM([Working.$E$2:.E80])" office:value-type="currency" office:currency="AUD" office:value="32980" calcext:value-type="currency">
            <text:p>$32,9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9,000 - $80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36" calcext:value-type="currency">
            <text:p>$436.00</text:p>
          </table:table-cell>
          <table:table-cell table:style-name="ce13" table:formula="of:=([Working.B81] * [GUI.$C$7])" office:value-type="currency" office:currency="AUD" office:value="330" calcext:value-type="currency">
            <text:p>$330.00</text:p>
          </table:table-cell>
          <table:table-cell table:style-name="ce13" table:formula="of:=([Working.B81] * [GUI.$D$7])" office:value-type="currency" office:currency="AUD" office:value="560" calcext:value-type="currency">
            <text:p>$560.00</text:p>
          </table:table-cell>
          <table:table-cell table:style-name="ce13" table:formula="of:=SUM([Working.$D$2:.D81])" office:value-type="currency" office:currency="AUD" office:value="17320" calcext:value-type="currency">
            <text:p>$17,320.00</text:p>
          </table:table-cell>
          <table:table-cell table:style-name="ce13" table:formula="of:=SUM([Working.$E$2:.E81])" office:value-type="currency" office:currency="AUD" office:value="33540" calcext:value-type="currency">
            <text:p>$33,5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80,000 - $85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959" calcext:value-type="currency">
            <text:p>$1,959.00</text:p>
          </table:table-cell>
          <table:table-cell table:style-name="ce13" table:formula="of:=([Working.B82] * [GUI.$C$7])" office:value-type="currency" office:currency="AUD" office:value="1650" calcext:value-type="currency">
            <text:p>$1,650.00</text:p>
          </table:table-cell>
          <table:table-cell table:style-name="ce13" table:formula="of:=([Working.B82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2])" office:value-type="currency" office:currency="AUD" office:value="18970" calcext:value-type="currency">
            <text:p>$18,970.00</text:p>
          </table:table-cell>
          <table:table-cell table:style-name="ce13" table:formula="of:=SUM([Working.$E$2:.E82])" office:value-type="currency" office:currency="AUD" office:value="36340" calcext:value-type="currency">
            <text:p>$36,3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85,000 - $90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674" calcext:value-type="currency">
            <text:p>$1,674.00</text:p>
          </table:table-cell>
          <table:table-cell table:style-name="ce13" table:formula="of:=([Working.B83] * [GUI.$C$7])" office:value-type="currency" office:currency="AUD" office:value="1650" calcext:value-type="currency">
            <text:p>$1,650.00</text:p>
          </table:table-cell>
          <table:table-cell table:style-name="ce13" table:formula="of:=([Working.B83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3])" office:value-type="currency" office:currency="AUD" office:value="20620" calcext:value-type="currency">
            <text:p>$20,620.00</text:p>
          </table:table-cell>
          <table:table-cell table:style-name="ce13" table:formula="of:=SUM([Working.$E$2:.E83])" office:value-type="currency" office:currency="AUD" office:value="39140" calcext:value-type="currency">
            <text:p>$39,1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90,000 - $95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467" calcext:value-type="currency">
            <text:p>$1,467.00</text:p>
          </table:table-cell>
          <table:table-cell table:style-name="ce13" table:formula="of:=([Working.B84] * [GUI.$C$7])" office:value-type="currency" office:currency="AUD" office:value="1650" calcext:value-type="currency">
            <text:p>$1,650.00</text:p>
          </table:table-cell>
          <table:table-cell table:style-name="ce13" table:formula="of:=([Working.B84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4])" office:value-type="currency" office:currency="AUD" office:value="22270" calcext:value-type="currency">
            <text:p>$22,270.00</text:p>
          </table:table-cell>
          <table:table-cell table:style-name="ce13" table:formula="of:=SUM([Working.$E$2:.E84])" office:value-type="currency" office:currency="AUD" office:value="41940" calcext:value-type="currency">
            <text:p>$41,9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95,000 - $100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273" calcext:value-type="currency">
            <text:p>$1,273.00</text:p>
          </table:table-cell>
          <table:table-cell table:style-name="ce13" table:formula="of:=([Working.B85] * [GUI.$C$7])" office:value-type="currency" office:currency="AUD" office:value="1650" calcext:value-type="currency">
            <text:p>$1,650.00</text:p>
          </table:table-cell>
          <table:table-cell table:style-name="ce13" table:formula="of:=([Working.B85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5])" office:value-type="currency" office:currency="AUD" office:value="23920" calcext:value-type="currency">
            <text:p>$23,920.00</text:p>
          </table:table-cell>
          <table:table-cell table:style-name="ce13" table:formula="of:=SUM([Working.$E$2:.E85])" office:value-type="currency" office:currency="AUD" office:value="44740" calcext:value-type="currency">
            <text:p>$44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00,000 - $105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114" calcext:value-type="currency">
            <text:p>$1,114.00</text:p>
          </table:table-cell>
          <table:table-cell table:style-name="ce13" table:formula="of:=([Working.B86] * [GUI.$C$7])" office:value-type="currency" office:currency="AUD" office:value="1650" calcext:value-type="currency">
            <text:p>$1,650.00</text:p>
          </table:table-cell>
          <table:table-cell table:style-name="ce13" table:formula="of:=([Working.B86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6])" office:value-type="currency" office:currency="AUD" office:value="25570" calcext:value-type="currency">
            <text:p>$25,570.00</text:p>
          </table:table-cell>
          <table:table-cell table:style-name="ce13" table:formula="of:=SUM([Working.$E$2:.E86])" office:value-type="currency" office:currency="AUD" office:value="47540" calcext:value-type="currency">
            <text:p>$47,5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05,000 - $110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982" calcext:value-type="currency">
            <text:p>$982.00</text:p>
          </table:table-cell>
          <table:table-cell table:style-name="ce13" table:formula="of:=([Working.B87] * [GUI.$C$7])" office:value-type="currency" office:currency="AUD" office:value="1650" calcext:value-type="currency">
            <text:p>$1,650.00</text:p>
          </table:table-cell>
          <table:table-cell table:style-name="ce13" table:formula="of:=([Working.B87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7])" office:value-type="currency" office:currency="AUD" office:value="27220" calcext:value-type="currency">
            <text:p>$27,220.00</text:p>
          </table:table-cell>
          <table:table-cell table:style-name="ce13" table:formula="of:=SUM([Working.$E$2:.E87])" office:value-type="currency" office:currency="AUD" office:value="50340" calcext:value-type="currency">
            <text:p>$50,3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10,000 - $115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869" calcext:value-type="currency">
            <text:p>$869.00</text:p>
          </table:table-cell>
          <table:table-cell table:style-name="ce13" table:formula="of:=([Working.B88] * [GUI.$C$7])" office:value-type="currency" office:currency="AUD" office:value="1650" calcext:value-type="currency">
            <text:p>$1,650.00</text:p>
          </table:table-cell>
          <table:table-cell table:style-name="ce13" table:formula="of:=([Working.B88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8])" office:value-type="currency" office:currency="AUD" office:value="28870" calcext:value-type="currency">
            <text:p>$28,870.00</text:p>
          </table:table-cell>
          <table:table-cell table:style-name="ce13" table:formula="of:=SUM([Working.$E$2:.E88])" office:value-type="currency" office:currency="AUD" office:value="53140" calcext:value-type="currency">
            <text:p>$53,1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15,000 - $120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764" calcext:value-type="currency">
            <text:p>$764.00</text:p>
          </table:table-cell>
          <table:table-cell table:style-name="ce13" table:formula="of:=([Working.B89] * [GUI.$C$7])" office:value-type="currency" office:currency="AUD" office:value="1650" calcext:value-type="currency">
            <text:p>$1,650.00</text:p>
          </table:table-cell>
          <table:table-cell table:style-name="ce13" table:formula="of:=([Working.B89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9])" office:value-type="currency" office:currency="AUD" office:value="30520" calcext:value-type="currency">
            <text:p>$30,520.00</text:p>
          </table:table-cell>
          <table:table-cell table:style-name="ce13" table:formula="of:=SUM([Working.$E$2:.E89])" office:value-type="currency" office:currency="AUD" office:value="55940" calcext:value-type="currency">
            <text:p>$55,9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20,000 - $130,000</text:p>
          </table:table-cell>
          <table:table-cell table:style-name="ce43" office:value-type="currency" office:currency="AUD" office:value="10000" calcext:value-type="currency">
            <text:p>$10,000.00</text:p>
          </table:table-cell>
          <table:table-cell table:style-name="ce43" office:value-type="currency" office:currency="AUD" office:value="1288" calcext:value-type="currency">
            <text:p>$1,288.00</text:p>
          </table:table-cell>
          <table:table-cell table:style-name="ce13" table:formula="of:=([Working.B90] * [GUI.$C$7])" office:value-type="currency" office:currency="AUD" office:value="3300" calcext:value-type="currency">
            <text:p>$3,300.00</text:p>
          </table:table-cell>
          <table:table-cell table:style-name="ce13" table:formula="of:=([Working.B90] * [GUI.$D$7])" office:value-type="currency" office:currency="AUD" office:value="5600" calcext:value-type="currency">
            <text:p>$5,600.00</text:p>
          </table:table-cell>
          <table:table-cell table:style-name="ce13" table:formula="of:=SUM([Working.$D$2:.D90])" office:value-type="currency" office:currency="AUD" office:value="33820" calcext:value-type="currency">
            <text:p>$33,820.00</text:p>
          </table:table-cell>
          <table:table-cell table:style-name="ce13" table:formula="of:=SUM([Working.$E$2:.E90])" office:value-type="currency" office:currency="AUD" office:value="61540" calcext:value-type="currency">
            <text:p>$61,5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30,000 - $140,000</text:p>
          </table:table-cell>
          <table:table-cell table:style-name="ce43" office:value-type="currency" office:currency="AUD" office:value="10000" calcext:value-type="currency">
            <text:p>$10,000.00</text:p>
          </table:table-cell>
          <table:table-cell table:style-name="ce43" office:value-type="currency" office:currency="AUD" office:value="1045" calcext:value-type="currency">
            <text:p>$1,045.00</text:p>
          </table:table-cell>
          <table:table-cell table:style-name="ce13" table:formula="of:=([Working.B91] * [GUI.$C$7])" office:value-type="currency" office:currency="AUD" office:value="3300" calcext:value-type="currency">
            <text:p>$3,300.00</text:p>
          </table:table-cell>
          <table:table-cell table:style-name="ce13" table:formula="of:=([Working.B91] * [GUI.$D$7])" office:value-type="currency" office:currency="AUD" office:value="5600" calcext:value-type="currency">
            <text:p>$5,600.00</text:p>
          </table:table-cell>
          <table:table-cell table:style-name="ce13" table:formula="of:=SUM([Working.$D$2:.D91])" office:value-type="currency" office:currency="AUD" office:value="37120" calcext:value-type="currency">
            <text:p>$37,120.00</text:p>
          </table:table-cell>
          <table:table-cell table:style-name="ce13" table:formula="of:=SUM([Working.$E$2:.E91])" office:value-type="currency" office:currency="AUD" office:value="67140" calcext:value-type="currency">
            <text:p>$67,1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40,000 - $150,000</text:p>
          </table:table-cell>
          <table:table-cell table:style-name="ce43" office:value-type="currency" office:currency="AUD" office:value="10000" calcext:value-type="currency">
            <text:p>$10,000.00</text:p>
          </table:table-cell>
          <table:table-cell table:style-name="ce43" office:value-type="currency" office:currency="AUD" office:value="891" calcext:value-type="currency">
            <text:p>$891.00</text:p>
          </table:table-cell>
          <table:table-cell table:style-name="ce13" table:formula="of:=([Working.B92] * [GUI.$C$7])" office:value-type="currency" office:currency="AUD" office:value="3300" calcext:value-type="currency">
            <text:p>$3,300.00</text:p>
          </table:table-cell>
          <table:table-cell table:style-name="ce13" table:formula="of:=([Working.B92] * [GUI.$D$7])" office:value-type="currency" office:currency="AUD" office:value="5600" calcext:value-type="currency">
            <text:p>$5,600.00</text:p>
          </table:table-cell>
          <table:table-cell table:style-name="ce13" table:formula="of:=SUM([Working.$D$2:.D92])" office:value-type="currency" office:currency="AUD" office:value="40420" calcext:value-type="currency">
            <text:p>$40,420.00</text:p>
          </table:table-cell>
          <table:table-cell table:style-name="ce13" table:formula="of:=SUM([Working.$E$2:.E92])" office:value-type="currency" office:currency="AUD" office:value="72740" calcext:value-type="currency">
            <text:p>$72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24" office:value-type="currency" office:currency="AUD" office:value="150000" calcext:value-type="currency">
            <text:p>$150,000.00</text:p>
          </table:table-cell>
          <table:table-cell table:style-name="ce24" office:value-type="currency" office:currency="AUD" office:value="10000" calcext:value-type="currency">
            <text:p>$10,000.00</text:p>
          </table:table-cell>
          <table:table-cell table:style-name="ce24" office:value-type="currency" office:currency="AUD" office:value="7757" calcext:value-type="currency">
            <text:p>$7,757.00</text:p>
          </table:table-cell>
          <table:table-cell table:style-name="ce13" table:formula="of:=([Working.B93] * [GUI.$C$8])" office:value-type="currency" office:currency="AUD" office:value="3300" calcext:value-type="currency">
            <text:p>$3,300.00</text:p>
          </table:table-cell>
          <table:table-cell table:style-name="ce13" table:formula="of:=([Working.B93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3])" office:value-type="currency" office:currency="AUD" office:value="43720" calcext:value-type="currency">
            <text:p>$43,720.00</text:p>
          </table:table-cell>
          <table:table-cell table:style-name="ce13" table:formula="of:=SUM([Working.$E$2:.E93])" office:value-type="currency" office:currency="AUD" office:value="79240" calcext:value-type="currency">
            <text:p>$79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4] * [GUI.$C$8])" office:value-type="currency" office:currency="AUD" office:value="3300" calcext:value-type="currency">
            <text:p>$3,300.00</text:p>
          </table:table-cell>
          <table:table-cell table:style-name="ce13" table:formula="of:=([Working.B94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4])" office:value-type="currency" office:currency="AUD" office:value="47020" calcext:value-type="currency">
            <text:p>$47,020.00</text:p>
          </table:table-cell>
          <table:table-cell table:style-name="ce13" table:formula="of:=SUM([Working.$E$2:.E94])" office:value-type="currency" office:currency="AUD" office:value="85740" calcext:value-type="currency">
            <text:p>$85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5] * [GUI.$C$8])" office:value-type="currency" office:currency="AUD" office:value="3300" calcext:value-type="currency">
            <text:p>$3,300.00</text:p>
          </table:table-cell>
          <table:table-cell table:style-name="ce13" table:formula="of:=([Working.B95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5])" office:value-type="currency" office:currency="AUD" office:value="50320" calcext:value-type="currency">
            <text:p>$50,320.00</text:p>
          </table:table-cell>
          <table:table-cell table:style-name="ce13" table:formula="of:=SUM([Working.$E$2:.E95])" office:value-type="currency" office:currency="AUD" office:value="92240" calcext:value-type="currency">
            <text:p>$92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6] * [GUI.$C$8])" office:value-type="currency" office:currency="AUD" office:value="3300" calcext:value-type="currency">
            <text:p>$3,300.00</text:p>
          </table:table-cell>
          <table:table-cell table:style-name="ce13" table:formula="of:=([Working.B96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6])" office:value-type="currency" office:currency="AUD" office:value="53620" calcext:value-type="currency">
            <text:p>$53,620.00</text:p>
          </table:table-cell>
          <table:table-cell table:style-name="ce13" table:formula="of:=SUM([Working.$E$2:.E96])" office:value-type="currency" office:currency="AUD" office:value="98740" calcext:value-type="currency">
            <text:p>$98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7] * [GUI.$C$8])" office:value-type="currency" office:currency="AUD" office:value="3300" calcext:value-type="currency">
            <text:p>$3,300.00</text:p>
          </table:table-cell>
          <table:table-cell table:style-name="ce13" table:formula="of:=([Working.B97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7])" office:value-type="currency" office:currency="AUD" office:value="56920" calcext:value-type="currency">
            <text:p>$56,920.00</text:p>
          </table:table-cell>
          <table:table-cell table:style-name="ce13" table:formula="of:=SUM([Working.$E$2:.E97])" office:value-type="currency" office:currency="AUD" office:value="105240" calcext:value-type="currency">
            <text:p>$105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8] * [GUI.$C$8])" office:value-type="currency" office:currency="AUD" office:value="3300" calcext:value-type="currency">
            <text:p>$3,300.00</text:p>
          </table:table-cell>
          <table:table-cell table:style-name="ce13" table:formula="of:=([Working.B98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8])" office:value-type="currency" office:currency="AUD" office:value="60220" calcext:value-type="currency">
            <text:p>$60,220.00</text:p>
          </table:table-cell>
          <table:table-cell table:style-name="ce13" table:formula="of:=SUM([Working.$E$2:.E98])" office:value-type="currency" office:currency="AUD" office:value="111740" calcext:value-type="currency">
            <text:p>$111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9] * [GUI.$C$8])" office:value-type="currency" office:currency="AUD" office:value="3300" calcext:value-type="currency">
            <text:p>$3,300.00</text:p>
          </table:table-cell>
          <table:table-cell table:style-name="ce13" table:formula="of:=([Working.B99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9])" office:value-type="currency" office:currency="AUD" office:value="63520" calcext:value-type="currency">
            <text:p>$63,520.00</text:p>
          </table:table-cell>
          <table:table-cell table:style-name="ce13" table:formula="of:=SUM([Working.$E$2:.E99])" office:value-type="currency" office:currency="AUD" office:value="118240" calcext:value-type="currency">
            <text:p>$118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100] * [GUI.$C$8])" office:value-type="currency" office:currency="AUD" office:value="3300" calcext:value-type="currency">
            <text:p>$3,300.00</text:p>
          </table:table-cell>
          <table:table-cell table:style-name="ce13" table:formula="of:=([Working.B100] * [GUI.$D$8])" office:value-type="currency" office:currency="AUD" office:value="6500" calcext:value-type="currency">
            <text:p>$6,500.00</text:p>
          </table:table-cell>
          <table:table-cell table:style-name="ce13" table:formula="of:=SUM([Working.$D$2:.D100])" office:value-type="currency" office:currency="AUD" office:value="66820" calcext:value-type="currency">
            <text:p>$66,820.00</text:p>
          </table:table-cell>
          <table:table-cell table:style-name="ce13" table:formula="of:=SUM([Working.$E$2:.E100])" office:value-type="currency" office:currency="AUD" office:value="124740" calcext:value-type="currency">
            <text:p>$124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101] * [GUI.$C$8])" office:value-type="currency" office:currency="AUD" office:value="3300" calcext:value-type="currency">
            <text:p>$3,300.00</text:p>
          </table:table-cell>
          <table:table-cell table:style-name="ce13" table:formula="of:=([Working.B101] * [GUI.$D$8])" office:value-type="currency" office:currency="AUD" office:value="6500" calcext:value-type="currency">
            <text:p>$6,500.00</text:p>
          </table:table-cell>
          <table:table-cell table:style-name="ce13" table:formula="of:=SUM([Working.$D$2:.D101])" office:value-type="currency" office:currency="AUD" office:value="70120" calcext:value-type="currency">
            <text:p>$70,120.00</text:p>
          </table:table-cell>
          <table:table-cell table:style-name="ce13" table:formula="of:=SUM([Working.$E$2:.E101])" office:value-type="currency" office:currency="AUD" office:value="131240" calcext:value-type="currency">
            <text:p>$131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102] * [GUI.$C$8])" office:value-type="currency" office:currency="AUD" office:value="3300" calcext:value-type="currency">
            <text:p>$3,300.00</text:p>
          </table:table-cell>
          <table:table-cell table:style-name="ce13" table:formula="of:=([Working.B102] * [GUI.$D$8])" office:value-type="currency" office:currency="AUD" office:value="6500" calcext:value-type="currency">
            <text:p>$6,500.00</text:p>
          </table:table-cell>
          <table:table-cell table:style-name="ce13" table:formula="of:=SUM([Working.$D$2:.D102])" office:value-type="currency" office:currency="AUD" office:value="73420" calcext:value-type="currency">
            <text:p>$73,420.00</text:p>
          </table:table-cell>
          <table:table-cell table:style-name="ce13" table:formula="of:=SUM([Working.$E$2:.E102])" office:value-type="currency" office:currency="AUD" office:value="137740" calcext:value-type="currency">
            <text:p>$137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 table:number-rows-repeated="104847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ources" table:style-name="ta1">
        <table:table-column table:style-name="co11" table:default-cell-style-name="Default"/>
        <table:table-row table:style-name="ro1">
          <table:table-cell office:value-type="string" calcext:value-type="string">
            <text:p>Source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pulation:</text:p>
          </table:table-cell>
        </table:table-row>
        <table:table-row table:style-name="ro1">
          <table:table-cell office:value-type="string" calcext:value-type="string">
            <text:p>https://www.google.com.au/url?sa=t&amp;rct=j&amp;q=&amp;esrc=s&amp;source=web&amp;cd=2&amp;ved=0ahUKEwj_kqr-qtHLAhUBiKYKHfruA-YQFggdMAE&amp;url=https%3A%2F%2Fwww.msd.govt.nz%2Fdocuments%2Fabout-msd-and-our-work%2Fpublications-resources%2Fmonitoring%2Fchildren-young-indicators-wellbeing%2F2008-report%2Fpopulation-overview.rtf&amp;usg=AFQjCNHNjcV2q0O7HYusErRS_p_EBeusNg&amp;sig2=XMxlmJVuoO9_AkDA9ykMLw&amp;bvm=bv.117218890,d.dGo&amp;cad=rj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mula:</text:p>
          </table:table-cell>
        </table:table-row>
        <table:table-row table:style-name="ro1">
          <table:table-cell office:value-type="string" calcext:value-type="string">
            <text:p>http://www.treasury.govt.nz/government/revenue/estimatesrevenueeffects/person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n Wage:</text:p>
          </table:table-cell>
        </table:table-row>
        <table:table-row table:style-name="ro1">
          <table:table-cell office:value-type="string" calcext:value-type="string">
            <text:p>http://www.stats.govt.nz/browse_for_stats/income-and-work/Income/NZIncomeSurvey_HOTPJun15qtr.asp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cial Services Budget:</text:p>
          </table:table-cell>
        </table:table-row>
        <table:table-row table:style-name="ro1">
          <table:table-cell office:value-type="string" calcext:value-type="string">
            <text:p>http://www.interest.co.nz/news/75586/budget-2015-social-welfa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efit rates:</text:p>
          </table:table-cell>
        </table:table-row>
        <table:table-row table:style-name="ro1">
          <table:table-cell office:value-type="string" calcext:value-type="string">
            <text:p>https://www.msd.govt.nz/what-we-can-do/seniorcitizens/entitlements/nz-superannuation/payments.html</text:p>
          </table:table-cell>
        </table:table-row>
        <table:table-row table:style-name="ro1">
          <table:table-cell office:value-type="string" calcext:value-type="string">
            <text:p>http://www.treasury.govt.nz/budget/2015/taxexpenditure/b15-taxexpstmt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7:06:06.730861249</meta:creation-date>
    <dc:date>2016-03-21T22:03:36.974004518</dc:date>
    <meta:editing-duration>PT1H29M30S</meta:editing-duration>
    <meta:editing-cycles>15</meta:editing-cycles>
    <meta:generator>LibreOffice/5.0.4.2$Linux_X86_64 LibreOffice_project/00m0$Build-2</meta:generator>
    <meta:document-statistic meta:table-count="5" meta:cell-count="1480" meta:object-count="0"/>
  </office:meta>
</office:document-meta>
</file>